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23" manifest:media-type=""/>
  <manifest:file-entry manifest:full-path="ObjectReplacements/Object 24" manifest:media-type=""/>
  <manifest:file-entry manifest:full-path="ObjectReplacements/Object 30" manifest:media-type=""/>
  <manifest:file-entry manifest:full-path="ObjectReplacements/Object 25"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18" manifest:media-type=""/>
  <manifest:file-entry manifest:full-path="ObjectReplacements/Object 34" manifest:media-type=""/>
  <manifest:file-entry manifest:full-path="ObjectReplacements/Object 19" manifest:media-type=""/>
  <manifest:file-entry manifest:full-path="ObjectReplacements/Object 35" manifest:media-type=""/>
  <manifest:file-entry manifest:full-path="ObjectReplacements/Object 36" manifest:media-type=""/>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4" manifest:media-type=""/>
  <manifest:file-entry manifest:full-path="ObjectReplacements/Object 29" manifest:media-type=""/>
  <manifest:file-entry manifest:full-path="ObjectReplacements/Object 3" manifest:media-type=""/>
  <manifest:file-entry manifest:full-path="ObjectReplacements/Object 28" manifest:media-type=""/>
  <manifest:file-entry manifest:full-path="ObjectReplacements/Object 2" manifest:media-type=""/>
  <manifest:file-entry manifest:full-path="ObjectReplacements/Object 27" manifest:media-type=""/>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P1" style:family="paragraph" style:parent-style-name="Standard">
      <style:paragraph-properties fo:margin-top="0in" fo:margin-bottom="0.139in" loext:contextual-spacing="false" fo:line-height="150%" fo:text-align="justify" style:justify-single-word="false"/>
    </style:style>
    <style:style style:name="P2" style:family="paragraph" style:parent-style-name="Standard">
      <style:paragraph-properties fo:margin-top="0in" fo:margin-bottom="0.139in" loext:contextual-spacing="false"/>
    </style:style>
    <style:style style:name="P3" style:family="paragraph" style:parent-style-name="Standard">
      <style:paragraph-properties fo:margin-top="0in" fo:margin-bottom="0.139in" loext:contextual-spacing="false"/>
    </style:style>
    <style:style style:name="P4" style:family="paragraph" style:parent-style-name="Standard">
      <style:paragraph-properties fo:margin-top="0in" fo:margin-bottom="0.139in" loext:contextual-spacing="false" fo:line-height="150%" fo:text-align="justify" style:justify-single-word="false"/>
    </style:style>
    <style:style style:name="P5" style:family="paragraph" style:parent-style-name="Standard">
      <style:paragraph-properties fo:margin-top="0in" fo:margin-bottom="0.139in" loext:contextual-spacing="false" fo:line-height="150%" fo:text-align="center" style:justify-single-word="false"/>
    </style:style>
    <style:style style:name="P6" style:family="paragraph" style:parent-style-name="Standard">
      <style:paragraph-properties fo:margin-top="0in" fo:margin-bottom="0.139in" loext:contextual-spacing="false" fo:text-align="justify" style:justify-single-word="false"/>
    </style:style>
    <style:style style:name="P7" style:family="paragraph" style:parent-style-name="Standard">
      <style:paragraph-properties fo:margin-top="0in" fo:margin-bottom="0.139in" loext:contextual-spacing="false" fo:line-height="150%" fo:text-align="justify" style:justify-single-word="false"/>
      <style:text-properties fo:font-weight="bold" style:font-weight-asian="bold"/>
    </style:style>
    <style:style style:name="P8" style:family="paragraph" style:parent-style-name="Standard">
      <style:paragraph-properties fo:margin-top="0in" fo:margin-bottom="0.139in" loext:contextual-spacing="false" fo:line-height="150%" fo:text-align="justify" style:justify-single-word="false" fo:break-before="page"/>
    </style:style>
    <style:style style:name="P9" style:family="paragraph" style:parent-style-name="Standard" style:master-page-name="Standard">
      <style:paragraph-properties fo:margin-top="0in" fo:margin-bottom="0.139in" loext:contextual-spacing="false" fo:line-height="150%" fo:text-align="center" style:justify-single-word="false" style:page-number="1"/>
    </style:style>
    <style:style style:name="P10" style:family="paragraph" style:parent-style-name="Standard">
      <style:paragraph-properties fo:margin-top="0in" fo:margin-bottom="0.0693in" loext:contextual-spacing="false" fo:line-height="100%" fo:text-align="justify" style:justify-single-word="false"/>
    </style:style>
    <style:style style:name="P11" style:family="paragraph" style:parent-style-name="Standard">
      <style:paragraph-properties fo:margin-top="0in" fo:margin-bottom="0.0693in" loext:contextual-spacing="false" fo:line-height="100%" fo:text-align="justify" style:justify-single-word="false"/>
      <style:text-properties fo:font-weight="bold" style:font-weight-asian="bold"/>
    </style:style>
    <style:style style:name="P12" style:family="paragraph" style:parent-style-name="Standard">
      <style:paragraph-properties fo:margin-left="0.5in" fo:margin-right="0in" fo:margin-top="0in" fo:margin-bottom="0.139in" loext:contextual-spacing="false" fo:line-height="150%" fo:text-align="justify" style:justify-single-word="false" fo:text-indent="0in" style:auto-text-indent="false"/>
    </style:style>
    <style:style style:name="T1" style:family="text">
      <style:text-properties style:text-position="sub 58%"/>
    </style:style>
    <style:style style:name="T2" style:family="text">
      <style:text-properties style:text-position="sub 58%" style:font-name="Open Sans" fo:font-size="12pt" style:font-name-asian="Open Sans1" style:font-size-asian="12pt" style:font-name-complex="Open Sans1" style:font-size-complex="12pt"/>
    </style:style>
    <style:style style:name="T3" style:family="text">
      <style:text-properties style:font-name="Open Sans" fo:font-size="12pt" style:font-name-asian="Open Sans1" style:font-size-asian="12pt" style:font-name-complex="Open Sans1" style:font-size-complex="12pt"/>
    </style:style>
    <style:style style:name="T4" style:family="text">
      <style:text-properties style:font-name="Open Sans" fo:font-size="12pt" fo:font-weight="bold" style:font-name-asian="Open Sans1" style:font-size-asian="12pt" style:font-weight-asian="bold" style:font-name-complex="Open Sans1" style:font-size-complex="12pt"/>
    </style:style>
    <style:style style:name="T5" style:family="text">
      <style:text-properties fo:font-weight="bold" style:font-weight-asian="bold"/>
    </style:style>
    <style:style style:name="T6" style:family="text">
      <style:text-properties fo:font-size="12pt" style:font-size-asian="12pt" style:font-size-complex="12pt"/>
    </style:style>
    <style:style style:name="T7" style:family="text">
      <style:text-properties style:text-position="super 58%" style:font-name="Open Sans" fo:font-size="12pt" style:font-name-asian="Open Sans1" style:font-size-asian="12pt" style:font-name-complex="Open Sans1" style:font-size-complex="12pt"/>
    </style:style>
    <style:style style:name="T8" style:family="text">
      <style:text-properties style:text-position="super 58%"/>
    </style:style>
    <style:style style:name="T9" style:family="text">
      <style:text-properties style:font-name="Open Sans" fo:font-size="14pt" fo:font-weight="bold" style:font-name-asian="Open Sans1" style:font-size-asian="14pt" style:font-weight-asian="bold" style:font-name-complex="Open Sans1" style:font-size-complex="14pt"/>
    </style:style>
    <style:style style:name="T10" style:family="text">
      <style:text-properties style:font-name="Open Sans" fo:font-size="14pt" style:font-name-asian="Open Sans1" style:font-size-asian="14pt" style:font-name-complex="Open Sans1" style:font-size-complex="14pt"/>
    </style:style>
    <style:style style:name="T11" style:family="text">
      <style:text-properties style:font-name="Open Sans" fo:font-size="12pt" style:font-name-asian="Open Sans1" style:font-size-asian="12pt" style:font-name-complex="Open Sans1" style:font-size-complex="12pt"/>
    </style:style>
    <style:style style:name="T12" style:family="text">
      <style:text-properties style:font-name="Open Sans" fo:font-size="12pt" fo:font-style="italic" style:font-name-asian="Open Sans1" style:font-size-asian="12pt" style:font-style-asian="italic" style:font-name-complex="Open Sans1" style:font-size-complex="12pt"/>
    </style:style>
    <style:style style:name="T13" style:family="text">
      <style:text-properties style:font-name="Open Sans" fo:font-size="12pt" fo:font-weight="bold" style:font-name-asian="Open Sans1" style:font-size-asian="12pt" style:font-weight-asian="bold" style:font-name-complex="Open Sans1" style:font-size-complex="12pt"/>
    </style:style>
    <style:style style:name="T14" style:family="text">
      <style:text-properties style:font-name="Open Sans" style:font-name-asian="Open Sans1" style:font-name-complex="Open Sans1"/>
    </style:style>
    <style:style style:name="T15" style:family="text">
      <style:text-properties fo:font-size="14pt" fo:font-weight="bold" style:font-size-asian="14pt" style:font-weight-asian="bold" style:font-size-complex="14pt"/>
    </style:style>
    <style:style style:name="T16" style:family="text">
      <style:text-properties style:text-position="super 58%"/>
    </style:style>
    <style:style style:name="T17" style:family="text">
      <style:text-properties style:text-position="super 58%" style:font-name="Open Sans" fo:font-size="12pt" style:font-name-asian="Open Sans1" style:font-size-asian="12pt" style:font-name-complex="Open Sans1" style:font-size-complex="12pt"/>
    </style:style>
    <style:style style:name="T18" style:family="text">
      <style:text-properties fo:font-size="12pt" fo:font-weight="bold" style:font-size-asian="12pt" style:font-weight-asian="bold" style:font-size-complex="12pt"/>
    </style:style>
    <style:style style:name="T19" style:family="text">
      <style:text-properties fo:font-size="12pt" style:font-size-asian="12pt" style:font-size-complex="12pt"/>
    </style:style>
    <style:style style:name="T20" style:family="text">
      <style:text-properties fo:font-weight="bold" style:font-weight-asian="bold"/>
    </style:style>
    <style:style style:name="T21" style:family="text">
      <style:text-properties fo:color="#1155cc" style:font-name="Open Sans" style:text-underline-style="solid" style:text-underline-width="auto" style:text-underline-color="font-color" style:font-name-asian="Open Sans1" style:font-name-complex="Open Sans1"/>
    </style:style>
    <style:style style:name="T22" style:family="text">
      <style:text-properties fo:color="#1155cc" style:text-underline-style="solid" style:text-underline-width="auto" style:text-underline-color="font-color"/>
    </style:style>
    <style:style style:name="T23" style:family="text">
      <style:text-properties style:text-position="sub 58%"/>
    </style:style>
    <style:style style:name="T24" style:family="text">
      <style:text-properties style:text-position="sub 58%" style:font-name="Open Sans" fo:font-size="12pt" style:font-name-asian="Open Sans1" style:font-size-asian="12pt" style:font-name-complex="Open Sans1" style:font-size-complex="12pt"/>
    </style:style>
    <style:style style:name="T25" style:family="text">
      <style:text-properties style:text-position="sub 58%" style:font-name="Open Sans" fo:font-size="12pt" fo:font-style="italic" style:font-name-asian="Open Sans1" style:font-size-asian="12pt" style:font-style-asian="italic" style:font-name-complex="Open Sans1" style:font-size-complex="12pt"/>
    </style:style>
    <style:style style:name="T26" style:family="text">
      <style:text-properties style:text-position="sub 58%" style:font-name="Open Sans" fo:font-size="12pt" fo:font-weight="bold" style:font-name-asian="Open Sans1" style:font-size-asian="12pt" style:font-weight-asian="bold" style:font-name-complex="Open Sans1" style:font-size-complex="12pt"/>
    </style:style>
    <style:style style:name="T27" style:family="text">
      <style:text-properties fo:font-style="italic" style:font-style-asian="italic"/>
    </style:style>
    <style:style style:name="T28" style:family="text">
      <style:text-properties fo:color="#00000a"/>
    </style:style>
    <style:style style:name="T2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Formula">
      <style:graphic-properties fo:margin-left="0in" fo:margin-right="0in" fo:margin-top="0in" fo:margin-bottom="0in" draw:ole-draw-aspect="1"/>
    </style:style>
  </office:automatic-styles>
  <office:body>
    <office:text text:use-soft-page-breaks="true">
      <text:tracked-changes text:track-changes="false">
        <text:changed-region xml:id="ct41852256" text:id="ct41852256">
          <text:insertion>
            <office:change-info>
              <dc:creator>Philippe Massicotte</dc:creator>
              <dc:date>2018-10-24T15:30:29</dc:date>
            </office:change-info>
          </text:insertion>
        </text:changed-region>
        <text:changed-region xml:id="ct41855680" text:id="ct41855680">
          <text:format-change>
            <office:change-info>
              <dc:creator>Philippe Massicotte</dc:creator>
              <dc:date>2018-10-24T15:30:29</dc:date>
            </office:change-info>
          </text:format-change>
        </text:changed-region>
        <text:changed-region xml:id="ct41854528" text:id="ct41854528">
          <text:deletion>
            <office:change-info>
              <dc:creator>Philippe Massicotte</dc:creator>
              <dc:date>2018-10-24T15:30:26</dc:date>
            </office:change-info>
            <text:p text:style-name="P1">In ice-covered waters, however, the spatially heterogeneous incident light field resulting from sea ice and related features (ridges, snow, melt ponds, leads) makes its determination challenging. </text:p>
          </text:deletion>
        </text:changed-region>
        <text:changed-region xml:id="ct41862720" text:id="ct41862720">
          <text:deletion>
            <office:change-info>
              <dc:creator>Philippe Massicotte</dc:creator>
              <dc:date>2018-10-31T19:05:23</dc:date>
            </office:change-info>
            <text:p text:style-name="P1">For instance, one typical feature in irradiance profiles under heterogeneous sea ice is a subsurface light maximum between ~5-20 meters depth. </text:p>
            <text:p text:style-name="P1"/>
          </text:deletion>
        </text:changed-region>
        <text:changed-region xml:id="ct41860736" text:id="ct41860736">
          <text:deletion>
            <office:change-info>
              <dc:creator>Philippe Massicotte</dc:creator>
              <dc:date>2018-10-31T19:05:23</dc:date>
            </office:change-info>
            <text:p text:style-name="P1">Proposition au lieu de la phrase en haut:</text:p>
          </text:deletion>
          <text:insertion>
            <office:change-info office:chg-author="Simon Lambert Girard" office:chg-date-time="2018-10-31T14:15:59"/>
          </text:insertion>
        </text:changed-region>
        <text:changed-region xml:id="ct41862192" text:id="ct41862192">
          <text:insertion>
            <office:change-info>
              <dc:creator>Simon Lambert Girard</dc:creator>
              <dc:date>2018-10-31T14:15:59</dc:date>
            </office:change-info>
          </text:insertion>
        </text:changed-region>
        <text:changed-region xml:id="ct41863440" text:id="ct41863440">
          <text:deletion>
            <office:change-info>
              <dc:creator>Philippe Massicotte</dc:creator>
              <dc:date>2018-10-31T19:03:53</dc:date>
            </office:change-info>
            <text:p text:style-name="P1">s</text:p>
          </text:deletion>
          <text:insertion>
            <office:change-info office:chg-author="Simon Lambert Girard" office:chg-date-time="2018-10-31T14:15:59"/>
          </text:insertion>
        </text:changed-region>
        <text:changed-region xml:id="ct41853536" text:id="ct41853536">
          <text:insertion>
            <office:change-info>
              <dc:creator>Simon Lambert Girard</dc:creator>
              <dc:date>2018-10-31T14:15:59</dc:date>
            </office:change-info>
          </text:insertion>
        </text:changed-region>
        <text:changed-region xml:id="ct41868512" text:id="ct41868512">
          <text:deletion>
            <office:change-info>
              <dc:creator>Philippe Massicotte</dc:creator>
              <dc:date>2018-10-31T19:03:45</dc:date>
            </office:change-info>
            <text:p text:style-name="P1">show</text:p>
          </text:deletion>
          <text:insertion>
            <office:change-info office:chg-author="Simon Lambert Girard" office:chg-date-time="2018-10-31T14:15:59"/>
          </text:insertion>
        </text:changed-region>
        <text:changed-region xml:id="ct41866656" text:id="ct41866656">
          <text:insertion>
            <office:change-info>
              <dc:creator>Simon Lambert Girard</dc:creator>
              <dc:date>2018-10-31T14:15:59</dc:date>
            </office:change-info>
          </text:insertion>
        </text:changed-region>
        <text:changed-region xml:id="ct41868288" text:id="ct41868288">
          <text:deletion>
            <office:change-info>
              <dc:creator>Philippe Massicotte</dc:creator>
              <dc:date>2018-10-31T19:04:39</dc:date>
            </office:change-info>
            <text:p text:style-name="P1">um</text:p>
          </text:deletion>
          <text:insertion>
            <office:change-info office:chg-author="Simon Lambert Girard" office:chg-date-time="2018-10-31T14:15:59"/>
          </text:insertion>
        </text:changed-region>
        <text:changed-region xml:id="ct41869680" text:id="ct41869680">
          <text:insertion>
            <office:change-info>
              <dc:creator>Simon Lambert Girard</dc:creator>
              <dc:date>2018-10-31T14:15:59</dc:date>
            </office:change-info>
          </text:insertion>
        </text:changed-region>
        <text:changed-region xml:id="ct42989936" text:id="ct42989936">
          <text:insertion>
            <office:change-info>
              <dc:creator>Simon Lambert Girard</dc:creator>
              <dc:date>2018-10-31T14:15:59</dc:date>
            </office:change-info>
          </text:insertion>
        </text:changed-region>
        <text:changed-region xml:id="ct43009120" text:id="ct43009120">
          <text:deletion>
            <office:change-info>
              <dc:creator>Philippe Massicotte</dc:creator>
              <dc:date>2018-10-31T16:51:20</dc:date>
            </office:change-info>
            <text:p text:style-name="P1"><text:s/></text:p>
          </text:deletion>
          <text:insertion>
            <office:change-info office:chg-author="Simon Lambert Girard" office:chg-date-time="2018-10-31T14:15:59"/>
          </text:insertion>
        </text:changed-region>
        <text:changed-region xml:id="ct41868880" text:id="ct41868880">
          <text:insertion>
            <office:change-info>
              <dc:creator>Simon Lambert Girard</dc:creator>
              <dc:date>2018-10-31T14:15:59</dc:date>
            </office:change-info>
          </text:insertion>
        </text:changed-region>
        <text:changed-region xml:id="ct43011616" text:id="ct43011616">
          <text:deletion>
            <office:change-info>
              <dc:creator>Philippe Massicotte</dc:creator>
              <dc:date>2018-10-31T16:51:14</dc:date>
            </office:change-info>
            <text:p text:style-name="P1"><text:span text:style-name="T1">E</text:span></text:p>
          </text:deletion>
          <text:insertion>
            <office:change-info office:chg-author="Simon Lambert Girard" office:chg-date-time="2018-10-31T14:15:59"/>
          </text:insertion>
        </text:changed-region>
        <text:changed-region xml:id="ct43011840" text:id="ct43011840">
          <text:insertion>
            <office:change-info>
              <dc:creator>Simon Lambert Girard</dc:creator>
              <dc:date>2018-10-31T14:15:59</dc:date>
            </office:change-info>
          </text:insertion>
        </text:changed-region>
        <text:changed-region xml:id="ct43003200" text:id="ct43003200">
          <text:insertion>
            <office:change-info>
              <dc:creator>Philippe Massicotte</dc:creator>
              <dc:date>2018-10-31T19:04:18</dc:date>
            </office:change-info>
          </text:insertion>
        </text:changed-region>
        <text:changed-region xml:id="ct42998032" text:id="ct42998032">
          <text:deletion>
            <office:change-info>
              <dc:creator>Philippe Massicotte</dc:creator>
              <dc:date>2018-10-31T19:04:18</dc:date>
            </office:change-info>
            <text:p text:style-name="P1">performed</text:p>
          </text:deletion>
          <text:insertion>
            <office:change-info office:chg-author="Simon Lambert Girard" office:chg-date-time="2018-10-31T14:15:59"/>
          </text:insertion>
        </text:changed-region>
        <text:changed-region xml:id="ct41889728" text:id="ct41889728">
          <text:insertion>
            <office:change-info>
              <dc:creator>Simon Lambert Girard</dc:creator>
              <dc:date>2018-10-31T14:15:59</dc:date>
            </office:change-info>
          </text:insertion>
        </text:changed-region>
        <text:changed-region xml:id="ct43120848" text:id="ct43120848">
          <text:insertion>
            <office:change-info>
              <dc:creator>Philippe Massicotte</dc:creator>
              <dc:date>2018-10-31T19:06:06</dc:date>
            </office:change-info>
          </text:insertion>
        </text:changed-region>
        <text:changed-region xml:id="ct43131088" text:id="ct43131088">
          <text:insertion>
            <office:change-info>
              <dc:creator>Philippe Massicotte</dc:creator>
              <dc:date>2018-10-31T19:06:06</dc:date>
            </office:change-info>
          </text:insertion>
        </text:changed-region>
        <text:changed-region xml:id="ct41908992" text:id="ct41908992">
          <text:insertion>
            <office:change-info>
              <dc:creator>Simon Lambert Girard</dc:creator>
              <dc:date>2018-10-31T14:15:59</dc:date>
            </office:change-info>
          </text:insertion>
        </text:changed-region>
        <text:changed-region xml:id="ct43075600" text:id="ct43075600">
          <text:insertion>
            <office:change-info>
              <dc:creator>Guislain Becu</dc:creator>
              <dc:date>2018-11-01T12:57:26</dc:date>
            </office:change-info>
          </text:insertion>
        </text:changed-region>
        <text:changed-region xml:id="ct43120480" text:id="ct43120480">
          <text:deletion>
            <office:change-info>
              <dc:creator>Guislain Becu</dc:creator>
              <dc:date>2018-11-01T12:57:26</dc:date>
            </office:change-info>
            <text:p text:style-name="P1">-</text:p>
          </text:deletion>
        </text:changed-region>
        <text:changed-region xml:id="ct43075824" text:id="ct43075824">
          <text:deletion>
            <office:change-info>
              <dc:creator>Philippe Massicotte</dc:creator>
              <dc:date>2018-10-24T13:25:42</dc:date>
            </office:change-info>
            <text:p text:style-name="P1">underwater light profile </text:p>
          </text:deletion>
        </text:changed-region>
        <text:changed-region xml:id="ct43128816" text:id="ct43128816">
          <text:deletion>
            <office:change-info>
              <dc:creator>Philippe Massicotte</dc:creator>
              <dc:date>2018-10-24T13:26:26</dc:date>
            </office:change-info>
            <text:p text:style-name="P1">nevertheless </text:p>
          </text:deletion>
        </text:changed-region>
        <text:changed-region xml:id="ct43321904" text:id="ct43321904">
          <text:deletion>
            <office:change-info>
              <dc:creator>Philippe Massicotte</dc:creator>
              <dc:date>2018-10-31T16:51:17</dc:date>
            </office:change-info>
            <text:p text:style-name="P1"><text:span text:style-name="T1">d</text:span></text:p>
          </text:deletion>
        </text:changed-region>
        <text:changed-region xml:id="ct41911600" text:id="ct41911600">
          <text:insertion>
            <office:change-info>
              <dc:creator>Philippe Massicotte</dc:creator>
              <dc:date>2018-10-24T15:37:14</dc:date>
            </office:change-info>
          </text:insertion>
        </text:changed-region>
        <text:changed-region xml:id="ct43327824" text:id="ct43327824">
          <text:deletion>
            <office:change-info>
              <dc:creator>Philippe Massicotte</dc:creator>
              <dc:date>2018-10-24T15:37:14</dc:date>
            </office:change-info>
            <text:p text:style-name="P1">to parameterize the </text:p>
          </text:deletion>
        </text:changed-region>
        <text:changed-region xml:id="ct43634400" text:id="ct43634400">
          <text:insertion>
            <office:change-info>
              <dc:creator>Philippe Massicotte</dc:creator>
              <dc:date>2018-10-24T15:37:34</dc:date>
            </office:change-info>
          </text:insertion>
        </text:changed-region>
        <text:changed-region xml:id="ct41791184" text:id="ct41791184">
          <text:deletion>
            <office:change-info>
              <dc:creator>Philippe Massicotte</dc:creator>
              <dc:date>2018-10-24T15:37:34</dc:date>
            </office:change-info>
            <text:p text:style-name="P1">profile</text:p>
          </text:deletion>
        </text:changed-region>
        <text:changed-region xml:id="ct43652000" text:id="ct43652000">
          <text:insertion>
            <office:change-info>
              <dc:creator>Guislain Becu</dc:creator>
              <dc:date>2018-10-30T13:26:17</dc:date>
            </office:change-info>
          </text:insertion>
        </text:changed-region>
        <text:changed-region xml:id="ct43683216" text:id="ct43683216">
          <text:deletion>
            <office:change-info>
              <dc:creator>Guislain Becu</dc:creator>
              <dc:date>2018-10-30T13:26:17</dc:date>
            </office:change-info>
            <text:p text:style-name="P1">y</text:p>
          </text:deletion>
        </text:changed-region>
        <text:changed-region xml:id="ct43826368" text:id="ct43826368">
          <text:deletion>
            <office:change-info>
              <dc:creator>Philippe Massicotte</dc:creator>
              <dc:date>2018-10-31T16:04:23</dc:date>
            </office:change-info>
            <text:p text:style-name="P1"><text:span text:style-name="T2">E</text:span></text:p>
          </text:deletion>
        </text:changed-region>
        <text:changed-region xml:id="ct41791600" text:id="ct41791600">
          <text:deletion>
            <office:change-info>
              <dc:creator>Philippe Massicotte</dc:creator>
              <dc:date>2018-10-31T16:04:07</dc:date>
            </office:change-info>
            <text:p text:style-name="P1"><text:span text:style-name="T2">E</text:span></text:p>
          </text:deletion>
        </text:changed-region>
        <text:changed-region xml:id="ct43929920" text:id="ct43929920">
          <text:deletion>
            <office:change-info>
              <dc:creator>Philippe Massicotte</dc:creator>
              <dc:date>2018-10-31T16:04:26</dc:date>
            </office:change-info>
            <text:p text:style-name="P1"><text:span text:style-name="T1">E</text:span></text:p>
          </text:deletion>
        </text:changed-region>
        <text:changed-region xml:id="ct43830064" text:id="ct43830064">
          <text:deletion>
            <office:change-info>
              <dc:creator>Philippe Massicotte</dc:creator>
              <dc:date>2018-10-31T16:04:29</dc:date>
            </office:change-info>
            <text:p text:style-name="P1"><text:span text:style-name="T1">E</text:span></text:p>
          </text:deletion>
        </text:changed-region>
        <text:changed-region xml:id="ct43925904" text:id="ct43925904">
          <text:deletion>
            <office:change-info>
              <dc:creator>Philippe Massicotte</dc:creator>
              <dc:date>2018-10-24T15:38:41</dc:date>
            </office:change-info>
            <text:p text:style-name="P1"><text:s/></text:p>
          </text:deletion>
        </text:changed-region>
        <text:changed-region xml:id="ct43932384" text:id="ct43932384">
          <text:deletion>
            <office:change-info>
              <dc:creator>Philippe Massicotte</dc:creator>
              <dc:date>2018-10-24T13:29:34</dc:date>
            </office:change-info>
            <text:p text:style-name="P1">r</text:p>
          </text:deletion>
        </text:changed-region>
        <text:changed-region xml:id="ct43728352" text:id="ct43728352">
          <text:insertion>
            <office:change-info>
              <dc:creator>Philippe Massicotte</dc:creator>
              <dc:date>2018-10-24T13:29:34</dc:date>
            </office:change-info>
          </text:insertion>
        </text:changed-region>
        <text:changed-region xml:id="ct43729152" text:id="ct43729152">
          <text:deletion>
            <office:change-info>
              <dc:creator>Philippe Massicotte</dc:creator>
              <dc:date>2018-10-24T13:29:53</dc:date>
            </office:change-info>
            <text:p text:style-name="P1">s</text:p>
          </text:deletion>
        </text:changed-region>
        <text:changed-region xml:id="ct43729952" text:id="ct43729952">
          <text:insertion>
            <office:change-info>
              <dc:creator>Guislain Becu</dc:creator>
              <dc:date>2018-11-01T13:02:21</dc:date>
            </office:change-info>
          </text:insertion>
        </text:changed-region>
        <text:changed-region xml:id="ct43146832" text:id="ct43146832">
          <text:insertion>
            <office:change-info>
              <dc:creator>Philippe Massicotte</dc:creator>
              <dc:date>2018-10-24T15:38:45</dc:date>
            </office:change-info>
          </text:insertion>
        </text:changed-region>
        <text:changed-region xml:id="ct43944624" text:id="ct43944624">
          <text:deletion>
            <office:change-info>
              <dc:creator>Philippe Massicotte</dc:creator>
              <dc:date>2018-10-24T15:38:45</dc:date>
            </office:change-info>
            <text:p text:style-name="P1">modeled</text:p>
          </text:deletion>
        </text:changed-region>
        <text:changed-region xml:id="ct43743920" text:id="ct43743920">
          <text:deletion>
            <office:change-info>
              <dc:creator>Philippe Massicotte</dc:creator>
              <dc:date>2018-10-24T13:31:17</dc:date>
            </office:change-info>
            <text:p text:style-name="P1">parsimonious </text:p>
          </text:deletion>
        </text:changed-region>
        <text:changed-region xml:id="ct43746176" text:id="ct43746176">
          <text:format-change>
            <office:change-info>
              <dc:creator>Guislain Becu</dc:creator>
              <dc:date>2018-10-30T13:06:41</dc:date>
            </office:change-info>
          </text:format-change>
        </text:changed-region>
        <text:changed-region xml:id="ct43952176" text:id="ct43952176">
          <text:insertion>
            <office:change-info>
              <dc:creator>Philippe Massicotte</dc:creator>
              <dc:date>2018-10-24T13:32:11</dc:date>
            </office:change-info>
          </text:insertion>
        </text:changed-region>
        <text:changed-region xml:id="ct43744720" text:id="ct43744720">
          <text:deletion>
            <office:change-info>
              <dc:creator>Simon Lambert Girard</dc:creator>
              <dc:date>2018-10-31T14:35:46</dc:date>
            </office:change-info>
            <text:p text:style-name="P1">so-called </text:p>
          </text:deletion>
          <text:insertion>
            <office:change-info office:chg-author="Guislain Becu" office:chg-date-time="2018-10-30T13:07:08"/>
          </text:insertion>
        </text:changed-region>
        <text:changed-region xml:id="ct41862496" text:id="ct41862496">
          <text:insertion>
            <office:change-info>
              <dc:creator>Simon Lambert Girard</dc:creator>
              <dc:date>2018-10-31T14:35:55</dc:date>
            </office:change-info>
          </text:insertion>
        </text:changed-region>
        <text:changed-region xml:id="ct43081792" text:id="ct43081792">
          <text:insertion>
            <office:change-info>
              <dc:creator>Philippe Massicotte</dc:creator>
              <dc:date>2018-10-24T19:51:31</dc:date>
            </office:change-info>
          </text:insertion>
        </text:changed-region>
        <text:changed-region xml:id="ct43762496" text:id="ct43762496">
          <text:deletion>
            <office:change-info>
              <dc:creator>Philippe Massicotte</dc:creator>
              <dc:date>2018-10-24T19:51:31</dc:date>
            </office:change-info>
            <text:p text:style-name="P1">ice covered</text:p>
          </text:deletion>
        </text:changed-region>
        <text:changed-region xml:id="ct41860960" text:id="ct41860960">
          <text:deletion>
            <office:change-info>
              <dc:creator>Philippe Massicotte</dc:creator>
              <dc:date>2018-10-31T16:06:17</dc:date>
            </office:change-info>
            <text:p text:style-name="P1"><text:span text:style-name="T1">E</text:span></text:p>
          </text:deletion>
        </text:changed-region>
        <text:changed-region xml:id="ct43998320" text:id="ct43998320">
          <text:deletion>
            <office:change-info>
              <dc:creator>Philippe Massicotte</dc:creator>
              <dc:date>2018-10-31T16:06:20</dc:date>
            </office:change-info>
            <text:p text:style-name="P1"><text:span text:style-name="T1">E</text:span></text:p>
          </text:deletion>
        </text:changed-region>
        <text:changed-region xml:id="ct43609792" text:id="ct43609792">
          <text:insertion>
            <office:change-info>
              <dc:creator>Guislain Becu</dc:creator>
              <dc:date>2018-10-30T13:09:21</dc:date>
            </office:change-info>
          </text:insertion>
        </text:changed-region>
        <text:changed-region xml:id="ct43627504" text:id="ct43627504">
          <text:deletion>
            <office:change-info>
              <dc:creator>Guislain Becu</dc:creator>
              <dc:date>2018-10-30T13:09:21</dc:date>
            </office:change-info>
            <text:p text:style-name="P1">determined based on</text:p>
          </text:deletion>
        </text:changed-region>
        <text:changed-region xml:id="ct43766688" text:id="ct43766688">
          <text:insertion>
            <office:change-info>
              <dc:creator>Guislain Becu</dc:creator>
              <dc:date>2018-10-30T13:10:02</dc:date>
            </office:change-info>
          </text:insertion>
        </text:changed-region>
        <text:changed-region xml:id="ct43966608" text:id="ct43966608">
          <text:deletion>
            <office:change-info>
              <dc:creator>Guislain Becu</dc:creator>
              <dc:date>2018-10-30T13:10:02</dc:date>
            </office:change-info>
            <text:p text:style-name="P1">,</text:p>
          </text:deletion>
        </text:changed-region>
        <text:changed-region xml:id="ct43927216" text:id="ct43927216">
          <text:insertion>
            <office:change-info>
              <dc:creator>Guislain Becu</dc:creator>
              <dc:date>2018-10-30T13:10:12</dc:date>
            </office:change-info>
          </text:insertion>
        </text:changed-region>
        <text:changed-region xml:id="ct43965536" text:id="ct43965536">
          <text:insertion>
            <office:change-info>
              <dc:creator>Philippe Massicotte</dc:creator>
              <dc:date>2018-10-24T15:38:54</dc:date>
            </office:change-info>
          </text:insertion>
        </text:changed-region>
        <text:changed-region xml:id="ct43969408" text:id="ct43969408">
          <text:deletion>
            <office:change-info>
              <dc:creator>Philippe Massicotte</dc:creator>
              <dc:date>2018-10-24T15:38:54</dc:date>
            </office:change-info>
            <text:p text:style-name="P1"><text:s/></text:p>
          </text:deletion>
        </text:changed-region>
        <text:changed-region xml:id="ct43979328" text:id="ct43979328">
          <text:insertion>
            <office:change-info>
              <dc:creator>Simon Lambert Girard</dc:creator>
              <dc:date>2018-10-31T14:50:34</dc:date>
            </office:change-info>
          </text:insertion>
        </text:changed-region>
        <text:changed-region xml:id="ct43971552" text:id="ct43971552">
          <text:deletion>
            <office:change-info>
              <dc:creator>Simon Lambert Girard</dc:creator>
              <dc:date>2018-10-31T14:43:21</dc:date>
            </office:change-info>
            <text:p text:style-name="P1"><text:span text:style-name="T3">under </text:span>sea <text:span text:style-name="T3">ice covered </text:span></text:p>
          </text:deletion>
        </text:changed-region>
        <text:changed-region xml:id="ct43831248" text:id="ct43831248">
          <text:deletion>
            <office:change-info>
              <dc:creator>Simon Lambert Girard</dc:creator>
              <dc:date>2018-10-31T14:43:21</dc:date>
            </office:change-info>
            <text:p text:style-name="P1">(with or without a snow cover)</text:p>
          </text:deletion>
          <text:insertion>
            <office:change-info office:chg-author="Philippe Massicotte" office:chg-date-time="2018-10-24T15:39:13"/>
          </text:insertion>
        </text:changed-region>
        <text:changed-region xml:id="ct43140304" text:id="ct43140304">
          <text:deletion>
            <office:change-info>
              <dc:creator>Simon Lambert Girard</dc:creator>
              <dc:date>2018-10-31T14:43:21</dc:date>
            </office:change-info>
            <text:p text:style-name="P1">or not with snow,<text:span text:style-name="T3"> surrounded with for instance </text:span></text:p>
          </text:deletion>
        </text:changed-region>
        <text:changed-region xml:id="ct43003424" text:id="ct43003424">
          <text:deletion>
            <office:change-info>
              <dc:creator>Simon Lambert Girard</dc:creator>
              <dc:date>2018-10-31T14:43:21</dc:date>
            </office:change-info>
            <text:p text:style-name="P1"><text:span text:style-name="T3">melt ponds, </text:span></text:p>
          </text:deletion>
        </text:changed-region>
        <text:changed-region xml:id="ct44049232" text:id="ct44049232">
          <text:insertion>
            <office:change-info>
              <dc:creator>Guislain Becu</dc:creator>
              <dc:date>2018-10-30T13:12:44</dc:date>
            </office:change-info>
          </text:insertion>
        </text:changed-region>
        <text:changed-region xml:id="ct44132176" text:id="ct44132176">
          <text:insertion>
            <office:change-info>
              <dc:creator>Philippe Massicotte</dc:creator>
              <dc:date>2018-10-24T15:41:14</dc:date>
            </office:change-info>
          </text:insertion>
        </text:changed-region>
        <text:changed-region xml:id="ct44121152" text:id="ct44121152">
          <text:deletion>
            <office:change-info>
              <dc:creator>Philippe Massicotte</dc:creator>
              <dc:date>2018-10-24T15:41:14</dc:date>
            </office:change-info>
            <text:p text:style-name="P1"><text:span text:style-name="T3">e</text:span></text:p>
          </text:deletion>
        </text:changed-region>
        <text:changed-region xml:id="ct44046608" text:id="ct44046608">
          <text:insertion>
            <office:change-info>
              <dc:creator>Philippe Massicotte</dc:creator>
              <dc:date>2018-10-24T15:41:17</dc:date>
            </office:change-info>
          </text:insertion>
        </text:changed-region>
        <text:changed-region xml:id="ct43754160" text:id="ct43754160">
          <text:insertion>
            <office:change-info>
              <dc:creator>Philippe Massicotte</dc:creator>
              <dc:date>2018-10-24T15:41:19</dc:date>
            </office:change-info>
          </text:insertion>
        </text:changed-region>
        <text:changed-region xml:id="ct44138032" text:id="ct44138032">
          <text:insertion>
            <office:change-info>
              <dc:creator>Simon Lambert Girard</dc:creator>
              <dc:date>2018-10-31T14:45:02</dc:date>
            </office:change-info>
          </text:insertion>
        </text:changed-region>
        <text:changed-region xml:id="ct44133152" text:id="ct44133152">
          <text:insertion>
            <office:change-info>
              <dc:creator>Philippe Massicotte</dc:creator>
              <dc:date>2018-10-31T19:15:23</dc:date>
            </office:change-info>
          </text:insertion>
        </text:changed-region>
        <text:changed-region xml:id="ct44054640" text:id="ct44054640">
          <text:deletion>
            <office:change-info>
              <dc:creator>Philippe Massicotte</dc:creator>
              <dc:date>2018-10-31T19:15:23</dc:date>
            </office:change-info>
            <text:p text:style-name="P1">um</text:p>
          </text:deletion>
          <text:insertion>
            <office:change-info office:chg-author="Simon Lambert Girard" office:chg-date-time="2018-10-31T14:45:02"/>
          </text:insertion>
        </text:changed-region>
        <text:changed-region xml:id="ct43976992" text:id="ct43976992">
          <text:insertion>
            <office:change-info>
              <dc:creator>Simon Lambert Girard</dc:creator>
              <dc:date>2018-10-31T14:45:02</dc:date>
            </office:change-info>
          </text:insertion>
        </text:changed-region>
        <text:changed-region xml:id="ct44050832" text:id="ct44050832">
          <text:insertion>
            <office:change-info>
              <dc:creator>Philippe Massicotte</dc:creator>
              <dc:date>2018-10-31T19:15:36</dc:date>
            </office:change-info>
          </text:insertion>
        </text:changed-region>
        <text:changed-region xml:id="ct43988368" text:id="ct43988368">
          <text:insertion>
            <office:change-info>
              <dc:creator>Simon Lambert Girard</dc:creator>
              <dc:date>2018-10-31T14:45:02</dc:date>
            </office:change-info>
          </text:insertion>
        </text:changed-region>
        <text:changed-region xml:id="ct44165552" text:id="ct44165552">
          <text:insertion>
            <office:change-info>
              <dc:creator>Simon Lambert Girard</dc:creator>
              <dc:date>2018-10-31T14:45:02</dc:date>
            </office:change-info>
          </text:insertion>
        </text:changed-region>
        <text:changed-region xml:id="ct44176944" text:id="ct44176944">
          <text:insertion>
            <office:change-info>
              <dc:creator>Philippe Massicotte</dc:creator>
              <dc:date>2018-10-31T19:15:57</dc:date>
            </office:change-info>
          </text:insertion>
        </text:changed-region>
        <text:changed-region xml:id="ct44083024" text:id="ct44083024">
          <text:deletion>
            <office:change-info>
              <dc:creator>Philippe Massicotte</dc:creator>
              <dc:date>2018-10-31T19:15:57</dc:date>
            </office:change-info>
            <text:p text:style-name="P1">Ks</text:p>
          </text:deletion>
          <text:insertion>
            <office:change-info office:chg-author="Simon Lambert Girard" office:chg-date-time="2018-10-31T14:45:02"/>
          </text:insertion>
        </text:changed-region>
        <text:changed-region xml:id="ct43970240" text:id="ct43970240">
          <text:insertion>
            <office:change-info>
              <dc:creator>Simon Lambert Girard</dc:creator>
              <dc:date>2018-10-31T14:45:02</dc:date>
            </office:change-info>
          </text:insertion>
        </text:changed-region>
        <text:changed-region xml:id="ct43200240" text:id="ct43200240">
          <text:insertion>
            <office:change-info>
              <dc:creator>Philippe Massicotte</dc:creator>
              <dc:date>2018-10-31T19:16:35</dc:date>
            </office:change-info>
          </text:insertion>
        </text:changed-region>
        <text:changed-region xml:id="ct41347872" text:id="ct41347872">
          <text:deletion>
            <office:change-info>
              <dc:creator>Philippe Massicotte</dc:creator>
              <dc:date>2018-10-31T19:16:35</dc:date>
            </office:change-info>
            <text:p text:style-name="P1">flag</text:p>
          </text:deletion>
          <text:insertion>
            <office:change-info office:chg-author="Simon Lambert Girard" office:chg-date-time="2018-10-31T14:45:02"/>
          </text:insertion>
        </text:changed-region>
        <text:changed-region xml:id="ct44042224" text:id="ct44042224">
          <text:insertion>
            <office:change-info>
              <dc:creator>Simon Lambert Girard</dc:creator>
              <dc:date>2018-10-31T14:45:02</dc:date>
            </office:change-info>
          </text:insertion>
        </text:changed-region>
        <text:changed-region xml:id="ct44039456" text:id="ct44039456">
          <text:insertion>
            <office:change-info>
              <dc:creator>Philippe Massicotte</dc:creator>
              <dc:date>2018-10-31T19:16:39</dc:date>
            </office:change-info>
          </text:insertion>
        </text:changed-region>
        <text:changed-region xml:id="ct43995248" text:id="ct43995248">
          <text:insertion>
            <office:change-info>
              <dc:creator>Simon Lambert Girard</dc:creator>
              <dc:date>2018-10-31T14:45:02</dc:date>
            </office:change-info>
          </text:insertion>
        </text:changed-region>
        <text:changed-region xml:id="ct41346032" text:id="ct41346032">
          <text:insertion>
            <office:change-info>
              <dc:creator>Philippe Massicotte</dc:creator>
              <dc:date>2018-10-31T19:18:17</dc:date>
            </office:change-info>
          </text:insertion>
        </text:changed-region>
        <text:changed-region xml:id="ct43999104" text:id="ct43999104">
          <text:deletion>
            <office:change-info>
              <dc:creator>Philippe Massicotte</dc:creator>
              <dc:date>2018-10-31T19:18:17</dc:date>
            </office:change-info>
            <text:p text:style-name="P1">completely physica</text:p>
          </text:deletion>
          <text:insertion>
            <office:change-info office:chg-author="Simon Lambert Girard" office:chg-date-time="2018-10-31T14:45:02"/>
          </text:insertion>
        </text:changed-region>
        <text:changed-region xml:id="ct44079184" text:id="ct44079184">
          <text:deletion>
            <office:change-info>
              <dc:creator>Philippe Massicotte</dc:creator>
              <dc:date>2018-10-31T19:18:17</dc:date>
            </office:change-info>
            <text:p text:style-name="P1">l</text:p>
          </text:deletion>
          <text:insertion>
            <office:change-info office:chg-author="Simon Lambert Girard" office:chg-date-time="2018-10-31T14:45:02"/>
          </text:insertion>
        </text:changed-region>
        <text:changed-region xml:id="ct44240240" text:id="ct44240240">
          <text:insertion>
            <office:change-info>
              <dc:creator>Simon Lambert Girard</dc:creator>
              <dc:date>2018-10-31T14:45:02</dc:date>
            </office:change-info>
          </text:insertion>
        </text:changed-region>
        <text:changed-region xml:id="ct44010512" text:id="ct44010512">
          <text:deletion>
            <office:change-info>
              <dc:creator>Simon Lambert Girard</dc:creator>
              <dc:date>2018-10-31T14:45:02</dc:date>
            </office:change-info>
            <text:p text:style-name="P1"><text:span text:style-name="T3"><text:s/>Rather, </text:span>irradiance<text:span text:style-name="T3"> just below </text:span>sea<text:span text:style-name="T3"> ice </text:span></text:p>
          </text:deletion>
        </text:changed-region>
        <text:changed-region xml:id="ct44185200" text:id="ct44185200">
          <text:deletion>
            <office:change-info>
              <dc:creator>Simon Lambert Girard</dc:creator>
              <dc:date>2018-10-31T14:45:02</dc:date>
            </office:change-info>
            <text:p text:style-name="P1"><text:span text:style-name="T3">and </text:span></text:p>
          </text:deletion>
          <text:insertion>
            <office:change-info office:chg-author="Guislain Becu" office:chg-date-time="2018-10-30T13:13:04"/>
          </text:insertion>
        </text:changed-region>
        <text:changed-region xml:id="ct44166224" text:id="ct44166224">
          <text:deletion>
            <office:change-info>
              <dc:creator>Simon Lambert Girard</dc:creator>
              <dc:date>2018-10-31T14:45:02</dc:date>
            </office:change-info>
            <text:p text:style-name="P1"><text:span text:style-name="T3">fe</text:span>w meters aside a melt pond,<text:span text:style-name="T3"> increases with depth instead of decreasing </text:span>and<text:span text:style-name="T3"> reaches a subsurface maximum </text:span>between ~5-20 </text:p>
          </text:deletion>
        </text:changed-region>
        <text:changed-region xml:id="ct43652224" text:id="ct43652224">
          <text:deletion>
            <office:change-info>
              <dc:creator>Simon Lambert Girard</dc:creator>
              <dc:date>2018-10-31T14:45:02</dc:date>
            </office:change-info>
            <text:p text:style-name="P1">m</text:p>
          </text:deletion>
          <text:insertion>
            <office:change-info office:chg-author="Philippe Massicotte" office:chg-date-time="2018-10-24T13:56:00"/>
          </text:insertion>
        </text:changed-region>
        <text:changed-region xml:id="ct44171856" text:id="ct44171856">
          <text:deletion>
            <office:change-info>
              <dc:creator>Simon Lambert Girard</dc:creator>
              <dc:date>2018-10-31T14:45:02</dc:date>
            </office:change-info>
            <text:p text:style-name="P1">meters depth</text:p>
          </text:deletion>
        </text:changed-region>
        <text:changed-region xml:id="ct43754672" text:id="ct43754672">
          <text:deletion>
            <office:change-info>
              <dc:creator>Simon Lambert Girard</dc:creator>
              <dc:date>2018-10-31T14:45:02</dc:date>
            </office:change-info>
            <text:p text:style-name="P1"><text:span text:style-name="T3"><text:s/>(Frey2011, Katlein2016, Laney2017). </text:span></text:p>
          </text:deletion>
        </text:changed-region>
        <text:changed-region xml:id="ct43989712" text:id="ct43989712">
          <text:insertion>
            <office:change-info>
              <dc:creator>Simon Lambert Girard</dc:creator>
              <dc:date>2018-10-31T14:46:01</dc:date>
            </office:change-info>
          </text:insertion>
        </text:changed-region>
        <text:changed-region xml:id="ct44252080" text:id="ct44252080">
          <text:deletion>
            <office:change-info>
              <dc:creator>Simon Lambert Girard</dc:creator>
              <dc:date>2018-10-31T14:46:01</dc:date>
            </office:change-info>
            <text:p text:style-name="P1">Furthermore</text:p>
          </text:deletion>
        </text:changed-region>
        <text:changed-region xml:id="ct44112240" text:id="ct44112240">
          <text:insertion>
            <office:change-info>
              <dc:creator>Philippe Massicotte</dc:creator>
              <dc:date>2018-10-24T15:41:36</dc:date>
            </office:change-info>
          </text:insertion>
        </text:changed-region>
        <text:changed-region xml:id="ct44215712" text:id="ct44215712">
          <text:insertion>
            <office:change-info>
              <dc:creator>Philippe Massicotte</dc:creator>
              <dc:date>2018-10-24T13:34:27</dc:date>
            </office:change-info>
          </text:insertion>
        </text:changed-region>
        <text:changed-region xml:id="ct44201440" text:id="ct44201440">
          <text:deletion>
            <office:change-info>
              <dc:creator>Philippe Massicotte</dc:creator>
              <dc:date>2018-10-24T13:34:27</dc:date>
            </office:change-info>
            <text:p text:style-name="P1"><text:span text:style-name="T3">to</text:span></text:p>
          </text:deletion>
        </text:changed-region>
        <text:changed-region xml:id="ct44205840" text:id="ct44205840">
          <text:deletion>
            <office:change-info>
              <dc:creator>Philippe Massicotte</dc:creator>
              <dc:date>2018-10-24T13:34:29</dc:date>
            </office:change-info>
            <text:p text:style-name="P1"><text:span text:style-name="T3">e</text:span></text:p>
          </text:deletion>
        </text:changed-region>
        <text:changed-region xml:id="ct44303104" text:id="ct44303104">
          <text:insertion>
            <office:change-info>
              <dc:creator>Philippe Massicotte</dc:creator>
              <dc:date>2018-10-24T13:34:29</dc:date>
            </office:change-info>
          </text:insertion>
        </text:changed-region>
        <text:changed-region xml:id="ct44367664" text:id="ct44367664">
          <text:insertion>
            <office:change-info>
              <dc:creator>Philippe Massicotte</dc:creator>
              <dc:date>2018-10-24T13:34:32</dc:date>
            </office:change-info>
          </text:insertion>
        </text:changed-region>
        <text:changed-region xml:id="ct44069552" text:id="ct44069552">
          <text:insertion>
            <office:change-info>
              <dc:creator>Philippe Massicotte</dc:creator>
              <dc:date>2018-10-24T13:34:33</dc:date>
            </office:change-info>
          </text:insertion>
        </text:changed-region>
        <text:changed-region xml:id="ct44389792" text:id="ct44389792">
          <text:insertion>
            <office:change-info>
              <dc:creator>Philippe Massicotte</dc:creator>
              <dc:date>2018-10-24T13:35:20</dc:date>
            </office:change-info>
          </text:insertion>
        </text:changed-region>
        <text:changed-region xml:id="ct44280352" text:id="ct44280352">
          <text:deletion>
            <office:change-info>
              <dc:creator>Philippe Massicotte</dc:creator>
              <dc:date>2018-10-24T13:35:20</dc:date>
            </office:change-info>
            <text:p text:style-name="P1">between ice surface and </text:p>
          </text:deletion>
        </text:changed-region>
        <text:changed-region xml:id="ct44389568" text:id="ct44389568">
          <text:insertion>
            <office:change-info>
              <dc:creator>Philippe Massicotte</dc:creator>
              <dc:date>2018-10-24T13:35:20</dc:date>
            </office:change-info>
          </text:insertion>
        </text:changed-region>
        <text:changed-region xml:id="ct44145024" text:id="ct44145024">
          <text:deletion>
            <office:change-info>
              <dc:creator>Philippe Massicotte</dc:creator>
              <dc:date>2018-10-24T13:35:20</dc:date>
            </office:change-info>
            <text:p text:style-name="P1">ice-ocean interface</text:p>
          </text:deletion>
        </text:changed-region>
        <text:changed-region xml:id="ct44202896" text:id="ct44202896">
          <text:deletion>
            <office:change-info>
              <dc:creator>Philippe Massicotte</dc:creator>
              <dc:date>2018-10-24T13:37:04</dc:date>
            </office:change-info>
            <text:p text:style-name="P1"><text:span text:style-name="T3">near-surface </text:span></text:p>
          </text:deletion>
        </text:changed-region>
        <text:changed-region xml:id="ct44446304" text:id="ct44446304">
          <text:insertion>
            <office:change-info>
              <dc:creator>Philippe Massicotte</dc:creator>
              <dc:date>2018-10-24T13:37:09</dc:date>
            </office:change-info>
          </text:insertion>
        </text:changed-region>
        <text:changed-region xml:id="ct44538816" text:id="ct44538816">
          <text:insertion>
            <office:change-info>
              <dc:creator>Philippe Massicotte</dc:creator>
              <dc:date>2018-10-31T19:21:50</dc:date>
            </office:change-info>
          </text:insertion>
        </text:changed-region>
        <text:changed-region xml:id="ct44392032" text:id="ct44392032">
          <text:deletion>
            <office:change-info>
              <dc:creator>Philippe Massicotte</dc:creator>
              <dc:date>2018-10-31T19:21:50</dc:date>
            </office:change-info>
            <text:p text:style-name="P1">. </text:p>
          </text:deletion>
        </text:changed-region>
        <text:changed-region xml:id="ct44487776" text:id="ct44487776">
          <text:deletion>
            <office:change-info>
              <dc:creator>Philippe Massicotte</dc:creator>
              <dc:date>2018-10-31T19:21:50</dc:date>
            </office:change-info>
            <text:p text:style-name="P1"><text:s/>Both methods </text:p>
          </text:deletion>
          <text:insertion>
            <office:change-info office:chg-author="Simon Lambert Girard" office:chg-date-time="2018-10-31T17:55:51"/>
          </text:insertion>
        </text:changed-region>
        <text:changed-region xml:id="ct44302576" text:id="ct44302576">
          <text:insertion>
            <office:change-info>
              <dc:creator>Simon Lambert Girard</dc:creator>
              <dc:date>2018-10-31T17:55:51</dc:date>
            </office:change-info>
          </text:insertion>
        </text:changed-region>
        <text:changed-region xml:id="ct43199968" text:id="ct43199968">
          <text:insertion>
            <office:change-info>
              <dc:creator>Philippe Massicotte</dc:creator>
              <dc:date>2018-10-31T19:22:28</dc:date>
            </office:change-info>
          </text:insertion>
        </text:changed-region>
        <text:changed-region xml:id="ct44536560" text:id="ct44536560">
          <text:deletion>
            <office:change-info>
              <dc:creator>Philippe Massicotte</dc:creator>
              <dc:date>2018-10-31T19:22:28</dc:date>
            </office:change-info>
            <text:p text:style-name="P1">Ks</text:p>
          </text:deletion>
          <text:insertion>
            <office:change-info office:chg-author="Simon Lambert Girard" office:chg-date-time="2018-10-31T17:55:51"/>
          </text:insertion>
        </text:changed-region>
        <text:changed-region xml:id="ct44531984" text:id="ct44531984">
          <text:insertion>
            <office:change-info>
              <dc:creator>Simon Lambert Girard</dc:creator>
              <dc:date>2018-10-31T17:55:51</dc:date>
            </office:change-info>
          </text:insertion>
        </text:changed-region>
        <text:changed-region xml:id="ct44003184" text:id="ct44003184">
          <text:insertion>
            <office:change-info>
              <dc:creator>Simon Lambert Girard</dc:creator>
              <dc:date>2018-10-31T17:55:51</dc:date>
            </office:change-info>
          </text:insertion>
        </text:changed-region>
        <text:changed-region xml:id="ct44373008" text:id="ct44373008">
          <text:deletion>
            <office:change-info>
              <dc:creator>Philippe Massicotte</dc:creator>
              <dc:date>2018-10-31T16:06:29</dc:date>
            </office:change-info>
            <text:p text:style-name="P1">they in principle allow estimating K<text:span text:style-name="T1">Ed</text:span> under homogeneous sea ice.</text:p>
            <text:p text:style-name="P1">What </text:p>
          </text:deletion>
        </text:changed-region>
        <text:changed-region xml:id="ct43825568" text:id="ct43825568">
          <text:insertion>
            <office:change-info>
              <dc:creator>Philippe Massicotte</dc:creator>
              <dc:date>2018-10-31T16:06:29</dc:date>
            </office:change-info>
          </text:insertion>
        </text:changed-region>
        <text:changed-region xml:id="ct44372208" text:id="ct44372208">
          <text:deletion>
            <office:change-info>
              <dc:creator>Philippe Massicotte</dc:creator>
              <dc:date>2018-10-24T15:44:02</dc:date>
            </office:change-info>
            <text:p text:style-name="P1">some anecdotal </text:p>
          </text:deletion>
        </text:changed-region>
        <text:changed-region xml:id="ct44369840" text:id="ct44369840">
          <text:insertion>
            <office:change-info>
              <dc:creator>Guislain Becu</dc:creator>
              <dc:date>2018-10-30T13:17:06</dc:date>
            </office:change-info>
          </text:insertion>
        </text:changed-region>
        <text:changed-region xml:id="ct44585008" text:id="ct44585008">
          <text:deletion>
            <office:change-info>
              <dc:creator>Philippe Massicotte</dc:creator>
              <dc:date>2018-10-31T16:06:31</dc:date>
            </office:change-info>
            <text:p text:style-name="P1"><text:span text:style-name="T1">E</text:span></text:p>
          </text:deletion>
        </text:changed-region>
        <text:changed-region xml:id="ct44469584" text:id="ct44469584">
          <text:format-change>
            <office:change-info>
              <dc:creator>Philippe Massicotte</dc:creator>
              <dc:date>2018-10-31T19:23:25</dc:date>
            </office:change-info>
          </text:format-change>
        </text:changed-region>
        <text:changed-region xml:id="ct44564384" text:id="ct44564384">
          <text:insertion>
            <office:change-info>
              <dc:creator>Philippe Massicotte</dc:creator>
              <dc:date>2018-10-24T15:45:10</dc:date>
            </office:change-info>
          </text:insertion>
        </text:changed-region>
        <text:changed-region xml:id="ct41424064" text:id="ct41424064">
          <text:deletion>
            <office:change-info>
              <dc:creator>Philippe Massicotte</dc:creator>
              <dc:date>2018-10-24T15:45:10</dc:date>
            </office:change-info>
            <text:p text:style-name="P1">supposedly</text:p>
          </text:deletion>
        </text:changed-region>
        <text:changed-region xml:id="ct44844480" text:id="ct44844480">
          <text:insertion>
            <office:change-info>
              <dc:creator>Philippe Massicotte</dc:creator>
              <dc:date>2018-10-24T13:38:29</dc:date>
            </office:change-info>
          </text:insertion>
        </text:changed-region>
        <text:changed-region xml:id="ct44539984" text:id="ct44539984">
          <text:deletion>
            <office:change-info>
              <dc:creator>Philippe Massicotte</dc:creator>
              <dc:date>2018-10-24T13:40:30</dc:date>
            </office:change-info>
            <text:p text:style-name="P1"><text:span text:style-name="T3">thicknesses </text:span></text:p>
          </text:deletion>
        </text:changed-region>
        <text:changed-region xml:id="ct44556608" text:id="ct44556608">
          <text:insertion>
            <office:change-info>
              <dc:creator>Philippe Massicotte</dc:creator>
              <dc:date>2018-10-25T12:05:34</dc:date>
            </office:change-info>
          </text:insertion>
        </text:changed-region>
        <text:changed-region xml:id="ct44394224" text:id="ct44394224">
          <text:deletion>
            <office:change-info>
              <dc:creator>Philippe Massicotte</dc:creator>
              <dc:date>2018-10-25T12:05:34</dc:date>
            </office:change-info>
            <text:p text:style-name="P1"><text:span text:style-name="T4">U</text:span></text:p>
          </text:deletion>
        </text:changed-region>
        <text:changed-region xml:id="ct44840016" text:id="ct44840016">
          <text:insertion>
            <office:change-info>
              <dc:creator>Philippe Massicotte</dc:creator>
              <dc:date>2018-10-25T12:05:34</dc:date>
            </office:change-info>
          </text:insertion>
        </text:changed-region>
        <text:changed-region xml:id="ct44473744" text:id="ct44473744">
          <text:insertion>
            <office:change-info>
              <dc:creator>Philippe Massicotte</dc:creator>
              <dc:date>2018-10-24T13:41:24</dc:date>
            </office:change-info>
          </text:insertion>
        </text:changed-region>
        <text:changed-region xml:id="ct44981936" text:id="ct44981936">
          <text:deletion>
            <office:change-info>
              <dc:creator>Philippe Massicotte</dc:creator>
              <dc:date>2018-10-24T17:46:17</dc:date>
            </office:change-info>
            <text:p text:style-name="P1"><text:span text:style-name="T3">,</text:span></text:p>
          </text:deletion>
        </text:changed-region>
        <text:changed-region xml:id="ct45040944" text:id="ct45040944">
          <text:insertion>
            <office:change-info>
              <dc:creator>Philippe Massicotte</dc:creator>
              <dc:date>2018-10-31T19:25:44</dc:date>
            </office:change-info>
          </text:insertion>
        </text:changed-region>
        <text:changed-region xml:id="ct44997936" text:id="ct44997936">
          <text:deletion>
            <office:change-info>
              <dc:creator>Philippe Massicotte</dc:creator>
              <dc:date>2018-10-31T19:25:44</dc:date>
            </office:change-info>
            <text:p text:style-name="P1">is</text:p>
          </text:deletion>
        </text:changed-region>
        <text:changed-region xml:id="ct44026048" text:id="ct44026048">
          <text:insertion>
            <office:change-info>
              <dc:creator>Philippe Massicotte</dc:creator>
              <dc:date>2018-10-24T13:58:56</dc:date>
            </office:change-info>
          </text:insertion>
        </text:changed-region>
        <text:changed-region xml:id="ct45033936" text:id="ct45033936">
          <text:deletion>
            <office:change-info>
              <dc:creator>Philippe Massicotte</dc:creator>
              <dc:date>2018-10-24T13:58:56</dc:date>
            </office:change-info>
            <text:p text:style-name="P1">shoveled</text:p>
          </text:deletion>
        </text:changed-region>
        <text:changed-region xml:id="ct44985728" text:id="ct44985728">
          <text:deletion>
            <office:change-info>
              <dc:creator>Philippe Massicotte</dc:creator>
              <dc:date>2018-10-31T19:26:01</dc:date>
            </office:change-info>
            <text:p text:style-name="P1"><text:span text:style-name="T3">,</text:span></text:p>
          </text:deletion>
        </text:changed-region>
        <text:changed-region xml:id="ct44412848" text:id="ct44412848">
          <text:insertion>
            <office:change-info>
              <dc:creator>Philippe Massicotte</dc:creator>
              <dc:date>2018-10-31T19:26:06</dc:date>
            </office:change-info>
          </text:insertion>
        </text:changed-region>
        <text:changed-region xml:id="ct44984832" text:id="ct44984832">
          <text:deletion>
            <office:change-info>
              <dc:creator>Philippe Massicotte</dc:creator>
              <dc:date>2018-10-31T19:26:06</dc:date>
            </office:change-info>
            <text:p text:style-name="P1"><text:span text:style-name="T3">, and</text:span></text:p>
          </text:deletion>
        </text:changed-region>
        <text:changed-region xml:id="ct44852352" text:id="ct44852352">
          <text:insertion>
            <office:change-info>
              <dc:creator>Philippe Massicotte</dc:creator>
              <dc:date>2018-10-31T19:26:12</dc:date>
            </office:change-info>
          </text:insertion>
        </text:changed-region>
        <text:changed-region xml:id="ct44853152" text:id="ct44853152">
          <text:deletion>
            <office:change-info>
              <dc:creator>Philippe Massicotte</dc:creator>
              <dc:date>2018-10-31T19:26:12</dc:date>
            </office:change-info>
            <text:p text:style-name="P1"><text:span text:style-name="T3">is</text:span></text:p>
          </text:deletion>
        </text:changed-region>
        <text:changed-region xml:id="ct44586448" text:id="ct44586448">
          <text:deletion>
            <office:change-info>
              <dc:creator>Philippe Massicotte</dc:creator>
              <dc:date>2018-10-31T19:26:34</dc:date>
            </office:change-info>
            <text:p text:style-name="P1"><text:span text:style-name="T3">Then t</text:span></text:p>
          </text:deletion>
        </text:changed-region>
        <text:changed-region xml:id="ct44842528" text:id="ct44842528">
          <text:insertion>
            <office:change-info>
              <dc:creator>Philippe Massicotte</dc:creator>
              <dc:date>2018-10-31T19:26:34</dc:date>
            </office:change-info>
          </text:insertion>
        </text:changed-region>
        <text:changed-region xml:id="ct44417824" text:id="ct44417824">
          <text:insertion>
            <office:change-info>
              <dc:creator>Philippe Massicotte</dc:creator>
              <dc:date>2018-10-31T19:26:39</dc:date>
            </office:change-info>
          </text:insertion>
        </text:changed-region>
        <text:changed-region xml:id="ct44977696" text:id="ct44977696">
          <text:deletion>
            <office:change-info>
              <dc:creator>Philippe Massicotte</dc:creator>
              <dc:date>2018-10-31T19:26:41</dc:date>
            </office:change-info>
            <text:p text:style-name="P1"><text:span text:style-name="T3">is </text:span></text:p>
          </text:deletion>
        </text:changed-region>
        <text:changed-region xml:id="ct44912128" text:id="ct44912128">
          <text:insertion>
            <office:change-info>
              <dc:creator>Philippe Massicotte</dc:creator>
              <dc:date>2018-10-31T19:26:47</dc:date>
            </office:change-info>
          </text:insertion>
        </text:changed-region>
        <text:changed-region xml:id="ct44911008" text:id="ct44911008">
          <text:deletion>
            <office:change-info>
              <dc:creator>Philippe Massicotte</dc:creator>
              <dc:date>2018-10-31T19:26:47</dc:date>
            </office:change-info>
            <text:p text:style-name="P1"><text:span text:style-name="T3">/</text:span></text:p>
          </text:deletion>
        </text:changed-region>
        <text:changed-region xml:id="ct45038672" text:id="ct45038672">
          <text:insertion>
            <office:change-info>
              <dc:creator>Philippe Massicotte</dc:creator>
              <dc:date>2018-10-31T19:26:54</dc:date>
            </office:change-info>
          </text:insertion>
        </text:changed-region>
        <text:changed-region xml:id="ct44921808" text:id="ct44921808">
          <text:insertion>
            <office:change-info>
              <dc:creator>Philippe Massicotte</dc:creator>
              <dc:date>2018-10-31T19:27:03</dc:date>
            </office:change-info>
          </text:insertion>
        </text:changed-region>
        <text:changed-region xml:id="ct44926448" text:id="ct44926448">
          <text:deletion>
            <office:change-info>
              <dc:creator>Philippe Massicotte</dc:creator>
              <dc:date>2018-10-31T19:27:03</dc:date>
            </office:change-info>
            <text:p text:style-name="P1">is</text:p>
          </text:deletion>
        </text:changed-region>
        <text:changed-region xml:id="ct44901920" text:id="ct44901920">
          <text:format-change>
            <office:change-info>
              <dc:creator>Guislain Becu</dc:creator>
              <dc:date>2018-10-30T13:22:26</dc:date>
            </office:change-info>
          </text:format-change>
        </text:changed-region>
        <text:changed-region xml:id="ct44020544" text:id="ct44020544">
          <text:format-change>
            <office:change-info>
              <dc:creator>Guislain Becu</dc:creator>
              <dc:date>2018-10-30T13:22:31</dc:date>
            </office:change-info>
          </text:format-change>
        </text:changed-region>
        <text:changed-region xml:id="ct44901696" text:id="ct44901696">
          <text:insertion>
            <office:change-info>
              <dc:creator>Guislain Becu</dc:creator>
              <dc:date>2018-10-30T13:22:36</dc:date>
            </office:change-info>
          </text:insertion>
        </text:changed-region>
        <text:changed-region xml:id="ct44029920" text:id="ct44029920">
          <text:deletion>
            <office:change-info>
              <dc:creator>Guislain Becu</dc:creator>
              <dc:date>2018-10-30T13:22:36</dc:date>
            </office:change-info>
            <text:p text:style-name="P1">-</text:p>
          </text:deletion>
        </text:changed-region>
        <text:changed-region xml:id="ct45081968" text:id="ct45081968">
          <text:insertion>
            <office:change-info>
              <dc:creator>Guislain Becu</dc:creator>
              <dc:date>2018-10-30T13:25:31</dc:date>
            </office:change-info>
          </text:insertion>
        </text:changed-region>
        <text:changed-region xml:id="ct44939360" text:id="ct44939360">
          <text:format-change>
            <office:change-info>
              <dc:creator>Guislain Becu</dc:creator>
              <dc:date>2018-10-30T13:23:21</dc:date>
            </office:change-info>
          </text:format-change>
        </text:changed-region>
        <text:changed-region xml:id="ct45123392" text:id="ct45123392">
          <text:deletion>
            <office:change-info>
              <dc:creator>Philippe Massicotte</dc:creator>
              <dc:date>2018-10-31T16:06:46</dc:date>
            </office:change-info>
            <text:p text:style-name="P1"><text:span text:style-name="T2">E</text:span></text:p>
          </text:deletion>
        </text:changed-region>
        <text:changed-region xml:id="ct44528496" text:id="ct44528496">
          <text:format-change>
            <office:change-info>
              <dc:creator>Guislain Becu</dc:creator>
              <dc:date>2018-10-30T13:23:26</dc:date>
            </office:change-info>
          </text:format-change>
        </text:changed-region>
        <text:changed-region xml:id="ct44411392" text:id="ct44411392">
          <text:insertion>
            <office:change-info>
              <dc:creator>Philippe Massicotte</dc:creator>
              <dc:date>2018-10-24T13:56:09</dc:date>
            </office:change-info>
          </text:insertion>
        </text:changed-region>
        <text:changed-region xml:id="ct44417024" text:id="ct44417024">
          <text:deletion>
            <office:change-info>
              <dc:creator>Philippe Massicotte</dc:creator>
              <dc:date>2018-10-24T13:56:09</dc:date>
            </office:change-info>
            <text:p text:style-name="P1">meters</text:p>
          </text:deletion>
        </text:changed-region>
        <text:changed-region xml:id="ct44020016" text:id="ct44020016">
          <text:insertion>
            <office:change-info>
              <dc:creator>Philippe Massicotte</dc:creator>
              <dc:date>2018-10-24T13:56:12</dc:date>
            </office:change-info>
          </text:insertion>
        </text:changed-region>
        <text:changed-region xml:id="ct44985360" text:id="ct44985360">
          <text:deletion>
            <office:change-info>
              <dc:creator>Philippe Massicotte</dc:creator>
              <dc:date>2018-10-24T13:56:12</dc:date>
            </office:change-info>
            <text:p text:style-name="P1">meters</text:p>
          </text:deletion>
        </text:changed-region>
        <text:changed-region xml:id="ct45089008" text:id="ct45089008">
          <text:insertion>
            <office:change-info>
              <dc:creator>Philippe Massicotte</dc:creator>
              <dc:date>2018-10-31T19:27:42</dc:date>
            </office:change-info>
          </text:insertion>
        </text:changed-region>
        <text:changed-region xml:id="ct45082576" text:id="ct45082576">
          <text:deletion>
            <office:change-info>
              <dc:creator>Philippe Massicotte</dc:creator>
              <dc:date>2018-10-31T19:27:42</dc:date>
            </office:change-info>
            <text:p text:style-name="P1"><text:span text:style-name="T3">e</text:span></text:p>
          </text:deletion>
        </text:changed-region>
        <text:changed-region xml:id="ct44923440" text:id="ct44923440">
          <text:insertion>
            <office:change-info>
              <dc:creator>Philippe Massicotte</dc:creator>
              <dc:date>2018-10-31T19:27:44</dc:date>
            </office:change-info>
          </text:insertion>
        </text:changed-region>
        <text:changed-region xml:id="ct44857728" text:id="ct44857728">
          <text:insertion>
            <office:change-info>
              <dc:creator>Philippe Massicotte</dc:creator>
              <dc:date>2018-10-31T19:27:46</dc:date>
            </office:change-info>
          </text:insertion>
        </text:changed-region>
        <text:changed-region xml:id="ct45030096" text:id="ct45030096">
          <text:insertion>
            <office:change-info>
              <dc:creator>Philippe Massicotte</dc:creator>
              <dc:date>2018-10-24T13:43:43</dc:date>
            </office:change-info>
          </text:insertion>
        </text:changed-region>
        <text:changed-region xml:id="ct45087712" text:id="ct45087712">
          <text:deletion>
            <office:change-info>
              <dc:creator>Philippe Massicotte</dc:creator>
              <dc:date>2018-10-24T13:43:43</dc:date>
            </office:change-info>
            <text:p text:style-name="P1">lights</text:p>
          </text:deletion>
        </text:changed-region>
        <text:changed-region xml:id="ct45090080" text:id="ct45090080">
          <text:deletion>
            <office:change-info>
              <dc:creator>Guislain Becu</dc:creator>
              <dc:date>2018-10-30T13:24:37</dc:date>
            </office:change-info>
            <text:p text:style-name="P1">n</text:p>
          </text:deletion>
        </text:changed-region>
        <text:changed-region xml:id="ct44023184" text:id="ct44023184">
          <text:insertion>
            <office:change-info>
              <dc:creator>Guislain Becu</dc:creator>
              <dc:date>2018-10-30T13:24:37</dc:date>
            </office:change-info>
          </text:insertion>
        </text:changed-region>
        <text:changed-region xml:id="ct44856656" text:id="ct44856656">
          <text:deletion>
            <office:change-info>
              <dc:creator>Simon Lambert Girard</dc:creator>
              <dc:date>2018-10-24T18:24:11</dc:date>
            </office:change-info>
            <text:p text:style-name="P1"><text:s/>under</text:p>
          </text:deletion>
        </text:changed-region>
        <text:changed-region xml:id="ct44016800" text:id="ct44016800">
          <text:insertion>
            <office:change-info>
              <dc:creator>Simon Lambert Girard</dc:creator>
              <dc:date>2018-10-24T18:24:04</dc:date>
            </office:change-info>
          </text:insertion>
        </text:changed-region>
        <text:changed-region xml:id="ct44992976" text:id="ct44992976">
          <text:deletion>
            <office:change-info>
              <dc:creator>Simon Lambert Girard</dc:creator>
              <dc:date>2018-10-24T18:24:04</dc:date>
            </office:change-info>
            <text:p text:style-name="P1">spatially heterogeneous sea</text:p>
          </text:deletion>
        </text:changed-region>
        <text:changed-region xml:id="ct44028208" text:id="ct44028208">
          <text:insertion>
            <office:change-info>
              <dc:creator>Simon Lambert Girard</dc:creator>
              <dc:date>2018-10-31T11:45:44</dc:date>
            </office:change-info>
          </text:insertion>
        </text:changed-region>
        <text:changed-region xml:id="ct44938752" text:id="ct44938752">
          <text:deletion>
            <office:change-info>
              <dc:creator>Simon Lambert Girard</dc:creator>
              <dc:date>2018-11-01T02:18:28</dc:date>
            </office:change-info>
            <text:p text:style-name="P1">allows </text:p>
          </text:deletion>
        </text:changed-region>
        <text:changed-region xml:id="ct45029296" text:id="ct45029296">
          <text:insertion>
            <office:change-info>
              <dc:creator>Simon Lambert Girard</dc:creator>
              <dc:date>2018-11-01T02:18:31</dc:date>
            </office:change-info>
          </text:insertion>
        </text:changed-region>
        <text:changed-region xml:id="ct44905056" text:id="ct44905056">
          <text:deletion>
            <office:change-info>
              <dc:creator>Simon Lambert Girard</dc:creator>
              <dc:date>2018-11-01T02:18:31</dc:date>
            </office:change-info>
            <text:p text:style-name="P1">ing</text:p>
          </text:deletion>
        </text:changed-region>
        <text:changed-region xml:id="ct45022624" text:id="ct45022624">
          <text:deletion>
            <office:change-info>
              <dc:creator>Simon Lambert Girard</dc:creator>
              <dc:date>2018-10-31T11:45:17</dc:date>
            </office:change-info>
            <text:p text:style-name="P1">in various geometries from </text:p>
          </text:deletion>
        </text:changed-region>
        <text:changed-region xml:id="ct44925264" text:id="ct44925264">
          <text:insertion>
            <office:change-info>
              <dc:creator>Simon Lambert Girard</dc:creator>
              <dc:date>2018-10-31T11:45:17</dc:date>
            </office:change-info>
          </text:insertion>
        </text:changed-region>
        <text:changed-region xml:id="ct45037600" text:id="ct45037600">
          <text:deletion>
            <office:change-info>
              <dc:creator>Simon Lambert Girard</dc:creator>
              <dc:date>2018-10-31T11:45:33</dc:date>
            </office:change-info>
            <text:p text:style-name="P1">to open </text:p>
          </text:deletion>
        </text:changed-region>
        <text:changed-region xml:id="ct45122288" text:id="ct45122288">
          <text:insertion>
            <office:change-info>
              <dc:creator>Simon Lambert Girard</dc:creator>
              <dc:date>2018-10-31T11:46:01</dc:date>
            </office:change-info>
          </text:insertion>
        </text:changed-region>
        <text:changed-region xml:id="ct45086784" text:id="ct45086784">
          <text:deletion>
            <office:change-info>
              <dc:creator>Simon Lambert Girard</dc:creator>
              <dc:date>2018-10-31T11:46:06</dc:date>
            </office:change-info>
            <text:p text:style-name="P1"><text:s/>ice covered</text:p>
          </text:deletion>
        </text:changed-region>
        <text:changed-region xml:id="ct45116096" text:id="ct45116096">
          <text:insertion>
            <office:change-info>
              <dc:creator>Simon Lambert Girard</dc:creator>
              <dc:date>2018-10-31T12:12:10</dc:date>
            </office:change-info>
          </text:insertion>
        </text:changed-region>
        <text:changed-region xml:id="ct45104768" text:id="ct45104768">
          <text:deletion>
            <office:change-info>
              <dc:creator>Philippe Massicotte</dc:creator>
              <dc:date>2018-10-31T12:47:51</dc:date>
            </office:change-info>
            <text:p text:style-name="P1">Given our interest in surface light profiles, the deepest </text:p>
          </text:deletion>
        </text:changed-region>
        <text:changed-region xml:id="ct45104256" text:id="ct45104256">
          <text:deletion>
            <office:change-info>
              <dc:creator>Philippe Massicotte</dc:creator>
              <dc:date>2018-10-31T12:47:51</dc:date>
            </office:change-info>
            <text:p text:style-name="P1">optical detectors were </text:p>
          </text:deletion>
          <text:insertion>
            <office:change-info office:chg-author="Simon Lambert Girard" office:chg-date-time="2018-10-31T11:34:25"/>
          </text:insertion>
        </text:changed-region>
        <text:changed-region xml:id="ct45081024" text:id="ct45081024">
          <text:deletion>
            <office:change-info>
              <dc:creator>Philippe Massicotte</dc:creator>
              <dc:date>2018-10-31T12:47:51</dc:date>
            </office:change-info>
            <text:p text:style-name="P1">software photons counter was placed at 25 m depth. </text:p>
          </text:deletion>
        </text:changed-region>
        <text:changed-region xml:id="ct44967872" text:id="ct44967872">
          <text:insertion>
            <office:change-info>
              <dc:creator>Guislain Becu</dc:creator>
              <dc:date>2018-10-30T13:31:20</dc:date>
            </office:change-info>
          </text:insertion>
        </text:changed-region>
        <text:changed-region xml:id="ct45088224" text:id="ct45088224">
          <text:deletion>
            <office:change-info>
              <dc:creator>Guislain Becu</dc:creator>
              <dc:date>2018-10-30T13:31:20</dc:date>
            </office:change-info>
            <text:p text:style-name="P1">in the green/blue spectral region</text:p>
          </text:deletion>
        </text:changed-region>
        <text:changed-region xml:id="ct45066544" text:id="ct45066544">
          <text:deletion>
            <office:change-info>
              <dc:creator>Simon Lambert Girard</dc:creator>
              <dc:date>2018-10-31T11:36:36</dc:date>
            </office:change-info>
            <text:p text:style-name="P1">visible</text:p>
          </text:deletion>
        </text:changed-region>
        <text:changed-region xml:id="ct45199408" text:id="ct45199408">
          <text:deletion>
            <office:change-info>
              <dc:creator>Simon Lambert Girard</dc:creator>
              <dc:date>2018-10-31T11:36:36</dc:date>
            </office:change-info>
            <text:p text:style-name="P1"><text:s/>(green/blue?)</text:p>
          </text:deletion>
          <text:insertion>
            <office:change-info office:chg-author="Guislain Becu" office:chg-date-time="2018-10-30T13:32:08"/>
          </text:insertion>
        </text:changed-region>
        <text:changed-region xml:id="ct45110016" text:id="ct45110016">
          <text:deletion>
            <office:change-info>
              <dc:creator>Simon Lambert Girard</dc:creator>
              <dc:date>2018-10-31T11:36:36</dc:date>
            </office:change-info>
            <text:p text:style-name="P1"><text:s/>range </text:p>
          </text:deletion>
        </text:changed-region>
        <text:changed-region xml:id="ct44932576" text:id="ct44932576">
          <text:insertion>
            <office:change-info>
              <dc:creator>Guislain Becu</dc:creator>
              <dc:date>2018-10-30T13:31:44</dc:date>
            </office:change-info>
          </text:insertion>
        </text:changed-region>
        <text:changed-region xml:id="ct45018000" text:id="ct45018000">
          <text:deletion>
            <office:change-info>
              <dc:creator>Philippe Massicotte</dc:creator>
              <dc:date>2018-10-24T13:50:50</dc:date>
            </office:change-info>
            <text:p text:style-name="P1">Our objective is to simulate the propagation of sunlight inside ice-covered oceanic water. Inclusion of a 3D sea ice layer at the upper boundary of the ocean would have required extensive computer power because of the high scattering properties of ice. Instead, s</text:p>
          </text:deletion>
          <text:insertion>
            <office:change-info office:chg-author="Simon Lambert Girard" office:chg-date-time="2018-10-31T11:46:54"/>
          </text:insertion>
        </text:changed-region>
        <text:changed-region xml:id="ct44920480" text:id="ct44920480">
          <text:deletion>
            <office:change-info>
              <dc:creator>Philippe Massicotte</dc:creator>
              <dc:date>2018-10-24T13:50:50</dc:date>
            </office:change-info>
            <text:p text:style-name="P1">Sea ice was </text:p>
          </text:deletion>
        </text:changed-region>
        <text:changed-region xml:id="ct44964592" text:id="ct44964592">
          <text:deletion>
            <office:change-info>
              <dc:creator>Philippe Massicotte</dc:creator>
              <dc:date>2018-10-24T13:50:50</dc:date>
            </office:change-info>
            <text:p text:style-name="P1"><text:s/></text:p>
          </text:deletion>
          <text:insertion>
            <office:change-info office:chg-author="Simon Lambert Girard" office:chg-date-time="2018-10-31T11:51:10"/>
          </text:insertion>
        </text:changed-region>
        <text:changed-region xml:id="ct45109216" text:id="ct45109216">
          <text:deletion>
            <office:change-info>
              <dc:creator>Philippe Massicotte</dc:creator>
              <dc:date>2018-10-24T13:50:50</dc:date>
            </office:change-info>
            <text:p text:style-name="P1">incorporated at the upper boundary of the ocean using a </text:p>
          </text:deletion>
        </text:changed-region>
        <text:changed-region xml:id="ct45065808" text:id="ct45065808">
          <text:deletion>
            <office:change-info>
              <dc:creator>Philippe Massicotte</dc:creator>
              <dc:date>2018-10-24T13:50:50</dc:date>
            </office:change-info>
            <text:p text:style-name="P1">2D emitting surface of 100 m radius</text:p>
          </text:deletion>
        </text:changed-region>
        <text:changed-region xml:id="ct45108416" text:id="ct45108416">
          <text:deletion>
            <office:change-info>
              <dc:creator>Philippe Massicotte</dc:creator>
              <dc:date>2018-10-24T13:50:50</dc:date>
            </office:change-info>
            <text:p text:style-name="P1"><text:s/>(120 m ?)</text:p>
          </text:deletion>
          <text:insertion>
            <office:change-info office:chg-author="Guislain Becu" office:chg-date-time="2018-10-30T13:40:27"/>
          </text:insertion>
        </text:changed-region>
        <text:changed-region xml:id="ct44953440" text:id="ct44953440">
          <text:deletion>
            <office:change-info>
              <dc:creator>Philippe Massicotte</dc:creator>
              <dc:date>2018-10-24T13:50:50</dc:date>
            </office:change-info>
            <text:p text:style-name="P1">. A 5 m radius melt pond was set-up at the center of the surface (Fig. 1). The photon emission of the melt pond surface has four times the intensity of the surrounding ice which corresponds to typical conditions found in </text:p>
          </text:deletion>
        </text:changed-region>
        <text:changed-region xml:id="ct44957328" text:id="ct44957328">
          <text:deletion>
            <office:change-info>
              <dc:creator>Philippe Massicotte</dc:creator>
              <dc:date>2018-10-24T13:50:50</dc:date>
            </office:change-info>
            <text:p text:style-name="P1">Arctic during summer (Perovich2016). SimulO does not allow to use arbitrary emission angular distribution</text:p>
          </text:deletion>
        </text:changed-region>
        <text:changed-region xml:id="ct45073296" text:id="ct45073296">
          <text:deletion>
            <office:change-info>
              <dc:creator>Philippe Massicotte</dc:creator>
              <dc:date>2018-10-24T13:50:50</dc:date>
            </office:change-info>
            <text:p text:style-name="P1"><text:s/>for photons emission</text:p>
          </text:deletion>
          <text:insertion>
            <office:change-info office:chg-author="Edouard L" office:chg-date-time="2018-10-29T10:47:25"/>
          </text:insertion>
        </text:changed-region>
        <text:changed-region xml:id="ct45197504" text:id="ct45197504">
          <text:deletion>
            <office:change-info>
              <dc:creator>Philippe Massicotte</dc:creator>
              <dc:date>2018-10-24T13:50:50</dc:date>
            </office:change-info>
            <text:p text:style-name="P1">. To overcome this problem, two </text:p>
          </text:deletion>
        </text:changed-region>
        <text:changed-region xml:id="ct45118720" text:id="ct45118720">
          <text:deletion>
            <office:change-info>
              <dc:creator>Philippe Massicotte</dc:creator>
              <dc:date>2018-10-24T13:50:50</dc:date>
            </office:change-info>
            <text:p text:style-name="P1">sources </text:p>
          </text:deletion>
          <text:insertion>
            <office:change-info office:chg-author="Edouard L" office:chg-date-time="2018-10-29T10:47:48"/>
          </text:insertion>
        </text:changed-region>
        <text:changed-region xml:id="ct44950960" text:id="ct44950960">
          <text:deletion>
            <office:change-info>
              <dc:creator>Philippe Massicotte</dc:creator>
              <dc:date>2018-10-24T13:50:50</dc:date>
            </office:change-info>
            <text:p text:style-name="P1">lambertian sources of 90 and 60 degrees were summed up in order</text:p>
          </text:deletion>
        </text:changed-region>
        <text:changed-region xml:id="ct44948672" text:id="ct44948672">
          <text:deletion>
            <office:change-info>
              <dc:creator>Philippe Massicotte</dc:creator>
              <dc:date>2018-10-24T13:50:50</dc:date>
            </office:change-info>
            <text:p text:style-name="P1"><text:s/>to mimic observed under ice radiance light field (Girard2018) and reproduce the subsurface light maxim</text:p>
          </text:deletion>
        </text:changed-region>
        <text:changed-region xml:id="ct44931776" text:id="ct44931776">
          <text:deletion>
            <office:change-info>
              <dc:creator>Philippe Massicotte</dc:creator>
              <dc:date>2018-10-24T13:50:50</dc:date>
            </office:change-info>
            <text:p text:style-name="P1">ums observed between ~5-20 </text:p>
          </text:deletion>
        </text:changed-region>
        <text:changed-region xml:id="ct44934960" text:id="ct44934960">
          <text:deletion>
            <office:change-info>
              <dc:creator>Philippe Massicotte</dc:creator>
              <dc:date>2018-10-24T13:50:50</dc:date>
            </office:change-info>
            <text:p text:style-name="P1">meters (supplementary Fig. 4). </text:p>
          </text:deletion>
        </text:changed-region>
        <text:changed-region xml:id="ct44913808" text:id="ct44913808">
          <text:deletion>
            <office:change-info>
              <dc:creator>Philippe Massicotte</dc:creator>
              <dc:date>2018-10-24T13:50:50</dc:date>
            </office:change-info>
            <text:p text:style-name="P1">The first source is a regular Lambertian surface while the second is a Lambertian surface but restricted to an emission within 60 degrees of zenith angle. </text:p>
          </text:deletion>
          <text:insertion>
            <office:change-info office:chg-author="Edouard L" office:chg-date-time="2018-10-29T10:48:07"/>
          </text:insertion>
        </text:changed-region>
        <text:changed-region xml:id="ct45204784" text:id="ct45204784">
          <text:deletion>
            <office:change-info>
              <dc:creator>Philippe Massicotte</dc:creator>
              <dc:date>2018-10-24T13:50:50</dc:date>
            </office:change-info>
            <text:p text:style-name="P1">The same emission angular distribution was used for both ice and melt pond surfaces. For th</text:p>
          </text:deletion>
        </text:changed-region>
        <text:changed-region xml:id="ct44947520" text:id="ct44947520">
          <text:deletion>
            <office:change-info>
              <dc:creator>Philippe Massicotte</dc:creator>
              <dc:date>2018-10-24T13:50:50</dc:date>
            </office:change-info>
            <text:p text:style-name="P1">e</text:p>
          </text:deletion>
          <text:insertion>
            <office:change-info office:chg-author="Guislain Becu" office:chg-date-time="2018-10-30T13:42:22"/>
          </text:insertion>
        </text:changed-region>
        <text:changed-region xml:id="ct45077776" text:id="ct45077776">
          <text:deletion>
            <office:change-info>
              <dc:creator>Philippe Massicotte</dc:creator>
              <dc:date>2018-10-24T13:50:50</dc:date>
            </office:change-info>
            <text:p text:style-name="P1">is purpose of this study, the small difference between the light field shape measured under melt pond vs ice is much less important compared the their difference of intensity (Girard2018).</text:p>
            <text:p text:style-name="P1"/>
          </text:deletion>
        </text:changed-region>
        <text:changed-region xml:id="ct44915152" text:id="ct44915152">
          <text:insertion>
            <office:change-info>
              <dc:creator>Simon Lambert Girard</dc:creator>
              <dc:date>2018-10-31T11:53:09</dc:date>
            </office:change-info>
          </text:insertion>
        </text:changed-region>
        <text:changed-region xml:id="ct44949472" text:id="ct44949472">
          <text:UnknownChange>
            <office:change-info>
              <dc:creator>Philippe Massicotte</dc:creator>
              <dc:date>2018-10-24T13:45:53</dc:date>
            </office:change-info>
          </text:UnknownChange>
        </text:changed-region>
        <text:changed-region xml:id="ct44916832" text:id="ct44916832">
          <text:insertion>
            <office:change-info>
              <dc:creator>Philippe Massicotte</dc:creator>
              <dc:date>2018-10-31T19:29:43</dc:date>
            </office:change-info>
          </text:insertion>
        </text:changed-region>
        <text:changed-region xml:id="ct44968384" text:id="ct44968384">
          <text:UnknownChange>
            <office:change-info>
              <dc:creator>Philippe Massicotte</dc:creator>
              <dc:date>2018-10-24T13:45:53</dc:date>
            </office:change-info>
          </text:UnknownChange>
        </text:changed-region>
        <text:changed-region xml:id="ct44963792" text:id="ct44963792">
          <text:deletion>
            <office:change-info>
              <dc:creator>Philippe Massicotte</dc:creator>
              <dc:date>2018-10-31T19:29:43</dc:date>
            </office:change-info>
            <text:p text:style-name="P1">is</text:p>
          </text:deletion>
          <text:insertion>
            <office:change-info office:chg-author="Simon Lambert Girard" office:chg-date-time="2018-10-31T11:53:09"/>
          </text:insertion>
        </text:changed-region>
        <text:changed-region xml:id="ct45226960" text:id="ct45226960">
          <text:UnknownChange>
            <office:change-info>
              <dc:creator>Philippe Massicotte</dc:creator>
              <dc:date>2018-10-24T13:45:53</dc:date>
            </office:change-info>
          </text:UnknownChange>
        </text:changed-region>
        <text:changed-region xml:id="ct45200656" text:id="ct45200656">
          <text:insertion>
            <office:change-info>
              <dc:creator>Simon Lambert Girard</dc:creator>
              <dc:date>2018-10-31T11:53:09</dc:date>
            </office:change-info>
          </text:insertion>
        </text:changed-region>
        <text:changed-region xml:id="ct44941808" text:id="ct44941808">
          <text:UnknownChange>
            <office:change-info>
              <dc:creator>Philippe Massicotte</dc:creator>
              <dc:date>2018-10-24T13:45:53</dc:date>
            </office:change-info>
          </text:UnknownChange>
        </text:changed-region>
        <text:changed-region xml:id="ct45201456" text:id="ct45201456">
          <text:insertion>
            <office:change-info>
              <dc:creator>Philippe Massicotte</dc:creator>
              <dc:date>2018-10-31T12:50:47</dc:date>
            </office:change-info>
          </text:insertion>
        </text:changed-region>
        <text:changed-region xml:id="ct44939904" text:id="ct44939904">
          <text:UnknownChange>
            <office:change-info>
              <dc:creator>Philippe Massicotte</dc:creator>
              <dc:date>2018-10-24T13:45:53</dc:date>
            </office:change-info>
          </text:UnknownChange>
        </text:changed-region>
        <text:changed-region xml:id="ct45236336" text:id="ct45236336">
          <text:insertion>
            <office:change-info>
              <dc:creator>Simon Lambert Girard</dc:creator>
              <dc:date>2018-10-31T11:53:09</dc:date>
            </office:change-info>
          </text:insertion>
        </text:changed-region>
        <text:changed-region xml:id="ct44952368" text:id="ct44952368">
          <text:UnknownChange>
            <office:change-info>
              <dc:creator>Philippe Massicotte</dc:creator>
              <dc:date>2018-10-24T13:45:53</dc:date>
            </office:change-info>
          </text:UnknownChange>
        </text:changed-region>
        <text:changed-region xml:id="ct45237840" text:id="ct45237840">
          <text:deletion>
            <office:change-info>
              <dc:creator>Philippe Massicotte</dc:creator>
              <dc:date>2018-10-31T12:50:42</dc:date>
            </office:change-info>
            <text:p text:style-name="P1">(120 m ?).</text:p>
          </text:deletion>
          <text:insertion>
            <office:change-info office:chg-author="Simon Lambert Girard" office:chg-date-time="2018-10-31T11:53:09"/>
          </text:insertion>
        </text:changed-region>
        <text:changed-region xml:id="ct44958784" text:id="ct44958784">
          <text:UnknownChange>
            <office:change-info>
              <dc:creator>Philippe Massicotte</dc:creator>
              <dc:date>2018-10-24T13:45:53</dc:date>
            </office:change-info>
          </text:UnknownChange>
        </text:changed-region>
        <text:changed-region xml:id="ct45100864" text:id="ct45100864">
          <text:insertion>
            <office:change-info>
              <dc:creator>Simon Lambert Girard</dc:creator>
              <dc:date>2018-10-31T11:53:09</dc:date>
            </office:change-info>
          </text:insertion>
        </text:changed-region>
        <text:changed-region xml:id="ct45100064" text:id="ct45100064">
          <text:UnknownChange>
            <office:change-info>
              <dc:creator>Philippe Massicotte</dc:creator>
              <dc:date>2018-10-24T13:45:53</dc:date>
            </office:change-info>
          </text:UnknownChange>
        </text:changed-region>
        <text:changed-region xml:id="ct45205856" text:id="ct45205856">
          <text:insertion>
            <office:change-info>
              <dc:creator>Simon Lambert Girard</dc:creator>
              <dc:date>2018-10-31T11:53:09</dc:date>
            </office:change-info>
          </text:insertion>
        </text:changed-region>
        <text:changed-region xml:id="ct45064032" text:id="ct45064032">
          <text:UnknownChange>
            <office:change-info>
              <dc:creator>Philippe Massicotte</dc:creator>
              <dc:date>2018-10-24T13:45:53</dc:date>
            </office:change-info>
          </text:UnknownChange>
        </text:changed-region>
        <text:changed-region xml:id="ct45232848" text:id="ct45232848">
          <text:insertion>
            <office:change-info>
              <dc:creator>Simon Lambert Girard</dc:creator>
              <dc:date>2018-10-31T11:53:09</dc:date>
            </office:change-info>
          </text:insertion>
        </text:changed-region>
        <text:changed-region xml:id="ct45102464" text:id="ct45102464">
          <text:UnknownChange>
            <office:change-info>
              <dc:creator>Philippe Massicotte</dc:creator>
              <dc:date>2018-10-24T13:45:53</dc:date>
            </office:change-info>
          </text:UnknownChange>
        </text:changed-region>
        <text:changed-region xml:id="ct45207456" text:id="ct45207456">
          <text:insertion>
            <office:change-info>
              <dc:creator>Simon Lambert Girard</dc:creator>
              <dc:date>2018-10-31T11:53:09</dc:date>
            </office:change-info>
          </text:insertion>
        </text:changed-region>
        <text:changed-region xml:id="ct45114768" text:id="ct45114768">
          <text:UnknownChange>
            <office:change-info>
              <dc:creator>Philippe Massicotte</dc:creator>
              <dc:date>2018-10-24T13:45:53</dc:date>
            </office:change-info>
          </text:UnknownChange>
        </text:changed-region>
        <text:changed-region xml:id="ct45016528" text:id="ct45016528">
          <text:insertion>
            <office:change-info>
              <dc:creator>Simon Lambert Girard</dc:creator>
              <dc:date>2018-10-31T11:53:09</dc:date>
            </office:change-info>
          </text:insertion>
        </text:changed-region>
        <text:changed-region xml:id="ct45234448" text:id="ct45234448">
          <text:UnknownChange>
            <office:change-info>
              <dc:creator>Philippe Massicotte</dc:creator>
              <dc:date>2018-10-24T13:45:53</dc:date>
            </office:change-info>
          </text:UnknownChange>
        </text:changed-region>
        <text:changed-region xml:id="ct45225888" text:id="ct45225888">
          <text:insertion>
            <office:change-info>
              <dc:creator>Simon Lambert Girard</dc:creator>
              <dc:date>2018-10-31T11:53:09</dc:date>
            </office:change-info>
          </text:insertion>
        </text:changed-region>
        <text:changed-region xml:id="ct44916032" text:id="ct44916032">
          <text:UnknownChange>
            <office:change-info>
              <dc:creator>Philippe Massicotte</dc:creator>
              <dc:date>2018-10-24T13:45:53</dc:date>
            </office:change-info>
          </text:UnknownChange>
        </text:changed-region>
        <text:changed-region xml:id="ct45227760" text:id="ct45227760">
          <text:insertion>
            <office:change-info>
              <dc:creator>Simon Lambert Girard</dc:creator>
              <dc:date>2018-10-31T11:53:09</dc:date>
            </office:change-info>
          </text:insertion>
        </text:changed-region>
        <text:changed-region xml:id="ct45220800" text:id="ct45220800">
          <text:UnknownChange>
            <office:change-info>
              <dc:creator>Philippe Massicotte</dc:creator>
              <dc:date>2018-10-24T13:45:53</dc:date>
            </office:change-info>
          </text:UnknownChange>
        </text:changed-region>
        <text:changed-region xml:id="ct44919392" text:id="ct44919392">
          <text:insertion>
            <office:change-info>
              <dc:creator>Simon Lambert Girard</dc:creator>
              <dc:date>2018-10-31T11:53:09</dc:date>
            </office:change-info>
          </text:insertion>
        </text:changed-region>
        <text:changed-region xml:id="ct45039472" text:id="ct45039472">
          <text:UnknownChange>
            <office:change-info>
              <dc:creator>Philippe Massicotte</dc:creator>
              <dc:date>2018-10-24T13:45:53</dc:date>
            </office:change-info>
          </text:UnknownChange>
        </text:changed-region>
        <text:changed-region xml:id="ct44951760" text:id="ct44951760">
          <text:insertion>
            <office:change-info>
              <dc:creator>Philippe Massicotte</dc:creator>
              <dc:date>2018-10-31T13:01:40</dc:date>
            </office:change-info>
          </text:insertion>
        </text:changed-region>
        <text:changed-region xml:id="ct45202528" text:id="ct45202528">
          <text:UnknownChange>
            <office:change-info>
              <dc:creator>Philippe Massicotte</dc:creator>
              <dc:date>2018-10-24T13:45:53</dc:date>
            </office:change-info>
          </text:UnknownChange>
        </text:changed-region>
        <text:changed-region xml:id="ct45008000" text:id="ct45008000">
          <text:insertion>
            <office:change-info>
              <dc:creator>Philippe Massicotte</dc:creator>
              <dc:date>2018-10-31T13:01:40</dc:date>
            </office:change-info>
          </text:insertion>
        </text:changed-region>
        <text:changed-region xml:id="ct45070208" text:id="ct45070208">
          <text:UnknownChange>
            <office:change-info>
              <dc:creator>Philippe Massicotte</dc:creator>
              <dc:date>2018-10-24T13:45:53</dc:date>
            </office:change-info>
          </text:UnknownChange>
        </text:changed-region>
        <text:changed-region xml:id="ct45233648" text:id="ct45233648">
          <text:deletion>
            <office:change-info>
              <dc:creator>Philippe Massicotte</dc:creator>
              <dc:date>2018-10-31T13:01:40</dc:date>
            </office:change-info>
            <text:p text:style-name="P1">supplementary</text:p>
          </text:deletion>
          <text:insertion>
            <office:change-info office:chg-author="Simon Lambert Girard" office:chg-date-time="2018-10-31T11:53:09"/>
          </text:insertion>
        </text:changed-region>
        <text:changed-region xml:id="ct45099296" text:id="ct45099296">
          <text:UnknownChange>
            <office:change-info>
              <dc:creator>Philippe Massicotte</dc:creator>
              <dc:date>2018-10-24T13:45:53</dc:date>
            </office:change-info>
          </text:UnknownChange>
        </text:changed-region>
        <text:changed-region xml:id="ct45206656" text:id="ct45206656">
          <text:deletion>
            <office:change-info>
              <dc:creator>Philippe Massicotte</dc:creator>
              <dc:date>2018-10-31T13:01:40</dc:date>
            </office:change-info>
            <text:p text:style-name="P1"><text:s/></text:p>
          </text:deletion>
          <text:insertion>
            <office:change-info office:chg-author="Simon Lambert Girard" office:chg-date-time="2018-10-31T11:53:09"/>
          </text:insertion>
        </text:changed-region>
        <text:changed-region xml:id="ct45231968" text:id="ct45231968">
          <text:UnknownChange>
            <office:change-info>
              <dc:creator>Philippe Massicotte</dc:creator>
              <dc:date>2018-10-24T13:45:53</dc:date>
            </office:change-info>
          </text:UnknownChange>
        </text:changed-region>
        <text:changed-region xml:id="ct45228288" text:id="ct45228288">
          <text:deletion>
            <office:change-info>
              <dc:creator>Philippe Massicotte</dc:creator>
              <dc:date>2018-10-31T13:01:40</dc:date>
            </office:change-info>
            <text:p text:style-name="P1">Fig. </text:p>
          </text:deletion>
          <text:insertion>
            <office:change-info office:chg-author="Simon Lambert Girard" office:chg-date-time="2018-10-31T11:53:09"/>
          </text:insertion>
        </text:changed-region>
        <text:changed-region xml:id="ct45006928" text:id="ct45006928">
          <text:UnknownChange>
            <office:change-info>
              <dc:creator>Philippe Massicotte</dc:creator>
              <dc:date>2018-10-24T13:45:53</dc:date>
            </office:change-info>
          </text:UnknownChange>
        </text:changed-region>
        <text:changed-region xml:id="ct45221600" text:id="ct45221600">
          <text:deletion>
            <office:change-info>
              <dc:creator>Philippe Massicotte</dc:creator>
              <dc:date>2018-10-31T13:01:40</dc:date>
            </office:change-info>
            <text:p text:style-name="P1">4</text:p>
          </text:deletion>
          <text:insertion>
            <office:change-info office:chg-author="Simon Lambert Girard" office:chg-date-time="2018-10-31T11:53:09"/>
          </text:insertion>
        </text:changed-region>
        <text:changed-region xml:id="ct45219888" text:id="ct45219888">
          <text:UnknownChange>
            <office:change-info>
              <dc:creator>Philippe Massicotte</dc:creator>
              <dc:date>2018-10-24T13:45:53</dc:date>
            </office:change-info>
          </text:UnknownChange>
        </text:changed-region>
        <text:changed-region xml:id="ct45068000" text:id="ct45068000">
          <text:insertion>
            <office:change-info>
              <dc:creator>Simon Lambert Girard</dc:creator>
              <dc:date>2018-10-31T11:53:09</dc:date>
            </office:change-info>
          </text:insertion>
        </text:changed-region>
        <text:changed-region xml:id="ct45009872" text:id="ct45009872">
          <text:UnknownChange>
            <office:change-info>
              <dc:creator>Philippe Massicotte</dc:creator>
              <dc:date>2018-10-24T13:45:53</dc:date>
            </office:change-info>
          </text:UnknownChange>
        </text:changed-region>
        <text:changed-region xml:id="ct45096512" text:id="ct45096512">
          <text:insertion>
            <office:change-info>
              <dc:creator>Simon Lambert Girard</dc:creator>
              <dc:date>2018-10-31T11:53:09</dc:date>
            </office:change-info>
          </text:insertion>
        </text:changed-region>
        <text:changed-region xml:id="ct45101664" text:id="ct45101664">
          <text:UnknownChange>
            <office:change-info>
              <dc:creator>Philippe Massicotte</dc:creator>
              <dc:date>2018-10-24T13:45:53</dc:date>
            </office:change-info>
          </text:UnknownChange>
        </text:changed-region>
        <text:changed-region xml:id="ct45095712" text:id="ct45095712">
          <text:insertion>
            <office:change-info>
              <dc:creator>Simon Lambert Girard</dc:creator>
              <dc:date>2018-10-31T11:53:09</dc:date>
            </office:change-info>
          </text:insertion>
        </text:changed-region>
        <text:changed-region xml:id="ct45097760" text:id="ct45097760">
          <text:UnknownChange>
            <office:change-info>
              <dc:creator>Philippe Massicotte</dc:creator>
              <dc:date>2018-10-24T13:45:53</dc:date>
            </office:change-info>
          </text:UnknownChange>
        </text:changed-region>
        <text:changed-region xml:id="ct45218224" text:id="ct45218224">
          <text:insertion>
            <office:change-info>
              <dc:creator>Simon Lambert Girard</dc:creator>
              <dc:date>2018-10-31T11:53:09</dc:date>
            </office:change-info>
          </text:insertion>
        </text:changed-region>
        <text:changed-region xml:id="ct45009072" text:id="ct45009072">
          <text:UnknownChange>
            <office:change-info>
              <dc:creator>Philippe Massicotte</dc:creator>
              <dc:date>2018-10-24T13:45:53</dc:date>
            </office:change-info>
          </text:UnknownChange>
        </text:changed-region>
        <text:changed-region xml:id="ct45218000" text:id="ct45218000">
          <text:insertion>
            <office:change-info>
              <dc:creator>Simon Lambert Girard</dc:creator>
              <dc:date>2018-10-31T11:53:09</dc:date>
            </office:change-info>
          </text:insertion>
        </text:changed-region>
        <text:changed-region xml:id="ct45060544" text:id="ct45060544">
          <text:deletion>
            <office:change-info>
              <dc:creator>Philippe Massicotte</dc:creator>
              <dc:date>2018-10-31T12:47:57</dc:date>
            </office:change-info>
            <text:p text:style-name="P2"/>
            <text:p text:style-name="P1"/>
          </text:deletion>
        </text:changed-region>
        <text:changed-region xml:id="ct45062432" text:id="ct45062432">
          <text:insertion>
            <office:change-info>
              <dc:creator>Philippe Massicotte</dc:creator>
              <dc:date>2018-10-31T12:47:57</dc:date>
            </office:change-info>
          </text:insertion>
        </text:changed-region>
        <text:changed-region xml:id="ct45210336" text:id="ct45210336">
          <text:insertion>
            <office:change-info>
              <dc:creator>Edouard L</dc:creator>
              <dc:date>2018-10-29T10:50:56</dc:date>
            </office:change-info>
          </text:insertion>
        </text:changed-region>
        <text:changed-region xml:id="ct45051200" text:id="ct45051200">
          <text:insertion>
            <office:change-info>
              <dc:creator>Philippe Massicotte</dc:creator>
              <dc:date>2018-10-24T13:54:49</dc:date>
            </office:change-info>
          </text:insertion>
        </text:changed-region>
        <text:changed-region xml:id="ct45213392" text:id="ct45213392">
          <text:deletion>
            <office:change-info>
              <dc:creator>Philippe Massicotte</dc:creator>
              <dc:date>2018-10-24T13:54:49</dc:date>
            </office:change-info>
            <text:p text:style-name="P1">meters</text:p>
          </text:deletion>
        </text:changed-region>
        <text:changed-region xml:id="ct45212048" text:id="ct45212048">
          <text:insertion>
            <office:change-info>
              <dc:creator>Philippe Massicotte</dc:creator>
              <dc:date>2018-10-24T13:54:51</dc:date>
            </office:change-info>
          </text:insertion>
        </text:changed-region>
        <text:changed-region xml:id="ct45052000" text:id="ct45052000">
          <text:deletion>
            <office:change-info>
              <dc:creator>Philippe Massicotte</dc:creator>
              <dc:date>2018-10-24T13:54:51</dc:date>
            </office:change-info>
            <text:p text:style-name="P1">meters</text:p>
          </text:deletion>
        </text:changed-region>
        <text:changed-region xml:id="ct45052800" text:id="ct45052800">
          <text:insertion>
            <office:change-info>
              <dc:creator>Edouard L</dc:creator>
              <dc:date>2018-10-26T14:45:20</dc:date>
            </office:change-info>
          </text:insertion>
        </text:changed-region>
        <text:changed-region xml:id="ct45053872" text:id="ct45053872">
          <text:deletion>
            <office:change-info>
              <dc:creator>Edouard L</dc:creator>
              <dc:date>2018-10-26T14:45:20</dc:date>
            </office:change-info>
            <text:p text:style-name="P1">planar </text:p>
          </text:deletion>
        </text:changed-region>
        <text:changed-region xml:id="ct45054672" text:id="ct45054672">
          <text:deletion>
            <office:change-info>
              <dc:creator>Edouard L</dc:creator>
              <dc:date>2018-10-26T14:45:31</dc:date>
            </office:change-info>
            <text:p text:style-name="P1">for the downward face </text:p>
          </text:deletion>
        </text:changed-region>
        <text:changed-region xml:id="ct45055744" text:id="ct45055744">
          <text:deletion>
            <office:change-info>
              <dc:creator>Philippe Massicotte</dc:creator>
              <dc:date>2018-10-31T19:52:14</dc:date>
            </office:change-info>
            <text:p text:style-name="P1">nadir </text:p>
          </text:deletion>
          <text:insertion>
            <office:change-info office:chg-author="Edouard L" office:chg-date-time="2018-10-26T14:45:35"/>
          </text:insertion>
        </text:changed-region>
        <text:changed-region xml:id="ct45060016" text:id="ct45060016">
          <text:insertion>
            <office:change-info>
              <dc:creator>Edouard L</dc:creator>
              <dc:date>2018-10-26T14:45:35</dc:date>
            </office:change-info>
          </text:insertion>
        </text:changed-region>
        <text:changed-region xml:id="ct45130944" text:id="ct45130944">
          <text:insertion>
            <office:change-info>
              <dc:creator>Philippe Massicotte</dc:creator>
              <dc:date>2018-10-31T19:52:17</dc:date>
            </office:change-info>
          </text:insertion>
        </text:changed-region>
        <text:changed-region xml:id="ct45131744" text:id="ct45131744">
          <text:deletion>
            <office:change-info>
              <dc:creator>Philippe Massicotte</dc:creator>
              <dc:date>2018-10-31T19:52:17</dc:date>
            </office:change-info>
            <text:p text:style-name="P1">elling</text:p>
          </text:deletion>
          <text:insertion>
            <office:change-info office:chg-author="Edouard L" office:chg-date-time="2018-10-26T14:45:35"/>
          </text:insertion>
        </text:changed-region>
        <text:changed-region xml:id="ct45129872" text:id="ct45129872">
          <text:insertion>
            <office:change-info>
              <dc:creator>Edouard L</dc:creator>
              <dc:date>2018-10-26T14:45:35</dc:date>
            </office:change-info>
          </text:insertion>
        </text:changed-region>
        <text:changed-region xml:id="ct45133344" text:id="ct45133344">
          <text:deletion>
            <office:change-info>
              <dc:creator>Edouard L</dc:creator>
              <dc:date>2018-10-26T14:45:45</dc:date>
            </office:change-info>
            <text:p text:style-name="P1">for the upward face </text:p>
          </text:deletion>
        </text:changed-region>
        <text:changed-region xml:id="ct45134144" text:id="ct45134144">
          <text:insertion>
            <office:change-info>
              <dc:creator>Philippe Massicotte</dc:creator>
              <dc:date>2018-10-31T19:32:11</dc:date>
            </office:change-info>
          </text:insertion>
        </text:changed-region>
        <text:changed-region xml:id="ct45134944" text:id="ct45134944">
          <text:deletion>
            <office:change-info>
              <dc:creator>Philippe Massicotte</dc:creator>
              <dc:date>2018-10-24T14:00:26</dc:date>
            </office:change-info>
            <text:p text:style-name="P1">e</text:p>
          </text:deletion>
        </text:changed-region>
        <text:changed-region xml:id="ct45132544" text:id="ct45132544">
          <text:insertion>
            <office:change-info>
              <dc:creator>Philippe Massicotte</dc:creator>
              <dc:date>2018-10-24T14:00:26</dc:date>
            </office:change-info>
          </text:insertion>
        </text:changed-region>
        <text:changed-region xml:id="ct45135744" text:id="ct45135744">
          <text:insertion>
            <office:change-info>
              <dc:creator>Philippe Massicotte</dc:creator>
              <dc:date>2018-10-24T14:01:30</dc:date>
            </office:change-info>
          </text:insertion>
        </text:changed-region>
        <text:changed-region xml:id="ct45136544" text:id="ct45136544">
          <text:deletion>
            <office:change-info>
              <dc:creator>Philippe Massicotte</dc:creator>
              <dc:date>2018-10-24T14:01:30</dc:date>
            </office:change-info>
            <text:p text:style-name="P1"><text:s/></text:p>
          </text:deletion>
        </text:changed-region>
        <text:changed-region xml:id="ct45144224" text:id="ct45144224">
          <text:deletion>
            <office:change-info>
              <dc:creator>Philippe Massicotte</dc:creator>
              <dc:date>2018-10-24T14:01:30</dc:date>
            </office:change-info>
            <text:p text:style-name="P1">in order the obtained sufficient upwelling photons</text:p>
          </text:deletion>
        </text:changed-region>
        <text:changed-region xml:id="ct45137344" text:id="ct45137344">
          <text:insertion>
            <office:change-info>
              <dc:creator>Simon Lambert Girard</dc:creator>
              <dc:date>2018-11-01T12:04:28</dc:date>
            </office:change-info>
          </text:insertion>
        </text:changed-region>
        <text:changed-region xml:id="ct45138144" text:id="ct45138144">
          <text:insertion>
            <office:change-info>
              <dc:creator>Guislain Becu</dc:creator>
              <dc:date>2018-10-30T13:44:26</dc:date>
            </office:change-info>
          </text:insertion>
        </text:changed-region>
        <text:changed-region xml:id="ct45138944" text:id="ct45138944">
          <text:deletion>
            <office:change-info>
              <dc:creator>Guislain Becu</dc:creator>
              <dc:date>2018-10-30T13:44:26</dc:date>
            </office:change-info>
            <text:p text:style-name="P1">-</text:p>
          </text:deletion>
        </text:changed-region>
        <text:changed-region xml:id="ct45139744" text:id="ct45139744">
          <text:deletion>
            <office:change-info>
              <dc:creator>Philippe Massicotte</dc:creator>
              <dc:date>2018-10-24T14:02:57</dc:date>
            </office:change-info>
            <text:p text:style-name="P1">tings</text:p>
          </text:deletion>
        </text:changed-region>
        <text:changed-region xml:id="ct45141200" text:id="ct45141200">
          <text:deletion>
            <office:change-info>
              <dc:creator>Philippe Massicotte</dc:creator>
              <dc:date>2018-10-31T19:33:05</dc:date>
            </office:change-info>
            <text:p text:style-name="P1">5</text:p>
          </text:deletion>
        </text:changed-region>
        <text:changed-region xml:id="ct45142000" text:id="ct45142000">
          <text:insertion>
            <office:change-info>
              <dc:creator>Philippe Massicotte</dc:creator>
              <dc:date>2018-10-31T19:33:05</dc:date>
            </office:change-info>
          </text:insertion>
        </text:changed-region>
        <text:changed-region xml:id="ct45146576" text:id="ct45146576">
          <text:deletion>
            <office:change-info>
              <dc:creator>Edouard L</dc:creator>
              <dc:date>2018-10-26T14:42:09</dc:date>
            </office:change-info>
            <text:p text:style-name="P1">s</text:p>
          </text:deletion>
          <text:insertion>
            <office:change-info office:chg-author="Philippe Massicotte" office:chg-date-time="2018-10-24T14:02:04"/>
          </text:insertion>
        </text:changed-region>
        <text:changed-region xml:id="ct45147920" text:id="ct45147920">
          <text:insertion>
            <office:change-info>
              <dc:creator>Simon Lambert Girard</dc:creator>
              <dc:date>2018-11-01T11:56:23</dc:date>
            </office:change-info>
          </text:insertion>
        </text:changed-region>
        <text:changed-region xml:id="ct45149888" text:id="ct45149888">
          <text:deletion>
            <office:change-info>
              <dc:creator>Philippe Massicotte</dc:creator>
              <dc:date>2018-10-25T13:10:02</dc:date>
            </office:change-info>
            <text:p text:style-name="P1"><text:span text:style-name="T5">different </text:span></text:p>
          </text:deletion>
        </text:changed-region>
        <text:changed-region xml:id="ct45154960" text:id="ct45154960">
          <text:deletion>
            <office:change-info>
              <dc:creator>Edouard L</dc:creator>
              <dc:date>2018-10-26T14:28:21</dc:date>
            </office:change-info>
            <text:p text:style-name="P1">Using Monte-Carlo simulations</text:p>
          </text:deletion>
          <text:insertion>
            <office:change-info office:chg-author="Philippe Massicotte" office:chg-date-time="2018-10-24T14:03:47"/>
          </text:insertion>
        </text:changed-region>
        <text:changed-region xml:id="ct45047424" text:id="ct45047424">
          <text:deletion>
            <office:change-info>
              <dc:creator>Edouard L</dc:creator>
              <dc:date>2018-10-26T14:28:21</dc:date>
            </office:change-info>
            <text:p text:style-name="P1">, </text:p>
          </text:deletion>
          <text:insertion>
            <office:change-info office:chg-author="Philippe Massicotte" office:chg-date-time="2018-10-24T14:03:47"/>
          </text:insertion>
        </text:changed-region>
        <text:changed-region xml:id="ct45184864" text:id="ct45184864">
          <text:insertion>
            <office:change-info>
              <dc:creator>Edouard L</dc:creator>
              <dc:date>2018-10-26T14:28:21</dc:date>
            </office:change-info>
          </text:insertion>
        </text:changed-region>
        <text:changed-region xml:id="ct45163184" text:id="ct45163184">
          <text:deletion>
            <office:change-info>
              <dc:creator>Edouard L</dc:creator>
              <dc:date>2018-10-26T14:28:21</dc:date>
            </office:change-info>
            <text:p text:style-name="P1">d</text:p>
          </text:deletion>
          <text:insertion>
            <office:change-info office:chg-author="Philippe Massicotte" office:chg-date-time="2018-10-24T14:03:47"/>
          </text:insertion>
        </text:changed-region>
        <text:changed-region xml:id="ct45158656" text:id="ct45158656">
          <text:insertion>
            <office:change-info>
              <dc:creator>Philippe Massicotte</dc:creator>
              <dc:date>2018-10-24T14:03:47</dc:date>
            </office:change-info>
          </text:insertion>
        </text:changed-region>
        <text:changed-region xml:id="ct45263536" text:id="ct45263536">
          <text:insertion>
            <office:change-info>
              <dc:creator>Edouard L</dc:creator>
              <dc:date>2018-10-26T14:28:25</dc:date>
            </office:change-info>
          </text:insertion>
        </text:changed-region>
        <text:changed-region xml:id="ct45178944" text:id="ct45178944">
          <text:insertion>
            <office:change-info>
              <dc:creator>Edouard L</dc:creator>
              <dc:date>2018-10-26T14:28:25</dc:date>
            </office:change-info>
          </text:insertion>
        </text:changed-region>
        <text:changed-region xml:id="ct45193904" text:id="ct45193904">
          <text:insertion>
            <office:change-info>
              <dc:creator>Philippe Massicotte</dc:creator>
              <dc:date>2018-10-24T14:03:47</dc:date>
            </office:change-info>
          </text:insertion>
        </text:changed-region>
        <text:changed-region xml:id="ct45356640" text:id="ct45356640">
          <text:insertion>
            <office:change-info>
              <dc:creator>Philippe Massicotte</dc:creator>
              <dc:date>2018-10-24T14:03:47</dc:date>
            </office:change-info>
          </text:insertion>
        </text:changed-region>
        <text:changed-region xml:id="ct45286720" text:id="ct45286720">
          <text:insertion>
            <office:change-info>
              <dc:creator>Philippe Massicotte</dc:creator>
              <dc:date>2018-10-24T14:03:47</dc:date>
            </office:change-info>
          </text:insertion>
        </text:changed-region>
        <text:changed-region xml:id="ct45295760" text:id="ct45295760">
          <text:deletion>
            <office:change-info>
              <dc:creator>Philippe Massicotte</dc:creator>
              <dc:date>2018-10-24T14:03:47</dc:date>
            </office:change-info>
            <text:p text:style-name="P1">Using the Monte-Carlo simulation, data were averaged accordingly to six different radius with therefore varying melt pond proportions to explore how melt pond influence the averaged</text:p>
          </text:deletion>
        </text:changed-region>
        <text:changed-region xml:id="ct45420256" text:id="ct45420256">
          <text:deletion>
            <office:change-info>
              <dc:creator>Edouard L</dc:creator>
              <dc:date>2018-10-26T14:27:09</dc:date>
            </office:change-info>
            <text:p text:style-name="P1"><text:span text:style-name="T3">This is equivalent to </text:span>varying melt pond concentration</text:p>
          </text:deletion>
        </text:changed-region>
        <text:changed-region xml:id="ct45266880" text:id="ct45266880">
          <text:deletion>
            <office:change-info>
              <dc:creator>Edouard L</dc:creator>
              <dc:date>2018-10-26T14:27:09</dc:date>
            </office:change-info>
            <text:p text:style-name="P1">. </text:p>
          </text:deletion>
        </text:changed-region>
        <text:changed-region xml:id="ct45285424" text:id="ct45285424">
          <text:insertion>
            <office:change-info>
              <dc:creator>Philippe Massicotte</dc:creator>
              <dc:date>2018-10-24T13:56:26</dc:date>
            </office:change-info>
          </text:insertion>
        </text:changed-region>
        <text:changed-region xml:id="ct45418624" text:id="ct45418624">
          <text:deletion>
            <office:change-info>
              <dc:creator>Philippe Massicotte</dc:creator>
              <dc:date>2018-10-24T13:56:26</dc:date>
            </office:change-info>
            <text:p text:style-name="P1">meters</text:p>
          </text:deletion>
        </text:changed-region>
        <text:changed-region xml:id="ct45171696" text:id="ct45171696">
          <text:insertion>
            <office:change-info>
              <dc:creator>Philippe Massicotte</dc:creator>
              <dc:date>2018-10-24T13:56:32</dc:date>
            </office:change-info>
          </text:insertion>
        </text:changed-region>
        <text:changed-region xml:id="ct45305280" text:id="ct45305280">
          <text:deletion>
            <office:change-info>
              <dc:creator>Philippe Massicotte</dc:creator>
              <dc:date>2018-10-24T13:56:32</dc:date>
            </office:change-info>
            <text:p text:style-name="P1">meters</text:p>
          </text:deletion>
        </text:changed-region>
        <text:changed-region xml:id="ct45177328" text:id="ct45177328">
          <text:insertion>
            <office:change-info>
              <dc:creator>Philippe Massicotte</dc:creator>
              <dc:date>2018-10-24T13:57:01</dc:date>
            </office:change-info>
          </text:insertion>
        </text:changed-region>
        <text:changed-region xml:id="ct45194144" text:id="ct45194144">
          <text:deletion>
            <office:change-info>
              <dc:creator>Philippe Massicotte</dc:creator>
              <dc:date>2018-10-24T13:57:01</dc:date>
            </office:change-info>
            <text:p text:style-name="P1">meters</text:p>
          </text:deletion>
        </text:changed-region>
        <text:changed-region xml:id="ct45285712" text:id="ct45285712">
          <text:insertion>
            <office:change-info>
              <dc:creator>Philippe Massicotte</dc:creator>
              <dc:date>2018-10-24T13:56:34</dc:date>
            </office:change-info>
          </text:insertion>
        </text:changed-region>
        <text:changed-region xml:id="ct45415536" text:id="ct45415536">
          <text:deletion>
            <office:change-info>
              <dc:creator>Philippe Massicotte</dc:creator>
              <dc:date>2018-10-24T13:56:34</dc:date>
            </office:change-info>
            <text:p text:style-name="P1">meters</text:p>
          </text:deletion>
        </text:changed-region>
        <text:changed-region xml:id="ct45287616" text:id="ct45287616">
          <text:insertion>
            <office:change-info>
              <dc:creator>Philippe Massicotte</dc:creator>
              <dc:date>2018-10-24T13:56:37</dc:date>
            </office:change-info>
          </text:insertion>
        </text:changed-region>
        <text:changed-region xml:id="ct45267440" text:id="ct45267440">
          <text:deletion>
            <office:change-info>
              <dc:creator>Philippe Massicotte</dc:creator>
              <dc:date>2018-10-24T13:56:37</dc:date>
            </office:change-info>
            <text:p text:style-name="P1">meters</text:p>
          </text:deletion>
        </text:changed-region>
        <text:changed-region xml:id="ct45175200" text:id="ct45175200">
          <text:insertion>
            <office:change-info>
              <dc:creator>Philippe Massicotte</dc:creator>
              <dc:date>2018-10-24T13:56:40</dc:date>
            </office:change-info>
          </text:insertion>
        </text:changed-region>
        <text:changed-region xml:id="ct45458656" text:id="ct45458656">
          <text:deletion>
            <office:change-info>
              <dc:creator>Philippe Massicotte</dc:creator>
              <dc:date>2018-10-24T13:56:40</dc:date>
            </office:change-info>
            <text:p text:style-name="P1">meters</text:p>
          </text:deletion>
        </text:changed-region>
        <text:changed-region xml:id="ct45471264" text:id="ct45471264">
          <text:insertion>
            <office:change-info>
              <dc:creator>Philippe Massicotte</dc:creator>
              <dc:date>2018-10-25T13:11:16</dc:date>
            </office:change-info>
          </text:insertion>
        </text:changed-region>
        <text:changed-region xml:id="ct45470720" text:id="ct45470720">
          <text:insertion>
            <office:change-info>
              <dc:creator>Guislain Becu</dc:creator>
              <dc:date>2018-10-30T13:46:51</dc:date>
            </office:change-info>
          </text:insertion>
        </text:changed-region>
        <text:changed-region xml:id="ct45250656" text:id="ct45250656">
          <text:insertion>
            <office:change-info>
              <dc:creator>Philippe Massicotte</dc:creator>
              <dc:date>2018-10-25T13:11:16</dc:date>
            </office:change-info>
          </text:insertion>
        </text:changed-region>
        <text:changed-region xml:id="ct45321888" text:id="ct45321888">
          <text:insertion>
            <office:change-info>
              <dc:creator>Philippe Massicotte</dc:creator>
              <dc:date>2018-10-31T19:46:27</dc:date>
            </office:change-info>
          </text:insertion>
        </text:changed-region>
        <text:changed-region xml:id="ct45153888" text:id="ct45153888">
          <text:deletion>
            <office:change-info>
              <dc:creator>Philippe Massicotte</dc:creator>
              <dc:date>2018-10-31T19:46:27</dc:date>
            </office:change-info>
            <text:p text:style-name="P1">45</text:p>
          </text:deletion>
        </text:changed-region>
        <text:changed-region xml:id="ct45488368" text:id="ct45488368">
          <text:insertion>
            <office:change-info>
              <dc:creator>Philippe Massicotte</dc:creator>
              <dc:date>2018-10-24T13:56:52</dc:date>
            </office:change-info>
          </text:insertion>
        </text:changed-region>
        <text:changed-region xml:id="ct45303248" text:id="ct45303248">
          <text:deletion>
            <office:change-info>
              <dc:creator>Philippe Massicotte</dc:creator>
              <dc:date>2018-10-24T13:56:52</dc:date>
            </office:change-info>
            <text:p text:style-name="P1">meter</text:p>
          </text:deletion>
        </text:changed-region>
        <text:changed-region xml:id="ct45400752" text:id="ct45400752">
          <text:insertion>
            <office:change-info>
              <dc:creator>Guislain Becu</dc:creator>
              <dc:date>2018-10-30T14:40:38</dc:date>
            </office:change-info>
          </text:insertion>
        </text:changed-region>
        <text:changed-region xml:id="ct45182080" text:id="ct45182080">
          <text:insertion>
            <office:change-info>
              <dc:creator>Philippe Massicotte</dc:creator>
              <dc:date>2018-10-24T18:22:21</dc:date>
            </office:change-info>
          </text:insertion>
        </text:changed-region>
        <text:changed-region xml:id="ct45468016" text:id="ct45468016">
          <text:deletion>
            <office:change-info>
              <dc:creator>Philippe Massicotte</dc:creator>
              <dc:date>2018-10-24T18:22:21</dc:date>
            </office:change-info>
            <text:p text:style-name="P1">colored</text:p>
          </text:deletion>
        </text:changed-region>
        <text:changed-region xml:id="ct45493056" text:id="ct45493056">
          <text:insertion>
            <office:change-info>
              <dc:creator>Philippe Massicotte</dc:creator>
              <dc:date>2018-10-31T19:48:32</dc:date>
            </office:change-info>
          </text:insertion>
        </text:changed-region>
        <text:changed-region xml:id="ct45515312" text:id="ct45515312">
          <text:format-change>
            <office:change-info>
              <dc:creator>Guislain Becu</dc:creator>
              <dc:date>2018-10-30T13:49:10</dc:date>
            </office:change-info>
          </text:format-change>
        </text:changed-region>
        <text:changed-region xml:id="ct45604448" text:id="ct45604448">
          <text:insertion>
            <office:change-info>
              <dc:creator>Philippe Massicotte</dc:creator>
              <dc:date>2018-10-31T19:48:40</dc:date>
            </office:change-info>
          </text:insertion>
        </text:changed-region>
        <text:changed-region xml:id="ct45606544" text:id="ct45606544">
          <text:format-change>
            <office:change-info>
              <dc:creator>Guislain Becu</dc:creator>
              <dc:date>2018-10-30T13:49:16</dc:date>
            </office:change-info>
          </text:format-change>
        </text:changed-region>
        <text:changed-region xml:id="ct44532784" text:id="ct44532784">
          <text:format-change>
            <office:change-info>
              <dc:creator>Guislain Becu</dc:creator>
              <dc:date>2018-10-30T13:49:25</dc:date>
            </office:change-info>
          </text:format-change>
        </text:changed-region>
        <text:changed-region xml:id="ct45557360" text:id="ct45557360">
          <text:format-change>
            <office:change-info>
              <dc:creator>Guislain Becu</dc:creator>
              <dc:date>2018-10-30T13:49:31</dc:date>
            </office:change-info>
          </text:format-change>
        </text:changed-region>
        <text:changed-region xml:id="ct45561296" text:id="ct45561296">
          <text:deletion>
            <office:change-info>
              <dc:creator>Philippe Massicotte</dc:creator>
              <dc:date>2018-10-24T14:20:36</dc:date>
            </office:change-info>
            <text:p text:style-name="P1"><text:span text:style-name="T3">different </text:span></text:p>
          </text:deletion>
        </text:changed-region>
        <text:changed-region xml:id="ct45344848" text:id="ct45344848">
          <text:insertion>
            <office:change-info>
              <dc:creator>Philippe Massicotte</dc:creator>
              <dc:date>2018-10-24T19:51:47</dc:date>
            </office:change-info>
          </text:insertion>
        </text:changed-region>
        <text:changed-region xml:id="ct45410192" text:id="ct45410192">
          <text:deletion>
            <office:change-info>
              <dc:creator>Philippe Massicotte</dc:creator>
              <dc:date>2018-10-24T19:51:47</dc:date>
            </office:change-info>
            <text:p text:style-name="P1">underice</text:p>
          </text:deletion>
        </text:changed-region>
        <text:changed-region xml:id="ct45279808" text:id="ct45279808">
          <text:insertion>
            <office:change-info>
              <dc:creator>Philippe Massicotte</dc:creator>
              <dc:date>2018-10-31T19:48:57</dc:date>
            </office:change-info>
          </text:insertion>
        </text:changed-region>
        <text:changed-region xml:id="ct45571120" text:id="ct45571120">
          <text:deletion>
            <office:change-info>
              <dc:creator>Philippe Massicotte</dc:creator>
              <dc:date>2018-10-31T19:48:57</dc:date>
            </office:change-info>
            <text:p text:style-name="P1">2</text:p>
          </text:deletion>
        </text:changed-region>
        <text:changed-region xml:id="ct45566448" text:id="ct45566448">
          <text:format-change>
            <office:change-info>
              <dc:creator>Guislain Becu</dc:creator>
              <dc:date>2018-10-30T13:49:52</dc:date>
            </office:change-info>
          </text:format-change>
        </text:changed-region>
        <text:changed-region xml:id="ct45269312" text:id="ct45269312">
          <text:insertion>
            <office:change-info>
              <dc:creator>Philippe Massicotte</dc:creator>
              <dc:date>2018-10-24T13:57:09</dc:date>
            </office:change-info>
          </text:insertion>
        </text:changed-region>
        <text:changed-region xml:id="ct45517296" text:id="ct45517296">
          <text:deletion>
            <office:change-info>
              <dc:creator>Philippe Massicotte</dc:creator>
              <dc:date>2018-10-24T13:57:09</dc:date>
            </office:change-info>
            <text:p text:style-name="P1">meters</text:p>
          </text:deletion>
        </text:changed-region>
        <text:changed-region xml:id="ct45679696" text:id="ct45679696">
          <text:deletion>
            <office:change-info>
              <dc:creator>Guislain Becu</dc:creator>
              <dc:date>2018-10-30T13:50:26</dc:date>
            </office:change-info>
            <text:p text:style-name="P1"><text:span text:style-name="T3">s</text:span></text:p>
          </text:deletion>
        </text:changed-region>
        <text:changed-region xml:id="ct45679072" text:id="ct45679072">
          <text:format-change>
            <office:change-info>
              <dc:creator>Guislain Becu</dc:creator>
              <dc:date>2018-10-30T13:50:31</dc:date>
            </office:change-info>
          </text:format-change>
        </text:changed-region>
        <text:changed-region xml:id="ct45579936" text:id="ct45579936">
          <text:format-change>
            <office:change-info>
              <dc:creator>Guislain Becu</dc:creator>
              <dc:date>2018-10-30T13:50:46</dc:date>
            </office:change-info>
          </text:format-change>
        </text:changed-region>
        <text:changed-region xml:id="ct45680544" text:id="ct45680544">
          <text:format-change>
            <office:change-info>
              <dc:creator>Guislain Becu</dc:creator>
              <dc:date>2018-10-30T13:50:53</dc:date>
            </office:change-info>
          </text:format-change>
        </text:changed-region>
        <text:changed-region xml:id="ct45568768" text:id="ct45568768">
          <text:deletion>
            <office:change-info>
              <dc:creator>Philippe Massicotte</dc:creator>
              <dc:date>2018-10-31T19:50:00</dc:date>
            </office:change-info>
            <text:p text:style-name="P1">3</text:p>
          </text:deletion>
        </text:changed-region>
        <text:changed-region xml:id="ct45485584" text:id="ct45485584">
          <text:insertion>
            <office:change-info>
              <dc:creator>Philippe Massicotte</dc:creator>
              <dc:date>2018-10-31T19:50:00</dc:date>
            </office:change-info>
          </text:insertion>
        </text:changed-region>
        <text:changed-region xml:id="ct45497488" text:id="ct45497488">
          <text:format-change>
            <office:change-info>
              <dc:creator>Guislain Becu</dc:creator>
              <dc:date>2018-10-30T13:51:04</dc:date>
            </office:change-info>
          </text:format-change>
        </text:changed-region>
        <text:changed-region xml:id="ct45345136" text:id="ct45345136">
          <text:format-change>
            <office:change-info>
              <dc:creator>Guislain Becu</dc:creator>
              <dc:date>2018-10-30T13:51:08</dc:date>
            </office:change-info>
          </text:format-change>
        </text:changed-region>
        <text:changed-region xml:id="ct45676240" text:id="ct45676240">
          <text:insertion>
            <office:change-info>
              <dc:creator>Philippe Massicotte</dc:creator>
              <dc:date>2018-10-24T17:47:46</dc:date>
            </office:change-info>
          </text:insertion>
        </text:changed-region>
        <text:changed-region xml:id="ct45492256" text:id="ct45492256">
          <text:deletion>
            <office:change-info>
              <dc:creator>Philippe Massicotte</dc:creator>
              <dc:date>2018-10-24T17:47:46</dc:date>
            </office:change-info>
            <text:p text:style-name="P1"><text:span text:style-name="T3">follow the same pattern with increasing depth</text:span></text:p>
          </text:deletion>
        </text:changed-region>
        <text:changed-region xml:id="ct45749696" text:id="ct45749696">
          <text:insertion>
            <office:change-info>
              <dc:creator>Philippe Massicotte</dc:creator>
              <dc:date>2018-10-24T14:19:49</dc:date>
            </office:change-info>
          </text:insertion>
        </text:changed-region>
        <text:changed-region xml:id="ct45558400" text:id="ct45558400">
          <text:deletion>
            <office:change-info>
              <dc:creator>Philippe Massicotte</dc:creator>
              <dc:date>2018-10-24T14:19:49</dc:date>
            </office:change-info>
            <text:p text:style-name="P1">larger</text:p>
          </text:deletion>
        </text:changed-region>
        <text:changed-region xml:id="ct44881392" text:id="ct44881392">
          <text:format-change>
            <office:change-info>
              <dc:creator>Guislain Becu</dc:creator>
              <dc:date>2018-10-30T14:26:11</dc:date>
            </office:change-info>
          </text:format-change>
        </text:changed-region>
        <text:changed-region xml:id="ct45312416" text:id="ct45312416">
          <text:format-change>
            <office:change-info>
              <dc:creator>Guislain Becu</dc:creator>
              <dc:date>2018-10-30T14:26:13</dc:date>
            </office:change-info>
          </text:format-change>
        </text:changed-region>
        <text:changed-region xml:id="ct45746576" text:id="ct45746576">
          <text:deletion>
            <office:change-info>
              <dc:creator>Philippe Massicotte</dc:creator>
              <dc:date>2018-10-24T14:22:03</dc:date>
            </office:change-info>
            <text:p text:style-name="P1">A l<text:span text:style-name="T3">inear regression analysis between all </text:span><text:span text:style-name="T6">in</text:span> <text:span text:style-name="T6">situ</text:span><text:span text:style-name="T3"> normalized E</text:span><text:span text:style-name="T2">d</text:span><text:span text:style-name="T3"> and L</text:span><text:span text:style-name="T2">u</text:span><text:span text:style-name="T3"> profiles show</text:span>s<text:span text:style-name="T3"> that determination coefficients (R</text:span><text:span text:style-name="T7">2</text:span><text:span text:style-name="T3">) range between 0.75 and 1 (Supplementary Fig. </text:span>3</text:p>
          </text:deletion>
        </text:changed-region>
        <text:changed-region xml:id="ct44882096" text:id="ct44882096">
          <text:deletion>
            <office:change-info>
              <dc:creator>Philippe Massicotte</dc:creator>
              <dc:date>2018-10-24T14:22:03</dc:date>
            </office:change-info>
            <text:p text:style-name="P1"><text:span text:style-name="T3">). A sharp decrease and a high variability of calculated R</text:span><text:span text:style-name="T7">2 </text:span><text:span text:style-name="T3">occurred </text:span>beyond<text:span text:style-name="T3"> 575 nm. This suggests a gradual decoupling between E</text:span><text:span text:style-name="T2">d</text:span><text:span text:style-name="T3"> and L</text:span><text:span text:style-name="T2">u</text:span><text:span text:style-name="T3"> profiles at </text:span></text:p>
          </text:deletion>
        </text:changed-region>
        <text:changed-region xml:id="ct45672912" text:id="ct45672912">
          <text:deletion>
            <office:change-info>
              <dc:creator>Philippe Massicotte</dc:creator>
              <dc:date>2018-10-24T14:22:03</dc:date>
            </office:change-info>
            <text:p text:style-name="P1">larger<text:span text:style-name="T3"> wavelengths, </text:span>likely<text:span text:style-name="T3"> due to the effect of inelastic scattering (mostly, Raman</text:span></text:p>
          </text:deletion>
        </text:changed-region>
        <text:changed-region xml:id="ct45540400" text:id="ct45540400">
          <text:deletion>
            <office:change-info>
              <dc:creator>Philippe Massicotte</dc:creator>
              <dc:date>2018-10-24T14:22:03</dc:date>
            </office:change-info>
            <text:p text:style-name="P1"/>
            <text:p text:style-name="P1"/>
          </text:deletion>
        </text:changed-region>
        <text:changed-region xml:id="ct45511648" text:id="ct45511648">
          <text:UnknownChange>
            <office:change-info>
              <dc:creator>Philippe Massicotte</dc:creator>
              <dc:date>2018-10-31T17:31:30</dc:date>
            </office:change-info>
          </text:UnknownChange>
        </text:changed-region>
        <text:changed-region xml:id="ct45496368" text:id="ct45496368">
          <text:insertion>
            <office:change-info>
              <dc:creator>Guislain Becu</dc:creator>
              <dc:date>2018-10-30T14:27:36</dc:date>
            </office:change-info>
          </text:insertion>
        </text:changed-region>
        <text:changed-region xml:id="ct45598128" text:id="ct45598128">
          <text:UnknownChange>
            <office:change-info>
              <dc:creator>Philippe Massicotte</dc:creator>
              <dc:date>2018-10-31T17:31:30</dc:date>
            </office:change-info>
          </text:UnknownChange>
        </text:changed-region>
        <text:changed-region xml:id="ct45574928" text:id="ct45574928">
          <text:deletion>
            <office:change-info>
              <dc:creator>Philippe Massicotte</dc:creator>
              <dc:date>2018-10-31T16:07:04</dc:date>
            </office:change-info>
            <text:p text:style-name="P1"><text:span text:style-name="T2">E</text:span></text:p>
          </text:deletion>
        </text:changed-region>
        <text:changed-region xml:id="ct44878144" text:id="ct44878144">
          <text:UnknownChange>
            <office:change-info>
              <dc:creator>Philippe Massicotte</dc:creator>
              <dc:date>2018-10-31T17:31:30</dc:date>
            </office:change-info>
          </text:UnknownChange>
        </text:changed-region>
        <text:changed-region xml:id="ct45565248" text:id="ct45565248">
          <text:insertion>
            <office:change-info>
              <dc:creator>Philippe Massicotte</dc:creator>
              <dc:date>2018-10-24T13:57:11</dc:date>
            </office:change-info>
          </text:insertion>
        </text:changed-region>
        <text:changed-region xml:id="ct45521152" text:id="ct45521152">
          <text:UnknownChange>
            <office:change-info>
              <dc:creator>Philippe Massicotte</dc:creator>
              <dc:date>2018-10-31T17:31:30</dc:date>
            </office:change-info>
          </text:UnknownChange>
        </text:changed-region>
        <text:changed-region xml:id="ct45564448" text:id="ct45564448">
          <text:deletion>
            <office:change-info>
              <dc:creator>Philippe Massicotte</dc:creator>
              <dc:date>2018-10-24T13:57:11</dc:date>
            </office:change-info>
            <text:p text:style-name="P1">meters</text:p>
          </text:deletion>
        </text:changed-region>
        <text:changed-region xml:id="ct45755280" text:id="ct45755280">
          <text:UnknownChange>
            <office:change-info>
              <dc:creator>Philippe Massicotte</dc:creator>
              <dc:date>2018-10-31T17:31:30</dc:date>
            </office:change-info>
          </text:UnknownChange>
        </text:changed-region>
        <text:changed-region xml:id="ct44869696" text:id="ct44869696">
          <text:insertion>
            <office:change-info>
              <dc:creator>Philippe Massicotte</dc:creator>
              <dc:date>2018-10-31T19:50:14</dc:date>
            </office:change-info>
          </text:insertion>
        </text:changed-region>
        <text:changed-region xml:id="ct45499968" text:id="ct45499968">
          <text:UnknownChange>
            <office:change-info>
              <dc:creator>Philippe Massicotte</dc:creator>
              <dc:date>2018-10-31T17:31:30</dc:date>
            </office:change-info>
          </text:UnknownChange>
        </text:changed-region>
        <text:changed-region xml:id="ct45491152" text:id="ct45491152">
          <text:deletion>
            <office:change-info>
              <dc:creator>Philippe Massicotte</dc:creator>
              <dc:date>2018-10-31T19:50:14</dc:date>
            </office:change-info>
            <text:p text:style-name="P1">4</text:p>
          </text:deletion>
        </text:changed-region>
        <text:changed-region xml:id="ct45783408" text:id="ct45783408">
          <text:UnknownChange>
            <office:change-info>
              <dc:creator>Philippe Massicotte</dc:creator>
              <dc:date>2018-10-31T17:31:30</dc:date>
            </office:change-info>
          </text:UnknownChange>
        </text:changed-region>
        <text:changed-region xml:id="ct45674560" text:id="ct45674560">
          <text:deletion>
            <office:change-info>
              <dc:creator>Philippe Massicotte</dc:creator>
              <dc:date>2018-10-31T16:07:06</dc:date>
            </office:change-info>
            <text:p text:style-name="P1"><text:span text:style-name="T2">E</text:span></text:p>
          </text:deletion>
        </text:changed-region>
        <text:changed-region xml:id="ct45777296" text:id="ct45777296">
          <text:UnknownChange>
            <office:change-info>
              <dc:creator>Philippe Massicotte</dc:creator>
              <dc:date>2018-10-31T17:31:30</dc:date>
            </office:change-info>
          </text:UnknownChange>
        </text:changed-region>
        <text:changed-region xml:id="ct45279152" text:id="ct45279152">
          <text:insertion>
            <office:change-info>
              <dc:creator>Philippe Massicotte</dc:creator>
              <dc:date>2018-10-24T13:57:14</dc:date>
            </office:change-info>
          </text:insertion>
        </text:changed-region>
        <text:changed-region xml:id="ct45790192" text:id="ct45790192">
          <text:UnknownChange>
            <office:change-info>
              <dc:creator>Philippe Massicotte</dc:creator>
              <dc:date>2018-10-31T17:31:30</dc:date>
            </office:change-info>
          </text:UnknownChange>
        </text:changed-region>
        <text:changed-region xml:id="ct44889456" text:id="ct44889456">
          <text:deletion>
            <office:change-info>
              <dc:creator>Philippe Massicotte</dc:creator>
              <dc:date>2018-10-24T13:57:14</dc:date>
            </office:change-info>
            <text:p text:style-name="P1">meters</text:p>
          </text:deletion>
        </text:changed-region>
        <text:changed-region xml:id="ct44888208" text:id="ct44888208">
          <text:UnknownChange>
            <office:change-info>
              <dc:creator>Philippe Massicotte</dc:creator>
              <dc:date>2018-10-31T17:31:30</dc:date>
            </office:change-info>
          </text:UnknownChange>
        </text:changed-region>
        <text:changed-region xml:id="ct44891184" text:id="ct44891184">
          <text:deletion>
            <office:change-info>
              <dc:creator>Philippe Massicotte</dc:creator>
              <dc:date>2018-10-31T16:07:09</dc:date>
            </office:change-info>
            <text:p text:style-name="P1"><text:span text:style-name="T2">E</text:span></text:p>
          </text:deletion>
        </text:changed-region>
        <text:changed-region xml:id="ct44886864" text:id="ct44886864">
          <text:UnknownChange>
            <office:change-info>
              <dc:creator>Philippe Massicotte</dc:creator>
              <dc:date>2018-10-31T17:31:30</dc:date>
            </office:change-info>
          </text:UnknownChange>
        </text:changed-region>
        <text:changed-region xml:id="ct45524800" text:id="ct45524800">
          <text:insertion>
            <office:change-info>
              <dc:creator>Philippe Massicotte</dc:creator>
              <dc:date>2018-10-31T17:31:30</dc:date>
            </office:change-info>
          </text:insertion>
        </text:changed-region>
        <text:changed-region xml:id="ct45767136" text:id="ct45767136">
          <text:UnknownChange>
            <office:change-info>
              <dc:creator>Philippe Massicotte</dc:creator>
              <dc:date>2018-10-31T17:31:30</dc:date>
            </office:change-info>
          </text:UnknownChange>
        </text:changed-region>
        <text:changed-region xml:id="ct45527344" text:id="ct45527344">
          <text:insertion>
            <office:change-info>
              <dc:creator>Philippe Massicotte</dc:creator>
              <dc:date>2018-10-31T17:31:30</dc:date>
            </office:change-info>
          </text:insertion>
        </text:changed-region>
        <text:changed-region xml:id="ct45525440" text:id="ct45525440">
          <text:UnknownChange>
            <office:change-info>
              <dc:creator>Philippe Massicotte</dc:creator>
              <dc:date>2018-10-31T17:31:30</dc:date>
            </office:change-info>
          </text:UnknownChange>
        </text:changed-region>
        <text:changed-region xml:id="ct45527680" text:id="ct45527680">
          <text:insertion>
            <office:change-info>
              <dc:creator>Philippe Massicotte</dc:creator>
              <dc:date>2018-10-31T17:31:30</dc:date>
            </office:change-info>
          </text:insertion>
        </text:changed-region>
        <text:changed-region xml:id="ct45763296" text:id="ct45763296">
          <text:UnknownChange>
            <office:change-info>
              <dc:creator>Philippe Massicotte</dc:creator>
              <dc:date>2018-10-31T17:31:30</dc:date>
            </office:change-info>
          </text:UnknownChange>
        </text:changed-region>
        <text:changed-region xml:id="ct45523888" text:id="ct45523888">
          <text:insertion>
            <office:change-info>
              <dc:creator>Philippe Massicotte</dc:creator>
              <dc:date>2018-10-31T17:31:30</dc:date>
            </office:change-info>
          </text:insertion>
        </text:changed-region>
        <text:changed-region xml:id="ct45768816" text:id="ct45768816">
          <text:UnknownChange>
            <office:change-info>
              <dc:creator>Philippe Massicotte</dc:creator>
              <dc:date>2018-10-31T17:31:30</dc:date>
            </office:change-info>
          </text:UnknownChange>
        </text:changed-region>
        <text:changed-region xml:id="ct45528752" text:id="ct45528752">
          <text:insertion>
            <office:change-info>
              <dc:creator>Philippe Massicotte</dc:creator>
              <dc:date>2018-10-31T17:31:30</dc:date>
            </office:change-info>
          </text:insertion>
        </text:changed-region>
        <text:changed-region xml:id="ct45528528" text:id="ct45528528">
          <text:UnknownChange>
            <office:change-info>
              <dc:creator>Philippe Massicotte</dc:creator>
              <dc:date>2018-10-31T17:31:30</dc:date>
            </office:change-info>
          </text:UnknownChange>
        </text:changed-region>
        <text:changed-region xml:id="ct45526960" text:id="ct45526960">
          <text:insertion>
            <office:change-info>
              <dc:creator>Philippe Massicotte</dc:creator>
              <dc:date>2018-10-31T17:31:30</dc:date>
            </office:change-info>
          </text:insertion>
        </text:changed-region>
        <text:changed-region xml:id="ct45770448" text:id="ct45770448">
          <text:UnknownChange>
            <office:change-info>
              <dc:creator>Philippe Massicotte</dc:creator>
              <dc:date>2018-10-31T17:31:30</dc:date>
            </office:change-info>
          </text:UnknownChange>
        </text:changed-region>
        <text:changed-region xml:id="ct45772656" text:id="ct45772656">
          <text:insertion>
            <office:change-info>
              <dc:creator>Philippe Massicotte</dc:creator>
              <dc:date>2018-10-31T17:31:30</dc:date>
            </office:change-info>
          </text:insertion>
        </text:changed-region>
        <text:changed-region xml:id="ct45524256" text:id="ct45524256">
          <text:UnknownChange>
            <office:change-info>
              <dc:creator>Philippe Massicotte</dc:creator>
              <dc:date>2018-10-31T17:31:30</dc:date>
            </office:change-info>
          </text:UnknownChange>
        </text:changed-region>
        <text:changed-region xml:id="ct45536720" text:id="ct45536720">
          <text:insertion>
            <office:change-info>
              <dc:creator>Philippe Massicotte</dc:creator>
              <dc:date>2018-10-31T17:31:30</dc:date>
            </office:change-info>
          </text:insertion>
        </text:changed-region>
        <text:changed-region xml:id="ct45531216" text:id="ct45531216">
          <text:UnknownChange>
            <office:change-info>
              <dc:creator>Philippe Massicotte</dc:creator>
              <dc:date>2018-10-31T17:31:30</dc:date>
            </office:change-info>
          </text:UnknownChange>
        </text:changed-region>
        <text:changed-region xml:id="ct45534976" text:id="ct45534976">
          <text:insertion>
            <office:change-info>
              <dc:creator>Philippe Massicotte</dc:creator>
              <dc:date>2018-10-31T17:31:30</dc:date>
            </office:change-info>
          </text:insertion>
        </text:changed-region>
        <text:changed-region xml:id="ct45534528" text:id="ct45534528">
          <text:UnknownChange>
            <office:change-info>
              <dc:creator>Philippe Massicotte</dc:creator>
              <dc:date>2018-10-31T17:31:30</dc:date>
            </office:change-info>
          </text:UnknownChange>
        </text:changed-region>
        <text:changed-region xml:id="ct45533856" text:id="ct45533856">
          <text:insertion>
            <office:change-info>
              <dc:creator>Philippe Massicotte</dc:creator>
              <dc:date>2018-10-31T17:31:30</dc:date>
            </office:change-info>
          </text:insertion>
        </text:changed-region>
        <text:changed-region xml:id="ct45532864" text:id="ct45532864">
          <text:UnknownChange>
            <office:change-info>
              <dc:creator>Philippe Massicotte</dc:creator>
              <dc:date>2018-10-31T17:31:30</dc:date>
            </office:change-info>
          </text:UnknownChange>
        </text:changed-region>
        <text:changed-region xml:id="ct45536176" text:id="ct45536176">
          <text:insertion>
            <office:change-info>
              <dc:creator>Philippe Massicotte</dc:creator>
              <dc:date>2018-10-31T17:31:30</dc:date>
            </office:change-info>
          </text:insertion>
        </text:changed-region>
        <text:changed-region xml:id="ct45529712" text:id="ct45529712">
          <text:UnknownChange>
            <office:change-info>
              <dc:creator>Philippe Massicotte</dc:creator>
              <dc:date>2018-10-31T17:31:30</dc:date>
            </office:change-info>
          </text:UnknownChange>
        </text:changed-region>
        <text:changed-region xml:id="ct45695776" text:id="ct45695776">
          <text:insertion>
            <office:change-info>
              <dc:creator>Philippe Massicotte</dc:creator>
              <dc:date>2018-10-31T17:31:30</dc:date>
            </office:change-info>
          </text:insertion>
        </text:changed-region>
        <text:changed-region xml:id="ct45530880" text:id="ct45530880">
          <text:UnknownChange>
            <office:change-info>
              <dc:creator>Philippe Massicotte</dc:creator>
              <dc:date>2018-10-31T17:31:30</dc:date>
            </office:change-info>
          </text:UnknownChange>
        </text:changed-region>
        <text:changed-region xml:id="ct45697936" text:id="ct45697936">
          <text:insertion>
            <office:change-info>
              <dc:creator>Philippe Massicotte</dc:creator>
              <dc:date>2018-10-31T17:31:30</dc:date>
            </office:change-info>
          </text:insertion>
        </text:changed-region>
        <text:changed-region xml:id="ct45697712" text:id="ct45697712">
          <text:UnknownChange>
            <office:change-info>
              <dc:creator>Philippe Massicotte</dc:creator>
              <dc:date>2018-10-31T17:31:30</dc:date>
            </office:change-info>
          </text:UnknownChange>
        </text:changed-region>
        <text:changed-region xml:id="ct45695072" text:id="ct45695072">
          <text:insertion>
            <office:change-info>
              <dc:creator>Philippe Massicotte</dc:creator>
              <dc:date>2018-10-31T17:31:30</dc:date>
            </office:change-info>
          </text:insertion>
        </text:changed-region>
        <text:changed-region xml:id="ct45537184" text:id="ct45537184">
          <text:UnknownChange>
            <office:change-info>
              <dc:creator>Philippe Massicotte</dc:creator>
              <dc:date>2018-10-31T17:31:30</dc:date>
            </office:change-info>
          </text:UnknownChange>
        </text:changed-region>
        <text:changed-region xml:id="ct45700960" text:id="ct45700960">
          <text:insertion>
            <office:change-info>
              <dc:creator>Philippe Massicotte</dc:creator>
              <dc:date>2018-10-31T17:31:30</dc:date>
            </office:change-info>
          </text:insertion>
        </text:changed-region>
        <text:changed-region xml:id="ct45701408" text:id="ct45701408">
          <text:UnknownChange>
            <office:change-info>
              <dc:creator>Philippe Massicotte</dc:creator>
              <dc:date>2018-10-31T17:31:30</dc:date>
            </office:change-info>
          </text:UnknownChange>
        </text:changed-region>
        <text:changed-region xml:id="ct45535520" text:id="ct45535520">
          <text:insertion>
            <office:change-info>
              <dc:creator>Philippe Massicotte</dc:creator>
              <dc:date>2018-10-31T17:31:30</dc:date>
            </office:change-info>
          </text:insertion>
        </text:changed-region>
        <text:changed-region xml:id="ct45768480" text:id="ct45768480">
          <text:UnknownChange>
            <office:change-info>
              <dc:creator>Philippe Massicotte</dc:creator>
              <dc:date>2018-10-31T17:31:30</dc:date>
            </office:change-info>
          </text:UnknownChange>
        </text:changed-region>
        <text:changed-region xml:id="ct45704704" text:id="ct45704704">
          <text:insertion>
            <office:change-info>
              <dc:creator>Philippe Massicotte</dc:creator>
              <dc:date>2018-10-31T17:31:30</dc:date>
            </office:change-info>
          </text:insertion>
        </text:changed-region>
        <text:changed-region xml:id="ct45704992" text:id="ct45704992">
          <text:UnknownChange>
            <office:change-info>
              <dc:creator>Philippe Massicotte</dc:creator>
              <dc:date>2018-10-31T17:31:30</dc:date>
            </office:change-info>
          </text:UnknownChange>
        </text:changed-region>
        <text:changed-region xml:id="ct45708416" text:id="ct45708416">
          <text:insertion>
            <office:change-info>
              <dc:creator>Philippe Massicotte</dc:creator>
              <dc:date>2018-10-31T17:31:30</dc:date>
            </office:change-info>
          </text:insertion>
        </text:changed-region>
        <text:changed-region xml:id="ct45708192" text:id="ct45708192">
          <text:UnknownChange>
            <office:change-info>
              <dc:creator>Philippe Massicotte</dc:creator>
              <dc:date>2018-10-31T17:31:30</dc:date>
            </office:change-info>
          </text:UnknownChange>
        </text:changed-region>
        <text:changed-region xml:id="ct45703792" text:id="ct45703792">
          <text:insertion>
            <office:change-info>
              <dc:creator>Philippe Massicotte</dc:creator>
              <dc:date>2018-10-31T17:31:30</dc:date>
            </office:change-info>
          </text:insertion>
        </text:changed-region>
        <text:changed-region xml:id="ct45700176" text:id="ct45700176">
          <text:UnknownChange>
            <office:change-info>
              <dc:creator>Philippe Massicotte</dc:creator>
              <dc:date>2018-10-31T17:31:30</dc:date>
            </office:change-info>
          </text:UnknownChange>
        </text:changed-region>
        <text:changed-region xml:id="ct45714080" text:id="ct45714080">
          <text:insertion>
            <office:change-info>
              <dc:creator>Philippe Massicotte</dc:creator>
              <dc:date>2018-10-31T17:31:30</dc:date>
            </office:change-info>
          </text:insertion>
        </text:changed-region>
        <text:changed-region xml:id="ct45714336" text:id="ct45714336">
          <text:UnknownChange>
            <office:change-info>
              <dc:creator>Philippe Massicotte</dc:creator>
              <dc:date>2018-10-31T17:31:30</dc:date>
            </office:change-info>
          </text:UnknownChange>
        </text:changed-region>
        <text:changed-region xml:id="ct45710736" text:id="ct45710736">
          <text:insertion>
            <office:change-info>
              <dc:creator>Philippe Massicotte</dc:creator>
              <dc:date>2018-10-31T17:31:30</dc:date>
            </office:change-info>
          </text:insertion>
        </text:changed-region>
        <text:changed-region xml:id="ct45705360" text:id="ct45705360">
          <text:UnknownChange>
            <office:change-info>
              <dc:creator>Philippe Massicotte</dc:creator>
              <dc:date>2018-10-31T17:31:30</dc:date>
            </office:change-info>
          </text:UnknownChange>
        </text:changed-region>
        <text:changed-region xml:id="ct45738848" text:id="ct45738848">
          <text:insertion>
            <office:change-info>
              <dc:creator>Philippe Massicotte</dc:creator>
              <dc:date>2018-10-31T17:31:30</dc:date>
            </office:change-info>
          </text:insertion>
        </text:changed-region>
        <text:changed-region xml:id="ct45594592" text:id="ct45594592">
          <text:UnknownChange>
            <office:change-info>
              <dc:creator>Philippe Massicotte</dc:creator>
              <dc:date>2018-10-31T17:31:30</dc:date>
            </office:change-info>
          </text:UnknownChange>
        </text:changed-region>
        <text:changed-region xml:id="ct45890064" text:id="ct45890064">
          <text:insertion>
            <office:change-info>
              <dc:creator>Philippe Massicotte</dc:creator>
              <dc:date>2018-10-31T17:31:30</dc:date>
            </office:change-info>
          </text:insertion>
        </text:changed-region>
        <text:changed-region xml:id="ct45888080" text:id="ct45888080">
          <text:UnknownChange>
            <office:change-info>
              <dc:creator>Philippe Massicotte</dc:creator>
              <dc:date>2018-10-31T17:31:30</dc:date>
            </office:change-info>
          </text:UnknownChange>
        </text:changed-region>
        <text:changed-region xml:id="ct45886912" text:id="ct45886912">
          <text:insertion>
            <office:change-info>
              <dc:creator>Philippe Massicotte</dc:creator>
              <dc:date>2018-10-31T17:31:30</dc:date>
            </office:change-info>
          </text:insertion>
        </text:changed-region>
        <text:changed-region xml:id="ct45876672" text:id="ct45876672">
          <text:UnknownChange>
            <office:change-info>
              <dc:creator>Philippe Massicotte</dc:creator>
              <dc:date>2018-10-31T17:31:30</dc:date>
            </office:change-info>
          </text:UnknownChange>
        </text:changed-region>
        <text:changed-region xml:id="ct45805216" text:id="ct45805216">
          <text:insertion>
            <office:change-info>
              <dc:creator>Philippe Massicotte</dc:creator>
              <dc:date>2018-10-31T17:31:30</dc:date>
            </office:change-info>
          </text:insertion>
        </text:changed-region>
        <text:changed-region xml:id="ct45725664" text:id="ct45725664">
          <text:UnknownChange>
            <office:change-info>
              <dc:creator>Philippe Massicotte</dc:creator>
              <dc:date>2018-10-31T17:31:30</dc:date>
            </office:change-info>
          </text:UnknownChange>
        </text:changed-region>
        <text:changed-region xml:id="ct45806576" text:id="ct45806576">
          <text:insertion>
            <office:change-info>
              <dc:creator>Philippe Massicotte</dc:creator>
              <dc:date>2018-10-31T17:31:30</dc:date>
            </office:change-info>
          </text:insertion>
        </text:changed-region>
        <text:changed-region xml:id="ct45707136" text:id="ct45707136">
          <text:UnknownChange>
            <office:change-info>
              <dc:creator>Philippe Massicotte</dc:creator>
              <dc:date>2018-10-31T17:31:30</dc:date>
            </office:change-info>
          </text:UnknownChange>
        </text:changed-region>
        <text:changed-region xml:id="ct45894064" text:id="ct45894064">
          <text:insertion>
            <office:change-info>
              <dc:creator>Philippe Massicotte</dc:creator>
              <dc:date>2018-10-31T17:31:30</dc:date>
            </office:change-info>
          </text:insertion>
        </text:changed-region>
        <text:changed-region xml:id="ct45890640" text:id="ct45890640">
          <text:UnknownChange>
            <office:change-info>
              <dc:creator>Philippe Massicotte</dc:creator>
              <dc:date>2018-10-31T17:31:30</dc:date>
            </office:change-info>
          </text:UnknownChange>
        </text:changed-region>
        <text:changed-region xml:id="ct45887840" text:id="ct45887840">
          <text:insertion>
            <office:change-info>
              <dc:creator>Philippe Massicotte</dc:creator>
              <dc:date>2018-10-31T17:31:30</dc:date>
            </office:change-info>
          </text:insertion>
        </text:changed-region>
        <text:changed-region xml:id="ct45883168" text:id="ct45883168">
          <text:UnknownChange>
            <office:change-info>
              <dc:creator>Philippe Massicotte</dc:creator>
              <dc:date>2018-10-31T17:31:30</dc:date>
            </office:change-info>
          </text:UnknownChange>
        </text:changed-region>
        <text:changed-region xml:id="ct45879248" text:id="ct45879248">
          <text:insertion>
            <office:change-info>
              <dc:creator>Simon Lambert Girard</dc:creator>
              <dc:date>2018-11-01T12:09:32</dc:date>
            </office:change-info>
          </text:insertion>
        </text:changed-region>
        <text:changed-region xml:id="ct45442512" text:id="ct45442512">
          <text:deletion>
            <office:change-info>
              <dc:creator>Simon Lambert Girard</dc:creator>
              <dc:date>2018-11-01T12:15:00</dc:date>
            </office:change-info>
            <text:p text:style-name="P1"><text:span text:style-name="T4">Simulated </text:span></text:p>
          </text:deletion>
        </text:changed-region>
        <text:changed-region xml:id="ct45940624" text:id="ct45940624">
          <text:deletion>
            <office:change-info>
              <dc:creator>Simon Lambert Girard</dc:creator>
              <dc:date>2018-11-01T12:15:00</dc:date>
            </office:change-info>
            <text:p text:style-name="P1"><text:span text:style-name="T4">downward </text:span></text:p>
          </text:deletion>
          <text:insertion>
            <office:change-info office:chg-author="Edouard L" office:chg-date-time="2018-10-26T15:00:52"/>
          </text:insertion>
        </text:changed-region>
        <text:changed-region xml:id="ct45894448" text:id="ct45894448">
          <text:deletion>
            <office:change-info>
              <dc:creator>Simon Lambert Girard</dc:creator>
              <dc:date>2018-11-01T12:15:00</dc:date>
            </office:change-info>
            <text:p text:style-name="P1"><text:span text:style-name="T4">irradiance and</text:span></text:p>
          </text:deletion>
        </text:changed-region>
        <text:changed-region xml:id="ct45924384" text:id="ct45924384">
          <text:deletion>
            <office:change-info>
              <dc:creator>Simon Lambert Girard</dc:creator>
              <dc:date>2018-11-01T12:15:00</dc:date>
            </office:change-info>
            <text:p text:style-name="P1"><text:span text:style-name="T4"><text:s/>upward</text:span></text:p>
          </text:deletion>
          <text:insertion>
            <office:change-info office:chg-author="Philippe Massicotte" office:chg-date-time="2018-10-31T19:52:43"/>
          </text:insertion>
        </text:changed-region>
        <text:changed-region xml:id="ct45510656" text:id="ct45510656">
          <text:deletion>
            <office:change-info>
              <dc:creator>Simon Lambert Girard</dc:creator>
              <dc:date>2018-11-01T12:15:00</dc:date>
            </office:change-info>
            <text:p text:style-name="P1"><text:span text:style-name="T4"><text:s/></text:span></text:p>
          </text:deletion>
        </text:changed-region>
        <text:changed-region xml:id="ct45747664" text:id="ct45747664">
          <text:deletion>
            <office:change-info>
              <dc:creator>Simon Lambert Girard</dc:creator>
              <dc:date>2018-11-01T12:15:00</dc:date>
            </office:change-info>
            <text:p text:style-name="P1"><text:span text:style-name="T4">nadir </text:span></text:p>
          </text:deletion>
          <text:insertion>
            <office:change-info office:chg-author="Edouard L" office:chg-date-time="2018-10-26T15:00:58"/>
          </text:insertion>
        </text:changed-region>
        <text:changed-region xml:id="ct45779504" text:id="ct45779504">
          <text:deletion>
            <office:change-info>
              <dc:creator>Simon Lambert Girard</dc:creator>
              <dc:date>2018-11-01T12:15:00</dc:date>
            </office:change-info>
            <text:p text:style-name="P1"><text:span text:style-name="T5">upward</text:span></text:p>
          </text:deletion>
          <text:insertion>
            <office:change-info office:chg-author="Philippe Massicotte" office:chg-date-time="2018-10-31T19:52:03"/>
          </text:insertion>
        </text:changed-region>
        <text:changed-region xml:id="ct45547696" text:id="ct45547696">
          <text:deletion>
            <office:change-info>
              <dc:creator>Simon Lambert Girard</dc:creator>
              <dc:date>2018-11-01T12:15:00</dc:date>
            </office:change-info>
            <text:p text:style-name="P1"><text:span text:style-name="T5">upwelling</text:span><text:span text:style-name="T4"> </text:span></text:p>
          </text:deletion>
          <text:insertion>
            <office:change-info office:chg-author="Edouard L" office:chg-date-time="2018-10-26T15:00:58"/>
          </text:insertion>
        </text:changed-region>
        <text:changed-region xml:id="ct45790944" text:id="ct45790944">
          <text:deletion>
            <office:change-info>
              <dc:creator>Simon Lambert Girard</dc:creator>
              <dc:date>2018-11-01T12:15:00</dc:date>
            </office:change-info>
            <text:p text:style-name="P1"><text:span text:style-name="T4">radiance</text:span></text:p>
          </text:deletion>
        </text:changed-region>
        <text:changed-region xml:id="ct44891712" text:id="ct44891712">
          <text:insertion>
            <office:change-info>
              <dc:creator>Simon Lambert Girard</dc:creator>
              <dc:date>2018-11-01T10:40:57</dc:date>
            </office:change-info>
          </text:insertion>
        </text:changed-region>
        <text:changed-region xml:id="ct45766096" text:id="ct45766096">
          <text:deletion>
            <office:change-info>
              <dc:creator>Simon Lambert Girard</dc:creator>
              <dc:date>2018-11-01T10:40:57</dc:date>
            </office:change-info>
            <text:p text:style-name="P1">U<text:span text:style-name="T3">nder the </text:span></text:p>
          </text:deletion>
        </text:changed-region>
        <text:changed-region xml:id="ct44893552" text:id="ct44893552">
          <text:deletion>
            <office:change-info>
              <dc:creator>Simon Lambert Girard</dc:creator>
              <dc:date>2018-11-01T10:40:57</dc:date>
            </office:change-info>
            <text:p text:style-name="P1"><text:span text:style-name="T3">simulated </text:span></text:p>
          </text:deletion>
          <text:insertion>
            <office:change-info office:chg-author="Philippe Massicotte" office:chg-date-time="2018-10-25T13:51:25"/>
          </text:insertion>
        </text:changed-region>
        <text:changed-region xml:id="ct45778688" text:id="ct45778688">
          <text:deletion>
            <office:change-info>
              <dc:creator>Simon Lambert Girard</dc:creator>
              <dc:date>2018-11-01T10:40:57</dc:date>
            </office:change-info>
            <text:p text:style-name="P1"><text:span text:style-name="T3">melt pond, the relative </text:span></text:p>
          </text:deletion>
        </text:changed-region>
        <text:changed-region xml:id="ct45897680" text:id="ct45897680">
          <text:deletion>
            <office:change-info>
              <dc:creator>Simon Lambert Girard</dc:creator>
              <dc:date>2018-11-01T10:40:57</dc:date>
            </office:change-info>
            <text:p text:style-name="P1">number</text:p>
          </text:deletion>
          <text:insertion>
            <office:change-info office:chg-author="Philippe Massicotte" office:chg-date-time="2018-10-25T13:54:09"/>
          </text:insertion>
        </text:changed-region>
        <text:changed-region xml:id="ct44889232" text:id="ct44889232">
          <text:deletion>
            <office:change-info>
              <dc:creator>Simon Lambert Girard</dc:creator>
              <dc:date>2018-11-01T10:40:57</dc:date>
            </office:change-info>
            <text:p text:style-name="P1">density<text:span text:style-name="T3"> of irradiance photo</text:span>ns was higher than that of the radiance photons (Fig. 5</text:p>
          </text:deletion>
        </text:changed-region>
        <text:changed-region xml:id="ct45761760" text:id="ct45761760">
          <text:deletion>
            <office:change-info>
              <dc:creator>Simon Lambert Girard</dc:creator>
              <dc:date>2018-11-01T10:40:57</dc:date>
            </office:change-info>
            <text:p text:style-name="P1">6</text:p>
          </text:deletion>
          <text:insertion>
            <office:change-info office:chg-author="Philippe Massicotte" office:chg-date-time="2018-10-31T19:53:16"/>
          </text:insertion>
        </text:changed-region>
        <text:changed-region xml:id="ct45749088" text:id="ct45749088">
          <text:deletion>
            <office:change-info>
              <dc:creator>Simon Lambert Girard</dc:creator>
              <dc:date>2018-11-01T10:40:57</dc:date>
            </office:change-info>
            <text:p text:style-name="P1">)</text:p>
          </text:deletion>
        </text:changed-region>
        <text:changed-region xml:id="ct45975760" text:id="ct45975760">
          <text:insertion>
            <office:change-info>
              <dc:creator>Simon Lambert Girard</dc:creator>
              <dc:date>2018-11-01T12:02:13</dc:date>
            </office:change-info>
          </text:insertion>
        </text:changed-region>
        <text:changed-region xml:id="ct45900832" text:id="ct45900832">
          <text:deletion>
            <office:change-info>
              <dc:creator>Simon Lambert Girard</dc:creator>
              <dc:date>2018-11-01T12:02:13</dc:date>
            </office:change-info>
            <text:p text:style-name="P1">Another</text:p>
          </text:deletion>
        </text:changed-region>
        <text:changed-region xml:id="ct45732016" text:id="ct45732016">
          <text:insertion>
            <office:change-info>
              <dc:creator>Simon Lambert Girard</dc:creator>
              <dc:date>2018-11-01T12:00:03</dc:date>
            </office:change-info>
          </text:insertion>
        </text:changed-region>
        <text:changed-region xml:id="ct45731712" text:id="ct45731712">
          <text:deletion>
            <office:change-info>
              <dc:creator>Simon Lambert Girard</dc:creator>
              <dc:date>2018-11-01T12:00:03</dc:date>
            </office:change-info>
            <text:p text:style-name="P1">diffuse</text:p>
          </text:deletion>
        </text:changed-region>
        <text:changed-region xml:id="ct46048336" text:id="ct46048336">
          <text:deletion>
            <office:change-info>
              <dc:creator>Simon Lambert Girard</dc:creator>
              <dc:date>2018-11-01T12:03:03</dc:date>
            </office:change-info>
            <text:p text:style-name="P1"><text:span text:style-name="T3">Over the simulated study area (50 </text:span></text:p>
          </text:deletion>
        </text:changed-region>
        <text:changed-region xml:id="ct46007152" text:id="ct46007152">
          <text:deletion>
            <office:change-info>
              <dc:creator>Simon Lambert Girard</dc:creator>
              <dc:date>2018-11-01T12:03:03</dc:date>
            </office:change-info>
            <text:p text:style-name="P1">m</text:p>
          </text:deletion>
          <text:insertion>
            <office:change-info office:chg-author="Philippe Massicotte" office:chg-date-time="2018-10-24T13:57:19"/>
          </text:insertion>
        </text:changed-region>
        <text:changed-region xml:id="ct46002512" text:id="ct46002512">
          <text:deletion>
            <office:change-info>
              <dc:creator>Simon Lambert Girard</dc:creator>
              <dc:date>2018-11-01T12:03:03</dc:date>
            </office:change-info>
            <text:p text:style-name="P1">meters<text:span text:style-name="T3"> radius, Fig. </text:span>1<text:span text:style-name="T3">), a total of </text:span>403<text:span text:style-name="T3"> irradiance profiles with and without subsurface light </text:span>maxima<text:span text:style-name="T3"> were </text:span></text:p>
          </text:deletion>
        </text:changed-region>
        <text:changed-region xml:id="ct45973696" text:id="ct45973696">
          <text:deletion>
            <office:change-info>
              <dc:creator>Simon Lambert Girard</dc:creator>
              <dc:date>2018-11-01T12:03:03</dc:date>
            </office:change-info>
            <text:p text:style-name="P1">modelled</text:p>
          </text:deletion>
          <text:insertion>
            <office:change-info office:chg-author="Philippe Massicotte" office:chg-date-time="2018-10-24T17:57:54"/>
          </text:insertion>
        </text:changed-region>
        <text:changed-region xml:id="ct44887200" text:id="ct44887200">
          <text:deletion>
            <office:change-info>
              <dc:creator>Simon Lambert Girard</dc:creator>
              <dc:date>2018-11-01T12:03:03</dc:date>
            </office:change-info>
            <text:p text:style-name="P1">extracted<text:span text:style-name="T3"> (Fig. 6</text:span></text:p>
          </text:deletion>
        </text:changed-region>
        <text:changed-region xml:id="ct45976416" text:id="ct45976416">
          <text:deletion>
            <office:change-info>
              <dc:creator>Simon Lambert Girard</dc:creator>
              <dc:date>2018-11-01T12:03:03</dc:date>
            </office:change-info>
            <text:p text:style-name="P1">7</text:p>
          </text:deletion>
          <text:insertion>
            <office:change-info office:chg-author="Philippe Massicotte" office:chg-date-time="2018-10-31T19:53:31"/>
          </text:insertion>
        </text:changed-region>
        <text:changed-region xml:id="ct45278352" text:id="ct45278352">
          <text:deletion>
            <office:change-info>
              <dc:creator>Simon Lambert Girard</dc:creator>
              <dc:date>2018-11-01T12:03:03</dc:date>
            </office:change-info>
            <text:p text:style-name="P1"><text:span text:style-name="T3">). <text:s/>For these profiles, the number of “captured” photons for E</text:span><text:span text:style-name="T2">d</text:span><text:span text:style-name="T3"> varied between </text:span>4.8 x 10<text:span text:style-name="T8">5</text:span><text:span text:style-name="T3"> and </text:span>12 x 10<text:span text:style-name="T8">6</text:span><text:span text:style-name="T3">.</text:span></text:p>
          </text:deletion>
        </text:changed-region>
        <text:changed-region xml:id="ct45829568" text:id="ct45829568">
          <text:deletion>
            <office:change-info>
              <dc:creator>Simon Lambert Girard</dc:creator>
              <dc:date>2018-11-01T12:03:03</dc:date>
            </office:change-info>
            <text:p text:style-name="P1"><text:span text:style-name="T3"><text:s/>Due to low scattering, the number of </text:span>upward<text:span text:style-name="T3"> photons was much lower and ranged between </text:span>25 and 400<text:span text:style-name="T3"> (Fig. 6</text:span></text:p>
          </text:deletion>
        </text:changed-region>
        <text:changed-region xml:id="ct45998400" text:id="ct45998400">
          <text:deletion>
            <office:change-info>
              <dc:creator>Simon Lambert Girard</dc:creator>
              <dc:date>2018-11-01T12:03:03</dc:date>
            </office:change-info>
            <text:p text:style-name="P1">7</text:p>
          </text:deletion>
          <text:insertion>
            <office:change-info office:chg-author="Philippe Massicotte" office:chg-date-time="2018-10-31T19:56:36"/>
          </text:insertion>
        </text:changed-region>
        <text:changed-region xml:id="ct45982304" text:id="ct45982304">
          <text:deletion>
            <office:change-info>
              <dc:creator>Simon Lambert Girard</dc:creator>
              <dc:date>2018-11-01T12:03:03</dc:date>
            </office:change-info>
            <text:p text:style-name="P1"><text:span text:style-name="T3">)</text:span></text:p>
          </text:deletion>
        </text:changed-region>
        <text:changed-region xml:id="ct46128848" text:id="ct46128848">
          <text:insertion>
            <office:change-info>
              <dc:creator>Philippe Massicotte</dc:creator>
              <dc:date>2018-11-01T12:11:10</dc:date>
            </office:change-info>
          </text:insertion>
        </text:changed-region>
        <text:changed-region xml:id="ct45791600" text:id="ct45791600">
          <text:deletion>
            <office:change-info>
              <dc:creator>Philippe Massicotte</dc:creator>
              <dc:date>2018-11-01T12:11:10</dc:date>
            </office:change-info>
            <text:p text:style-name="P1"><text:span text:style-name="T3">T</text:span></text:p>
          </text:deletion>
        </text:changed-region>
        <text:changed-region xml:id="ct45854704" text:id="ct45854704">
          <text:insertion>
            <office:change-info>
              <dc:creator>Philippe Massicotte</dc:creator>
              <dc:date>2018-11-01T12:11:10</dc:date>
            </office:change-info>
          </text:insertion>
        </text:changed-region>
        <text:changed-region xml:id="ct45858624" text:id="ct45858624">
          <text:insertion>
            <office:change-info>
              <dc:creator>Philippe Massicotte</dc:creator>
              <dc:date>2018-10-24T14:24:31</dc:date>
            </office:change-info>
          </text:insertion>
        </text:changed-region>
        <text:changed-region xml:id="ct46363744" text:id="ct46363744">
          <text:insertion>
            <office:change-info>
              <dc:creator>Simon Lambert Girard</dc:creator>
              <dc:date>2018-11-01T12:12:54</dc:date>
            </office:change-info>
          </text:insertion>
        </text:changed-region>
        <text:changed-region xml:id="ct46363008" text:id="ct46363008">
          <text:deletion>
            <office:change-info>
              <dc:creator>Philippe Massicotte</dc:creator>
              <dc:date>2018-10-24T14:24:31</dc:date>
            </office:change-info>
            <text:p text:style-name="P1">The curves</text:p>
          </text:deletion>
          <text:insertion>
            <office:change-info office:chg-author="Simon Lambert Girard" office:chg-date-time="2018-11-01T12:12:54"/>
          </text:insertion>
        </text:changed-region>
        <text:changed-region xml:id="ct45966176" text:id="ct45966176">
          <text:deletion>
            <office:change-info>
              <dc:creator>Philippe Massicotte</dc:creator>
              <dc:date>2018-10-24T14:24:31</dc:date>
            </office:change-info>
            <text:p text:style-name="P1">reference profiles showed the same pattern<text:span text:style-name="T3"> where the number of photons increased with increasing melt pond coverage (Fig. </text:span></text:p>
          </text:deletion>
        </text:changed-region>
        <text:changed-region xml:id="ct46121344" text:id="ct46121344">
          <text:deletion>
            <office:change-info>
              <dc:creator>Philippe Massicotte</dc:creator>
              <dc:date>2018-10-24T14:24:31</dc:date>
            </office:change-info>
            <text:p text:style-name="P1"><text:span text:style-name="T3">6). </text:span></text:p>
          </text:deletion>
        </text:changed-region>
        <text:changed-region xml:id="ct46275744" text:id="ct46275744">
          <text:insertion>
            <office:change-info>
              <dc:creator>Philippe Massicotte</dc:creator>
              <dc:date>2018-10-24T13:57:26</dc:date>
            </office:change-info>
          </text:insertion>
        </text:changed-region>
        <text:changed-region xml:id="ct46199216" text:id="ct46199216">
          <text:deletion>
            <office:change-info>
              <dc:creator>Philippe Massicotte</dc:creator>
              <dc:date>2018-10-24T13:57:26</dc:date>
            </office:change-info>
            <text:p text:style-name="P1">occured</text:p>
          </text:deletion>
        </text:changed-region>
        <text:changed-region xml:id="ct46305664" text:id="ct46305664">
          <text:deletion>
            <office:change-info>
              <dc:creator>Philippe Massicotte</dc:creator>
              <dc:date>2018-10-31T19:59:11</dc:date>
            </office:change-info>
            <text:p text:style-name="P1"><text:span text:style-name="T3">6</text:span></text:p>
          </text:deletion>
        </text:changed-region>
        <text:changed-region xml:id="ct46403680" text:id="ct46403680">
          <text:insertion>
            <office:change-info>
              <dc:creator>Philippe Massicotte</dc:creator>
              <dc:date>2018-10-31T19:59:11</dc:date>
            </office:change-info>
          </text:insertion>
        </text:changed-region>
        <text:changed-region xml:id="ct45818288" text:id="ct45818288">
          <text:insertion>
            <office:change-info>
              <dc:creator>Simon Lambert Girard</dc:creator>
              <dc:date>2018-11-01T12:07:43</dc:date>
            </office:change-info>
          </text:insertion>
        </text:changed-region>
        <text:changed-region xml:id="ct46530832" text:id="ct46530832">
          <text:deletion>
            <office:change-info>
              <dc:creator>Simon Lambert Girard</dc:creator>
              <dc:date>2018-11-01T12:15:05</dc:date>
            </office:change-info>
            <text:p text:style-name="P1"><text:span text:style-name="T4">Attenuation coefficients and </text:span></text:p>
          </text:deletion>
        </text:changed-region>
        <text:changed-region xml:id="ct46437776" text:id="ct46437776">
          <text:deletion>
            <office:change-info>
              <dc:creator>Simon Lambert Girard</dc:creator>
              <dc:date>2018-11-01T12:15:05</dc:date>
            </office:change-info>
            <text:p text:style-name="P1"><text:span text:style-name="T4">light propagation </text:span></text:p>
          </text:deletion>
          <text:insertion>
            <office:change-info office:chg-author="Philippe Massicotte" office:chg-date-time="2018-10-24T14:26:22"/>
          </text:insertion>
        </text:changed-region>
        <text:changed-region xml:id="ct46505760" text:id="ct46505760">
          <text:deletion>
            <office:change-info>
              <dc:creator>Simon Lambert Girard</dc:creator>
              <dc:date>2018-11-01T12:15:05</dc:date>
            </office:change-info>
            <text:p text:style-name="P1"><text:span text:style-name="T4">propagating light </text:span></text:p>
          </text:deletion>
        </text:changed-region>
        <text:changed-region xml:id="ct46436864" text:id="ct46436864">
          <text:deletion>
            <office:change-info>
              <dc:creator>Simon Lambert Girard</dc:creator>
              <dc:date>2018-11-01T12:15:05</dc:date>
            </office:change-info>
            <text:p text:style-name="P1"><text:span text:style-name="T5">in the water column</text:span></text:p>
          </text:deletion>
          <text:insertion>
            <office:change-info office:chg-author="Philippe Massicotte" office:chg-date-time="2018-10-24T14:25:58"/>
          </text:insertion>
        </text:changed-region>
        <text:changed-region xml:id="ct45818048" text:id="ct45818048">
          <text:deletion>
            <office:change-info>
              <dc:creator>Simon Lambert Girard</dc:creator>
              <dc:date>2018-11-01T12:15:05</dc:date>
            </office:change-info>
            <text:p text:style-name="P1"><text:span text:style-name="T5">profiles</text:span></text:p>
          </text:deletion>
        </text:changed-region>
        <text:changed-region xml:id="ct46525040" text:id="ct46525040">
          <text:insertion>
            <office:change-info>
              <dc:creator>Simon Lambert Girard</dc:creator>
              <dc:date>2018-11-01T12:15:21</dc:date>
            </office:change-info>
          </text:insertion>
        </text:changed-region>
        <text:changed-region xml:id="ct45841472" text:id="ct45841472">
          <text:insertion>
            <office:change-info>
              <dc:creator>Philippe Massicotte</dc:creator>
              <dc:date>2018-11-01T12:15:36</dc:date>
            </office:change-info>
          </text:insertion>
        </text:changed-region>
        <text:changed-region xml:id="ct46531904" text:id="ct46531904">
          <text:insertion>
            <office:change-info>
              <dc:creator>Simon Lambert Girard</dc:creator>
              <dc:date>2018-11-01T12:15:21</dc:date>
            </office:change-info>
          </text:insertion>
        </text:changed-region>
        <text:changed-region xml:id="ct45841024" text:id="ct45841024">
          <text:deletion>
            <office:change-info>
              <dc:creator>Philippe Massicotte</dc:creator>
              <dc:date>2018-11-01T12:17:14</dc:date>
            </office:change-info>
            <text:p text:style-name="P1"><text:span text:style-name="T5"/></text:p>
            <text:p text:style-name="P1"/>
          </text:deletion>
        </text:changed-region>
        <text:changed-region xml:id="ct46297904" text:id="ct46297904">
          <text:insertion>
            <office:change-info>
              <dc:creator>Simon Lambert Girard</dc:creator>
              <dc:date>2018-11-01T12:15:21</dc:date>
            </office:change-info>
          </text:insertion>
        </text:changed-region>
        <text:changed-region xml:id="ct46523440" text:id="ct46523440">
          <text:insertion>
            <office:change-info>
              <dc:creator>Simon Lambert Girard</dc:creator>
              <dc:date>2018-11-01T11:11:06</dc:date>
            </office:change-info>
          </text:insertion>
        </text:changed-region>
        <text:changed-region xml:id="ct46411152" text:id="ct46411152">
          <text:insertion>
            <office:change-info>
              <dc:creator>Philippe Massicotte</dc:creator>
              <dc:date>2018-11-01T12:18:30</dc:date>
            </office:change-info>
          </text:insertion>
        </text:changed-region>
        <text:changed-region xml:id="ct46312464" text:id="ct46312464">
          <text:insertion>
            <office:change-info>
              <dc:creator>Simon Lambert Girard</dc:creator>
              <dc:date>2018-11-01T11:11:06</dc:date>
            </office:change-info>
          </text:insertion>
        </text:changed-region>
        <text:changed-region xml:id="ct45788080" text:id="ct45788080">
          <text:deletion>
            <office:change-info>
              <dc:creator>Philippe Massicotte</dc:creator>
              <dc:date>2018-11-01T12:20:51</dc:date>
            </office:change-info>
            <text:p text:style-name="P1"/>
            <text:p text:style-name="P1"/>
          </text:deletion>
        </text:changed-region>
        <text:changed-region xml:id="ct46541424" text:id="ct46541424">
          <text:deletion>
            <office:change-info>
              <dc:creator>Philippe Massicotte</dc:creator>
              <dc:date>2018-11-01T12:20:51</dc:date>
            </office:change-info>
            <text:p text:style-name="P1">K</text:p>
          </text:deletion>
          <text:insertion>
            <office:change-info office:chg-author="Simon Lambert Girard" office:chg-date-time="2018-11-01T11:11:06"/>
          </text:insertion>
        </text:changed-region>
        <text:changed-region xml:id="ct46310704" text:id="ct46310704">
          <text:UnknownChange>
            <office:change-info>
              <dc:creator>Philippe Massicotte</dc:creator>
              <dc:date>2018-11-01T12:17:36</dc:date>
            </office:change-info>
          </text:UnknownChange>
        </text:changed-region>
        <text:changed-region xml:id="ct45919264" text:id="ct45919264">
          <text:insertion>
            <office:change-info>
              <dc:creator>Simon Lambert Girard</dc:creator>
              <dc:date>2018-11-01T11:11:06</dc:date>
            </office:change-info>
          </text:insertion>
        </text:changed-region>
        <text:changed-region xml:id="ct45919984" text:id="ct45919984">
          <text:insertion>
            <office:change-info>
              <dc:creator>Philippe Massicotte</dc:creator>
              <dc:date>2018-10-24T18:05:33</dc:date>
            </office:change-info>
          </text:insertion>
        </text:changed-region>
        <text:changed-region xml:id="ct46539648" text:id="ct46539648">
          <text:deletion>
            <office:change-info>
              <dc:creator>Philippe Massicotte</dc:creator>
              <dc:date>2018-10-24T18:05:33</dc:date>
            </office:change-info>
            <text:p text:style-name="P1">extracted</text:p>
          </text:deletion>
        </text:changed-region>
        <text:changed-region xml:id="ct46557952" text:id="ct46557952">
          <text:insertion>
            <office:change-info>
              <dc:creator>Philippe Massicotte</dc:creator>
              <dc:date>2018-10-24T13:57:27</dc:date>
            </office:change-info>
          </text:insertion>
        </text:changed-region>
        <text:changed-region xml:id="ct46554240" text:id="ct46554240">
          <text:deletion>
            <office:change-info>
              <dc:creator>Philippe Massicotte</dc:creator>
              <dc:date>2018-10-24T13:57:27</dc:date>
            </office:change-info>
            <text:p text:style-name="P1">meters</text:p>
          </text:deletion>
        </text:changed-region>
        <text:changed-region xml:id="ct46559248" text:id="ct46559248">
          <text:deletion>
            <office:change-info>
              <dc:creator>Simon Lambert Girard</dc:creator>
              <dc:date>2018-11-01T12:17:43</dc:date>
            </office:change-info>
            <text:p text:style-name="P1"><text:span text:style-name="T3">(to mimic local </text:span>radiometric measurements)</text:p>
          </text:deletion>
        </text:changed-region>
        <text:changed-region xml:id="ct46557056" text:id="ct46557056">
          <text:deletion>
            <office:change-info>
              <dc:creator>Simon Lambert Girard</dc:creator>
              <dc:date>2018-11-01T12:17:43</dc:date>
            </office:change-info>
            <text:p text:style-name="P1"><text:s/></text:p>
          </text:deletion>
        </text:changed-region>
        <text:changed-region xml:id="ct46573824" text:id="ct46573824">
          <text:insertion>
            <office:change-info>
              <dc:creator>Philippe Massicotte</dc:creator>
              <dc:date>2018-10-31T19:57:24</dc:date>
            </office:change-info>
          </text:insertion>
        </text:changed-region>
        <text:changed-region xml:id="ct46333248" text:id="ct46333248">
          <text:deletion>
            <office:change-info>
              <dc:creator>Philippe Massicotte</dc:creator>
              <dc:date>2018-10-31T19:57:24</dc:date>
            </office:change-info>
            <text:p text:style-name="P1"><text:span text:style-name="T3">7</text:span></text:p>
          </text:deletion>
        </text:changed-region>
        <text:changed-region xml:id="ct46587776" text:id="ct46587776">
          <text:insertion>
            <office:change-info>
              <dc:creator>Philippe Massicotte</dc:creator>
              <dc:date>2018-10-31T19:57:31</dc:date>
            </office:change-info>
          </text:insertion>
        </text:changed-region>
        <text:changed-region xml:id="ct46693280" text:id="ct46693280">
          <text:deletion>
            <office:change-info>
              <dc:creator>Philippe Massicotte</dc:creator>
              <dc:date>2018-10-31T19:57:31</dc:date>
            </office:change-info>
            <text:p text:style-name="P1">2</text:p>
          </text:deletion>
        </text:changed-region>
        <text:changed-region xml:id="ct46588384" text:id="ct46588384">
          <text:insertion>
            <office:change-info>
              <dc:creator>Philippe Massicotte</dc:creator>
              <dc:date>2018-10-24T13:57:29</dc:date>
            </office:change-info>
          </text:insertion>
        </text:changed-region>
        <text:changed-region xml:id="ct46666736" text:id="ct46666736">
          <text:deletion>
            <office:change-info>
              <dc:creator>Philippe Massicotte</dc:creator>
              <dc:date>2018-10-24T13:57:29</dc:date>
            </office:change-info>
            <text:p text:style-name="P1">meters</text:p>
          </text:deletion>
        </text:changed-region>
        <text:changed-region xml:id="ct46559744" text:id="ct46559744">
          <text:insertion>
            <office:change-info>
              <dc:creator>Philippe Massicotte</dc:creator>
              <dc:date>2018-10-24T14:29:50</dc:date>
            </office:change-info>
          </text:insertion>
        </text:changed-region>
        <text:changed-region xml:id="ct45841248" text:id="ct45841248">
          <text:deletion>
            <office:change-info>
              <dc:creator>Philippe Massicotte</dc:creator>
              <dc:date>2018-10-24T14:29:50</dc:date>
            </office:change-info>
            <text:p text:style-name="P1"><text:span text:style-name="T3">e</text:span></text:p>
          </text:deletion>
        </text:changed-region>
        <text:changed-region xml:id="ct46160400" text:id="ct46160400">
          <text:insertion>
            <office:change-info>
              <dc:creator>Philippe Massicotte</dc:creator>
              <dc:date>2018-10-24T14:29:57</dc:date>
            </office:change-info>
          </text:insertion>
        </text:changed-region>
        <text:changed-region xml:id="ct46663520" text:id="ct46663520">
          <text:deletion>
            <office:change-info>
              <dc:creator>Philippe Massicotte</dc:creator>
              <dc:date>2018-10-24T14:29:57</dc:date>
            </office:change-info>
            <text:p text:style-name="P1">1</text:p>
          </text:deletion>
        </text:changed-region>
        <text:changed-region xml:id="ct46703216" text:id="ct46703216">
          <text:deletion>
            <office:change-info>
              <dc:creator>Philippe Massicotte</dc:creator>
              <dc:date>2018-10-24T18:08:40</dc:date>
            </office:change-info>
            <text:p text:style-name="P1"><text:span text:style-name="T3">Note that </text:span></text:p>
          </text:deletion>
        </text:changed-region>
        <text:changed-region xml:id="ct46687440" text:id="ct46687440">
          <text:deletion>
            <office:change-info>
              <dc:creator>Philippe Massicotte</dc:creator>
              <dc:date>2018-10-24T18:08:40</dc:date>
            </office:change-info>
            <text:p text:style-name="P1"><text:span text:style-name="T3">subsurface </text:span>maxima<text:span text:style-name="T3"> </text:span>were not found on<text:span text:style-name="T3"> </text:span></text:p>
          </text:deletion>
        </text:changed-region>
        <text:changed-region xml:id="ct46689088" text:id="ct46689088">
          <text:deletion>
            <office:change-info>
              <dc:creator>Philippe Massicotte</dc:creator>
              <dc:date>2018-10-24T18:08:40</dc:date>
            </office:change-info>
            <text:p text:style-name="P1"><text:span text:style-name="T3">radiance profiles</text:span></text:p>
          </text:deletion>
        </text:changed-region>
        <text:changed-region xml:id="ct46668928" text:id="ct46668928">
          <text:deletion>
            <office:change-info>
              <dc:creator>Philippe Massicotte</dc:creator>
              <dc:date>2018-10-24T18:08:40</dc:date>
            </office:change-info>
            <text:p text:style-name="P1"><text:span text:style-name="T3"><text:s/>as with in situ data. </text:span></text:p>
          </text:deletion>
        </text:changed-region>
        <text:changed-region xml:id="ct46682736" text:id="ct46682736">
          <text:insertion>
            <office:change-info>
              <dc:creator>Philippe Massicotte</dc:creator>
              <dc:date>2018-10-24T14:31:39</dc:date>
            </office:change-info>
          </text:insertion>
        </text:changed-region>
        <text:changed-region xml:id="ct46577936" text:id="ct46577936">
          <text:deletion>
            <office:change-info>
              <dc:creator>Philippe Massicotte</dc:creator>
              <dc:date>2018-10-31T16:50:14</dc:date>
            </office:change-info>
            <text:p text:style-name="P1"><text:span text:style-name="T2">E</text:span></text:p>
          </text:deletion>
        </text:changed-region>
        <text:changed-region xml:id="ct46703712" text:id="ct46703712">
          <text:insertion>
            <office:change-info>
              <dc:creator>Philippe Massicotte</dc:creator>
              <dc:date>2018-10-29T17:42:21</dc:date>
            </office:change-info>
          </text:insertion>
        </text:changed-region>
        <text:changed-region xml:id="ct46675728" text:id="ct46675728">
          <text:deletion>
            <office:change-info>
              <dc:creator>Philippe Massicotte</dc:creator>
              <dc:date>2018-10-29T17:42:21</dc:date>
            </office:change-info>
            <text:p text:style-name="P1">096</text:p>
          </text:deletion>
        </text:changed-region>
        <text:changed-region xml:id="ct46691264" text:id="ct46691264">
          <text:insertion>
            <office:change-info>
              <dc:creator>Philippe Massicotte</dc:creator>
              <dc:date>2018-10-24T14:31:47</dc:date>
            </office:change-info>
          </text:insertion>
        </text:changed-region>
        <text:changed-region xml:id="ct46701248" text:id="ct46701248">
          <text:insertion>
            <office:change-info>
              <dc:creator>Philippe Massicotte</dc:creator>
              <dc:date>2018-10-29T17:42:30</dc:date>
            </office:change-info>
          </text:insertion>
        </text:changed-region>
        <text:changed-region xml:id="ct46705312" text:id="ct46705312">
          <text:insertion>
            <office:change-info>
              <dc:creator>Philippe Massicotte</dc:creator>
              <dc:date>2018-10-31T19:59:29</dc:date>
            </office:change-info>
          </text:insertion>
        </text:changed-region>
        <text:changed-region xml:id="ct46704816" text:id="ct46704816">
          <text:deletion>
            <office:change-info>
              <dc:creator>Philippe Massicotte</dc:creator>
              <dc:date>2018-10-31T19:59:29</dc:date>
            </office:change-info>
            <text:p text:style-name="P1"><text:span text:style-name="T3">7</text:span></text:p>
          </text:deletion>
        </text:changed-region>
        <text:changed-region xml:id="ct46690448" text:id="ct46690448">
          <text:insertion>
            <office:change-info>
              <dc:creator>Philippe Massicotte</dc:creator>
              <dc:date>2018-10-24T14:31:56</dc:date>
            </office:change-info>
          </text:insertion>
        </text:changed-region>
        <text:changed-region xml:id="ct46701760" text:id="ct46701760">
          <text:deletion>
            <office:change-info>
              <dc:creator>Philippe Massicotte</dc:creator>
              <dc:date>2018-10-24T14:31:56</dc:date>
            </office:change-info>
            <text:p text:style-name="P1">supplementary</text:p>
          </text:deletion>
        </text:changed-region>
        <text:changed-region xml:id="ct46695520" text:id="ct46695520">
          <text:deletion>
            <office:change-info>
              <dc:creator>Philippe Massicotte</dc:creator>
              <dc:date>2018-10-31T19:59:42</dc:date>
            </office:change-info>
            <text:p text:style-name="P1">6</text:p>
          </text:deletion>
        </text:changed-region>
        <text:changed-region xml:id="ct46692064" text:id="ct46692064">
          <text:insertion>
            <office:change-info>
              <dc:creator>Philippe Massicotte</dc:creator>
              <dc:date>2018-10-31T19:59:42</dc:date>
            </office:change-info>
          </text:insertion>
        </text:changed-region>
        <text:changed-region xml:id="ct46588880" text:id="ct46588880">
          <text:format-change>
            <office:change-info>
              <dc:creator>Philippe Massicotte</dc:creator>
              <dc:date>2018-10-31T20:01:33</dc:date>
            </office:change-info>
          </text:format-change>
        </text:changed-region>
        <text:changed-region xml:id="ct46714704" text:id="ct46714704">
          <text:insertion>
            <office:change-info>
              <dc:creator>Philippe Massicotte</dc:creator>
              <dc:date>2018-10-24T14:34:20</dc:date>
            </office:change-info>
          </text:insertion>
        </text:changed-region>
        <text:changed-region xml:id="ct46700400" text:id="ct46700400">
          <text:insertion>
            <office:change-info>
              <dc:creator>Philippe Massicotte</dc:creator>
              <dc:date>2018-10-24T14:34:26</dc:date>
            </office:change-info>
          </text:insertion>
        </text:changed-region>
        <text:changed-region xml:id="ct46570800" text:id="ct46570800">
          <text:insertion>
            <office:change-info>
              <dc:creator>Philippe Massicotte</dc:creator>
              <dc:date>2018-10-24T18:18:52</dc:date>
            </office:change-info>
          </text:insertion>
        </text:changed-region>
        <text:changed-region xml:id="ct46583552" text:id="ct46583552">
          <text:deletion>
            <office:change-info>
              <dc:creator>Philippe Massicotte</dc:creator>
              <dc:date>2018-10-24T18:18:52</dc:date>
            </office:change-info>
            <text:p text:style-name="P1">colored</text:p>
          </text:deletion>
        </text:changed-region>
        <text:changed-region xml:id="ct45214800" text:id="ct45214800">
          <text:insertion>
            <office:change-info>
              <dc:creator>Philippe Massicotte</dc:creator>
              <dc:date>2018-10-31T20:01:59</dc:date>
            </office:change-info>
          </text:insertion>
        </text:changed-region>
        <text:changed-region xml:id="ct45215760" text:id="ct45215760">
          <text:deletion>
            <office:change-info>
              <dc:creator>Philippe Massicotte</dc:creator>
              <dc:date>2018-10-31T20:01:59</dc:date>
            </office:change-info>
            <text:p text:style-name="P1"><text:span text:style-name="T3">6</text:span></text:p>
          </text:deletion>
        </text:changed-region>
        <text:changed-region xml:id="ct46689920" text:id="ct46689920">
          <text:deletion>
            <office:change-info>
              <dc:creator>Philippe Massicotte</dc:creator>
              <dc:date>2018-10-31T16:50:10</dc:date>
            </office:change-info>
            <text:p text:style-name="P1"><text:span text:style-name="T2">E</text:span></text:p>
          </text:deletion>
        </text:changed-region>
        <text:changed-region xml:id="ct45216800" text:id="ct45216800">
          <text:insertion>
            <office:change-info>
              <dc:creator>Philippe Massicotte</dc:creator>
              <dc:date>2018-10-25T14:18:21</dc:date>
            </office:change-info>
          </text:insertion>
        </text:changed-region>
        <text:changed-region xml:id="ct46724608" text:id="ct46724608">
          <text:deletion>
            <office:change-info>
              <dc:creator>Philippe Massicotte</dc:creator>
              <dc:date>2018-10-31T20:02:03</dc:date>
            </office:change-info>
            <text:p text:style-name="P1"><text:span text:style-name="T3">8</text:span></text:p>
          </text:deletion>
        </text:changed-region>
        <text:changed-region xml:id="ct46723536" text:id="ct46723536">
          <text:insertion>
            <office:change-info>
              <dc:creator>Philippe Massicotte</dc:creator>
              <dc:date>2018-10-31T20:02:03</dc:date>
            </office:change-info>
          </text:insertion>
        </text:changed-region>
        <text:changed-region xml:id="ct46721568" text:id="ct46721568">
          <text:deletion>
            <office:change-info>
              <dc:creator>Philippe Massicotte</dc:creator>
              <dc:date>2018-10-31T16:50:17</dc:date>
            </office:change-info>
            <text:p text:style-name="P1"><text:span text:style-name="T2">E</text:span></text:p>
          </text:deletion>
        </text:changed-region>
        <text:changed-region xml:id="ct46585984" text:id="ct46585984">
          <text:deletion>
            <office:change-info>
              <dc:creator>Philippe Massicotte</dc:creator>
              <dc:date>2018-10-31T20:02:17</dc:date>
            </office:change-info>
            <text:p text:style-name="P1"><text:span text:style-name="T3">9</text:span></text:p>
          </text:deletion>
        </text:changed-region>
        <text:changed-region xml:id="ct46722368" text:id="ct46722368">
          <text:insertion>
            <office:change-info>
              <dc:creator>Philippe Massicotte</dc:creator>
              <dc:date>2018-10-31T20:02:17</dc:date>
            </office:change-info>
          </text:insertion>
        </text:changed-region>
        <text:changed-region xml:id="ct46713616" text:id="ct46713616">
          <text:insertion>
            <office:change-info>
              <dc:creator>Philippe Massicotte</dc:creator>
              <dc:date>2018-10-24T14:35:18</dc:date>
            </office:change-info>
          </text:insertion>
        </text:changed-region>
        <text:changed-region xml:id="ct46725104" text:id="ct46725104">
          <text:deletion>
            <office:change-info>
              <dc:creator>Philippe Massicotte</dc:creator>
              <dc:date>2018-10-24T14:35:18</dc:date>
            </office:change-info>
            <text:p text:style-name="P1">on</text:p>
          </text:deletion>
        </text:changed-region>
        <text:changed-region xml:id="ct46561104" text:id="ct46561104">
          <text:insertion>
            <office:change-info>
              <dc:creator>Philippe Massicotte</dc:creator>
              <dc:date>2018-10-29T17:43:17</dc:date>
            </office:change-info>
          </text:insertion>
        </text:changed-region>
        <text:changed-region xml:id="ct46562704" text:id="ct46562704">
          <text:deletion>
            <office:change-info>
              <dc:creator>Philippe Massicotte</dc:creator>
              <dc:date>2018-10-29T17:43:17</dc:date>
            </office:change-info>
            <text:p text:style-name="P1">38</text:p>
          </text:deletion>
        </text:changed-region>
        <text:changed-region xml:id="ct44031216" text:id="ct44031216">
          <text:deletion>
            <office:change-info>
              <dc:creator>Philippe Massicotte</dc:creator>
              <dc:date>2018-10-31T16:50:20</dc:date>
            </office:change-info>
            <text:p text:style-name="P1"><text:span text:style-name="T1">E</text:span></text:p>
          </text:deletion>
        </text:changed-region>
        <text:changed-region xml:id="ct46565888" text:id="ct46565888">
          <text:insertion>
            <office:change-info>
              <dc:creator>Philippe Massicotte</dc:creator>
              <dc:date>2018-10-29T17:43:30</dc:date>
            </office:change-info>
          </text:insertion>
        </text:changed-region>
        <text:changed-region xml:id="ct46694048" text:id="ct46694048">
          <text:deletion>
            <office:change-info>
              <dc:creator>Philippe Massicotte</dc:creator>
              <dc:date>2018-10-29T17:43:30</dc:date>
            </office:change-info>
            <text:p text:style-name="P1">at approximately 5 </text:p>
          </text:deletion>
        </text:changed-region>
        <text:changed-region xml:id="ct46615088" text:id="ct46615088">
          <text:deletion>
            <office:change-info>
              <dc:creator>Philippe Massicotte</dc:creator>
              <dc:date>2018-10-29T17:43:30</dc:date>
            </office:change-info>
            <text:p text:style-name="P1">meters from ice </text:p>
          </text:deletion>
        </text:changed-region>
        <text:changed-region xml:id="ct46617088" text:id="ct46617088">
          <text:deletion>
            <office:change-info>
              <dc:creator>Philippe Massicotte</dc:creator>
              <dc:date>2018-10-29T17:43:30</dc:date>
            </office:change-info>
            <text:p text:style-name="P1">ridge of the</text:p>
          </text:deletion>
        </text:changed-region>
        <text:changed-region xml:id="ct46632608" text:id="ct46632608">
          <text:insertion>
            <office:change-info>
              <dc:creator>Philippe Massicotte</dc:creator>
              <dc:date>2018-10-25T12:19:03</dc:date>
            </office:change-info>
          </text:insertion>
        </text:changed-region>
        <text:changed-region xml:id="ct46622384" text:id="ct46622384">
          <text:deletion>
            <office:change-info>
              <dc:creator>Philippe Massicotte</dc:creator>
              <dc:date>2018-10-29T17:44:06</dc:date>
            </office:change-info>
            <text:p text:style-name="P1">8</text:p>
          </text:deletion>
        </text:changed-region>
        <text:changed-region xml:id="ct46624320" text:id="ct46624320">
          <text:insertion>
            <office:change-info>
              <dc:creator>Philippe Massicotte</dc:creator>
              <dc:date>2018-10-29T17:44:06</dc:date>
            </office:change-info>
          </text:insertion>
        </text:changed-region>
        <text:changed-region xml:id="ct46625120" text:id="ct46625120">
          <text:deletion>
            <office:change-info>
              <dc:creator>Philippe Massicotte</dc:creator>
              <dc:date>2018-10-31T16:50:26</dc:date>
            </office:change-info>
            <text:p text:style-name="P1"><text:span text:style-name="T1">E</text:span></text:p>
          </text:deletion>
        </text:changed-region>
        <text:changed-region xml:id="ct46561904" text:id="ct46561904">
          <text:deletion>
            <office:change-info>
              <dc:creator>Philippe Massicotte</dc:creator>
              <dc:date>2018-10-29T17:44:09</dc:date>
            </office:change-info>
            <text:p text:style-name="P1">1</text:p>
          </text:deletion>
        </text:changed-region>
        <text:changed-region xml:id="ct46712624" text:id="ct46712624">
          <text:insertion>
            <office:change-info>
              <dc:creator>Philippe Massicotte</dc:creator>
              <dc:date>2018-10-29T18:35:44</dc:date>
            </office:change-info>
          </text:insertion>
        </text:changed-region>
        <text:changed-region xml:id="ct46626528" text:id="ct46626528">
          <text:deletion>
            <office:change-info>
              <dc:creator>Philippe Massicotte</dc:creator>
              <dc:date>2018-10-24T18:30:16</dc:date>
            </office:change-info>
            <text:p text:style-name="P1">ice </text:p>
          </text:deletion>
        </text:changed-region>
        <text:changed-region xml:id="ct46610816" text:id="ct46610816">
          <text:deletion>
            <office:change-info>
              <dc:creator>Philippe Massicotte</dc:creator>
              <dc:date>2018-10-24T18:30:16</dc:date>
            </office:change-info>
            <text:p text:style-name="P1">ridge</text:p>
          </text:deletion>
        </text:changed-region>
        <text:changed-region xml:id="ct46618912" text:id="ct46618912">
          <text:insertion>
            <office:change-info>
              <dc:creator>Philippe Massicotte</dc:creator>
              <dc:date>2018-10-24T13:57:41</dc:date>
            </office:change-info>
          </text:insertion>
        </text:changed-region>
        <text:changed-region xml:id="ct46628128" text:id="ct46628128">
          <text:deletion>
            <office:change-info>
              <dc:creator>Philippe Massicotte</dc:creator>
              <dc:date>2018-10-24T13:57:41</dc:date>
            </office:change-info>
            <text:p text:style-name="P1">meters</text:p>
          </text:deletion>
        </text:changed-region>
        <text:changed-region xml:id="ct46621312" text:id="ct46621312">
          <text:deletion>
            <office:change-info>
              <dc:creator>Philippe Massicotte</dc:creator>
              <dc:date>2018-10-31T16:50:28</dc:date>
            </office:change-info>
            <text:p text:style-name="P1"><text:span text:style-name="T1">E</text:span></text:p>
          </text:deletion>
        </text:changed-region>
        <text:changed-region xml:id="ct46629472" text:id="ct46629472">
          <text:insertion>
            <office:change-info>
              <dc:creator>Philippe Massicotte</dc:creator>
              <dc:date>2018-10-24T13:57:39</dc:date>
            </office:change-info>
          </text:insertion>
        </text:changed-region>
        <text:changed-region xml:id="ct46631808" text:id="ct46631808">
          <text:deletion>
            <office:change-info>
              <dc:creator>Philippe Massicotte</dc:creator>
              <dc:date>2018-10-24T13:57:39</dc:date>
            </office:change-info>
            <text:p text:style-name="P1">meters</text:p>
          </text:deletion>
        </text:changed-region>
        <text:changed-region xml:id="ct46634992" text:id="ct46634992">
          <text:deletion>
            <office:change-info>
              <dc:creator>Philippe Massicotte</dc:creator>
              <dc:date>2018-10-24T18:31:20</dc:date>
            </office:change-info>
            <text:p text:style-name="P1">c<text:span text:style-name="T3">omparing the different spatial configurations (Fig. 1) showed that </text:span></text:p>
          </text:deletion>
        </text:changed-region>
        <text:changed-region xml:id="ct46641504" text:id="ct46641504">
          <text:insertion>
            <office:change-info>
              <dc:creator>Philippe Massicotte</dc:creator>
              <dc:date>2018-10-24T18:31:12</dc:date>
            </office:change-info>
          </text:insertion>
        </text:changed-region>
        <text:changed-region xml:id="ct46610016" text:id="ct46610016">
          <text:deletion>
            <office:change-info>
              <dc:creator>Philippe Massicotte</dc:creator>
              <dc:date>2018-10-31T20:02:47</dc:date>
            </office:change-info>
            <text:p text:style-name="P1">9</text:p>
          </text:deletion>
        </text:changed-region>
        <text:changed-region xml:id="ct46645168" text:id="ct46645168">
          <text:insertion>
            <office:change-info>
              <dc:creator>Philippe Massicotte</dc:creator>
              <dc:date>2018-10-31T20:02:47</dc:date>
            </office:change-info>
          </text:insertion>
        </text:changed-region>
        <text:changed-region xml:id="ct46636960" text:id="ct46636960">
          <text:insertion>
            <office:change-info>
              <dc:creator>Philippe Massicotte</dc:creator>
              <dc:date>2018-10-24T18:33:14</dc:date>
            </office:change-info>
          </text:insertion>
        </text:changed-region>
        <text:changed-region xml:id="ct46639488" text:id="ct46639488">
          <text:deletion>
            <office:change-info>
              <dc:creator>Philippe Massicotte</dc:creator>
              <dc:date>2018-10-24T18:33:14</dc:date>
            </office:change-info>
            <text:p text:style-name="P2">underice</text:p>
          </text:deletion>
        </text:changed-region>
        <text:changed-region xml:id="ct46653520" text:id="ct46653520">
          <text:insertion>
            <office:change-info>
              <dc:creator>Guislain Becu</dc:creator>
              <dc:date>2018-10-30T14:49:36</dc:date>
            </office:change-info>
          </text:insertion>
        </text:changed-region>
        <text:changed-region xml:id="ct46643824" text:id="ct46643824">
          <text:deletion>
            <office:change-info>
              <dc:creator>Guislain Becu</dc:creator>
              <dc:date>2018-10-30T14:49:36</dc:date>
            </office:change-info>
            <text:p text:style-name="P2">ums</text:p>
          </text:deletion>
        </text:changed-region>
        <text:changed-region xml:id="ct46647936" text:id="ct46647936">
          <text:deletion>
            <office:change-info>
              <dc:creator>Philippe Massicotte</dc:creator>
              <dc:date>2018-10-31T20:03:59</dc:date>
            </office:change-info>
            <text:p text:style-name="P2">2</text:p>
          </text:deletion>
        </text:changed-region>
        <text:changed-region xml:id="ct46732512" text:id="ct46732512">
          <text:insertion>
            <office:change-info>
              <dc:creator>Philippe Massicotte</dc:creator>
              <dc:date>2018-10-31T20:03:59</dc:date>
            </office:change-info>
          </text:insertion>
        </text:changed-region>
        <text:changed-region xml:id="ct46652720" text:id="ct46652720">
          <text:insertion>
            <office:change-info>
              <dc:creator>Guislain Becu</dc:creator>
              <dc:date>2018-10-30T14:49:44</dc:date>
            </office:change-info>
          </text:insertion>
        </text:changed-region>
        <text:changed-region xml:id="ct46733856" text:id="ct46733856">
          <text:deletion>
            <office:change-info>
              <dc:creator>Guislain Becu</dc:creator>
              <dc:date>2018-10-30T14:49:44</dc:date>
            </office:change-info>
            <text:p text:style-name="P2">e</text:p>
          </text:deletion>
        </text:changed-region>
        <text:changed-region xml:id="ct46634192" text:id="ct46634192">
          <text:insertion>
            <office:change-info>
              <dc:creator>Philippe Massicotte</dc:creator>
              <dc:date>2018-10-31T20:03:31</dc:date>
            </office:change-info>
          </text:insertion>
        </text:changed-region>
        <text:changed-region xml:id="ct46658944" text:id="ct46658944">
          <text:insertion>
            <office:change-info>
              <dc:creator>Philippe Massicotte</dc:creator>
              <dc:date>2018-10-31T20:03:32</dc:date>
            </office:change-info>
          </text:insertion>
        </text:changed-region>
        <text:changed-region xml:id="ct46637760" text:id="ct46637760">
          <text:insertion>
            <office:change-info>
              <dc:creator>Guislain Becu</dc:creator>
              <dc:date>2018-10-30T14:50:00</dc:date>
            </office:change-info>
          </text:insertion>
        </text:changed-region>
        <text:changed-region xml:id="ct46742800" text:id="ct46742800">
          <text:insertion>
            <office:change-info>
              <dc:creator>Philippe Massicotte</dc:creator>
              <dc:date>2018-10-24T14:37:45</dc:date>
            </office:change-info>
          </text:insertion>
        </text:changed-region>
        <text:changed-region xml:id="ct46848640" text:id="ct46848640">
          <text:deletion>
            <office:change-info>
              <dc:creator>Philippe Massicotte</dc:creator>
              <dc:date>2018-10-24T14:37:45</dc:date>
            </office:change-info>
            <text:p text:style-name="P2">within a radius of several meters</text:p>
          </text:deletion>
        </text:changed-region>
        <text:changed-region xml:id="ct46741728" text:id="ct46741728">
          <text:insertion>
            <office:change-info>
              <dc:creator>Philippe Massicotte</dc:creator>
              <dc:date>2018-10-24T14:37:54</dc:date>
            </office:change-info>
          </text:insertion>
        </text:changed-region>
        <text:changed-region xml:id="ct46744400" text:id="ct46744400">
          <text:deletion>
            <office:change-info>
              <dc:creator>Philippe Massicotte</dc:creator>
              <dc:date>2018-10-24T14:37:54</dc:date>
            </office:change-info>
            <text:p text:style-name="P2">under ice</text:p>
          </text:deletion>
        </text:changed-region>
        <text:changed-region xml:id="ct46312240" text:id="ct46312240">
          <text:format-change>
            <office:change-info>
              <dc:creator>Guislain Becu</dc:creator>
              <dc:date>2018-10-30T14:50:35</dc:date>
            </office:change-info>
          </text:format-change>
        </text:changed-region>
        <text:changed-region xml:id="ct46850000" text:id="ct46850000">
          <text:format-change>
            <office:change-info>
              <dc:creator>Guislain Becu</dc:creator>
              <dc:date>2018-10-30T14:50:36</dc:date>
            </office:change-info>
          </text:format-change>
        </text:changed-region>
        <text:changed-region xml:id="ct46755632" text:id="ct46755632">
          <text:deletion>
            <office:change-info>
              <dc:creator>Philippe Massicotte</dc:creator>
              <dc:date>2018-10-31T16:50:32</dc:date>
            </office:change-info>
            <text:p text:style-name="P2"><text:span text:style-name="T1">E</text:span></text:p>
          </text:deletion>
        </text:changed-region>
        <text:changed-region xml:id="ct46852992" text:id="ct46852992">
          <text:insertion>
            <office:change-info>
              <dc:creator>Philippe Massicotte</dc:creator>
              <dc:date>2018-10-25T12:21:09</dc:date>
            </office:change-info>
          </text:insertion>
        </text:changed-region>
        <text:changed-region xml:id="ct46756544" text:id="ct46756544">
          <text:deletion>
            <office:change-info>
              <dc:creator>Philippe Massicotte</dc:creator>
              <dc:date>2018-10-25T12:21:09</dc:date>
            </office:change-info>
            <text:p text:style-name="P2">bellow</text:p>
          </text:deletion>
        </text:changed-region>
        <text:changed-region xml:id="ct46779632" text:id="ct46779632">
          <text:insertion>
            <office:change-info>
              <dc:creator>Philippe Massicotte</dc:creator>
              <dc:date>2018-10-24T13:57:46</dc:date>
            </office:change-info>
          </text:insertion>
        </text:changed-region>
        <text:changed-region xml:id="ct46853600" text:id="ct46853600">
          <text:deletion>
            <office:change-info>
              <dc:creator>Philippe Massicotte</dc:creator>
              <dc:date>2018-10-24T13:57:46</dc:date>
            </office:change-info>
            <text:p text:style-name="P2">meters</text:p>
          </text:deletion>
        </text:changed-region>
        <text:changed-region xml:id="ct46760112" text:id="ct46760112">
          <text:insertion>
            <office:change-info>
              <dc:creator>Philippe Massicotte</dc:creator>
              <dc:date>2018-10-31T20:04:40</dc:date>
            </office:change-info>
          </text:insertion>
        </text:changed-region>
        <text:changed-region xml:id="ct46778832" text:id="ct46778832">
          <text:deletion>
            <office:change-info>
              <dc:creator>Philippe Massicotte</dc:creator>
              <dc:date>2018-10-31T20:04:40</dc:date>
            </office:change-info>
            <text:p text:style-name="P2">3</text:p>
          </text:deletion>
        </text:changed-region>
        <text:changed-region xml:id="ct46766592" text:id="ct46766592">
          <text:deletion>
            <office:change-info>
              <dc:creator>Philippe Massicotte</dc:creator>
              <dc:date>2018-10-31T20:04:43</dc:date>
            </office:change-info>
            <text:p text:style-name="P2">4</text:p>
          </text:deletion>
        </text:changed-region>
        <text:changed-region xml:id="ct46761984" text:id="ct46761984">
          <text:insertion>
            <office:change-info>
              <dc:creator>Philippe Massicotte</dc:creator>
              <dc:date>2018-10-31T20:04:43</dc:date>
            </office:change-info>
          </text:insertion>
        </text:changed-region>
        <text:changed-region xml:id="ct46760912" text:id="ct46760912">
          <text:insertion>
            <office:change-info>
              <dc:creator>Philippe Massicotte</dc:creator>
              <dc:date>2018-10-31T20:04:51</dc:date>
            </office:change-info>
          </text:insertion>
        </text:changed-region>
        <text:changed-region xml:id="ct46763056" text:id="ct46763056">
          <text:deletion>
            <office:change-info>
              <dc:creator>Philippe Massicotte</dc:creator>
              <dc:date>2018-10-31T20:04:51</dc:date>
            </office:change-info>
            <text:p text:style-name="P2">2</text:p>
          </text:deletion>
        </text:changed-region>
        <text:changed-region xml:id="ct46866240" text:id="ct46866240">
          <text:format-change>
            <office:change-info>
              <dc:creator>Guislain Becu</dc:creator>
              <dc:date>2018-10-30T14:50:47</dc:date>
            </office:change-info>
          </text:format-change>
        </text:changed-region>
        <text:changed-region xml:id="ct46865728" text:id="ct46865728">
          <text:insertion>
            <office:change-info>
              <dc:creator>Guislain Becu</dc:creator>
              <dc:date>2018-10-30T14:50:57</dc:date>
            </office:change-info>
          </text:insertion>
        </text:changed-region>
        <text:changed-region xml:id="ct46858496" text:id="ct46858496">
          <text:insertion>
            <office:change-info>
              <dc:creator>Guislain Becu</dc:creator>
              <dc:date>2018-10-30T14:51:14</dc:date>
            </office:change-info>
          </text:insertion>
        </text:changed-region>
        <text:changed-region xml:id="ct46859296" text:id="ct46859296">
          <text:deletion>
            <office:change-info>
              <dc:creator>Guislain Becu</dc:creator>
              <dc:date>2018-10-30T14:51:14</dc:date>
            </office:change-info>
            <text:p text:style-name="P2">-</text:p>
          </text:deletion>
        </text:changed-region>
        <text:changed-region xml:id="ct46860720" text:id="ct46860720">
          <text:insertion>
            <office:change-info>
              <dc:creator>Philippe Massicotte</dc:creator>
              <dc:date>2018-10-24T14:38:42</dc:date>
            </office:change-info>
          </text:insertion>
        </text:changed-region>
        <text:changed-region xml:id="ct46862320" text:id="ct46862320">
          <text:insertion>
            <office:change-info>
              <dc:creator>Philippe Massicotte</dc:creator>
              <dc:date>2018-10-24T13:57:52</dc:date>
            </office:change-info>
          </text:insertion>
        </text:changed-region>
        <text:changed-region xml:id="ct46857696" text:id="ct46857696">
          <text:deletion>
            <office:change-info>
              <dc:creator>Philippe Massicotte</dc:creator>
              <dc:date>2018-10-24T13:57:52</dc:date>
            </office:change-info>
            <text:p text:style-name="P2">reinforce</text:p>
          </text:deletion>
        </text:changed-region>
        <text:changed-region xml:id="ct46856624" text:id="ct46856624">
          <text:format-change>
            <office:change-info>
              <dc:creator>Guislain Becu</dc:creator>
              <dc:date>2018-10-30T14:51:27</dc:date>
            </office:change-info>
          </text:format-change>
        </text:changed-region>
        <text:changed-region xml:id="ct46864464" text:id="ct46864464">
          <text:insertion>
            <office:change-info>
              <dc:creator>Guislain Becu</dc:creator>
              <dc:date>2018-10-30T14:51:34</dc:date>
            </office:change-info>
          </text:insertion>
        </text:changed-region>
        <text:changed-region xml:id="ct46875216" text:id="ct46875216">
          <text:deletion>
            <office:change-info>
              <dc:creator>Guislain Becu</dc:creator>
              <dc:date>2018-10-30T14:51:34</dc:date>
            </office:change-info>
            <text:p text:style-name="P2">-</text:p>
          </text:deletion>
        </text:changed-region>
        <text:changed-region xml:id="ct46673712" text:id="ct46673712">
          <text:insertion>
            <office:change-info>
              <dc:creator>Guislain Becu</dc:creator>
              <dc:date>2018-10-30T14:52:11</dc:date>
            </office:change-info>
          </text:insertion>
        </text:changed-region>
        <text:changed-region xml:id="ct46776384" text:id="ct46776384">
          <text:deletion>
            <office:change-info>
              <dc:creator>Guislain Becu</dc:creator>
              <dc:date>2018-10-30T14:52:11</dc:date>
            </office:change-info>
            <text:p text:style-name="P2">light</text:p>
          </text:deletion>
        </text:changed-region>
        <text:changed-region xml:id="ct46998112" text:id="ct46998112">
          <text:deletion>
            <office:change-info>
              <dc:creator>Philippe Massicotte</dc:creator>
              <dc:date>2018-10-31T20:05:24</dc:date>
            </office:change-info>
            <text:p text:style-name="P2">6</text:p>
          </text:deletion>
        </text:changed-region>
        <text:changed-region xml:id="ct47003472" text:id="ct47003472">
          <text:insertion>
            <office:change-info>
              <dc:creator>Philippe Massicotte</dc:creator>
              <dc:date>2018-10-31T20:05:24</dc:date>
            </office:change-info>
          </text:insertion>
        </text:changed-region>
        <text:changed-region xml:id="ct46952656" text:id="ct46952656">
          <text:insertion>
            <office:change-info>
              <dc:creator>Philippe Massicotte</dc:creator>
              <dc:date>2018-10-24T18:35:11</dc:date>
            </office:change-info>
          </text:insertion>
        </text:changed-region>
        <text:changed-region xml:id="ct46664432" text:id="ct46664432">
          <text:deletion>
            <office:change-info>
              <dc:creator>Philippe Massicotte</dc:creator>
              <dc:date>2018-10-24T18:35:11</dc:date>
            </office:change-info>
            <text:p text:style-name="P2">workaround</text:p>
          </text:deletion>
        </text:changed-region>
        <text:changed-region xml:id="ct46994240" text:id="ct46994240">
          <text:insertion>
            <office:change-info>
              <dc:creator>Philippe Massicotte</dc:creator>
              <dc:date>2018-10-31T20:05:55</dc:date>
            </office:change-info>
          </text:insertion>
        </text:changed-region>
        <text:changed-region xml:id="ct46966560" text:id="ct46966560">
          <text:deletion>
            <office:change-info>
              <dc:creator>Philippe Massicotte</dc:creator>
              <dc:date>2018-10-31T20:05:55</dc:date>
            </office:change-info>
            <text:p text:style-name="P2">2</text:p>
          </text:deletion>
        </text:changed-region>
        <text:changed-region xml:id="ct46970288" text:id="ct46970288">
          <text:insertion>
            <office:change-info>
              <dc:creator>Philippe Massicotte</dc:creator>
              <dc:date>2018-10-31T20:05:57</dc:date>
            </office:change-info>
          </text:insertion>
        </text:changed-region>
        <text:changed-region xml:id="ct46961360" text:id="ct46961360">
          <text:deletion>
            <office:change-info>
              <dc:creator>Philippe Massicotte</dc:creator>
              <dc:date>2018-10-31T20:05:57</dc:date>
            </office:change-info>
            <text:p text:style-name="P2">3</text:p>
          </text:deletion>
        </text:changed-region>
        <text:changed-region xml:id="ct47083536" text:id="ct47083536">
          <text:insertion>
            <office:change-info>
              <dc:creator>Philippe Massicotte</dc:creator>
              <dc:date>2018-10-31T20:06:01</dc:date>
            </office:change-info>
          </text:insertion>
        </text:changed-region>
        <text:changed-region xml:id="ct47103360" text:id="ct47103360">
          <text:deletion>
            <office:change-info>
              <dc:creator>Philippe Massicotte</dc:creator>
              <dc:date>2018-10-31T20:06:01</dc:date>
            </office:change-info>
            <text:p text:style-name="P2">4</text:p>
          </text:deletion>
        </text:changed-region>
        <text:changed-region xml:id="ct46900320" text:id="ct46900320">
          <text:format-change>
            <office:change-info>
              <dc:creator>Guislain Becu</dc:creator>
              <dc:date>2018-10-30T14:53:05</dc:date>
            </office:change-info>
          </text:format-change>
        </text:changed-region>
        <text:changed-region xml:id="ct46918448" text:id="ct46918448">
          <text:insertion>
            <office:change-info>
              <dc:creator>Philippe Massicotte</dc:creator>
              <dc:date>2018-10-24T14:40:31</dc:date>
            </office:change-info>
          </text:insertion>
        </text:changed-region>
        <text:changed-region xml:id="ct46900816" text:id="ct46900816">
          <text:deletion>
            <office:change-info>
              <dc:creator>Philippe Massicotte</dc:creator>
              <dc:date>2018-10-24T14:40:31</dc:date>
            </office:change-info>
            <text:p text:style-name="P2">our results showed that propagating under sea ice average irradiance</text:p>
          </text:deletion>
        </text:changed-region>
        <text:changed-region xml:id="ct46992656" text:id="ct46992656">
          <text:format-change>
            <office:change-info>
              <dc:creator>Philippe Massicotte</dc:creator>
              <dc:date>2018-10-31T20:06:12</dc:date>
            </office:change-info>
          </text:format-change>
        </text:changed-region>
        <text:changed-region xml:id="ct47135680" text:id="ct47135680">
          <text:insertion>
            <office:change-info>
              <dc:creator>Guislain Becu</dc:creator>
              <dc:date>2018-10-30T14:53:18</dc:date>
            </office:change-info>
          </text:insertion>
        </text:changed-region>
        <text:changed-region xml:id="ct47152512" text:id="ct47152512">
          <text:insertion>
            <office:change-info>
              <dc:creator>Guislain Becu</dc:creator>
              <dc:date>2018-10-30T14:53:22</dc:date>
            </office:change-info>
          </text:insertion>
        </text:changed-region>
        <text:changed-region xml:id="ct46920160" text:id="ct46920160">
          <text:deletion>
            <office:change-info>
              <dc:creator>Philippe Massicotte</dc:creator>
              <dc:date>2018-10-31T16:50:37</dc:date>
            </office:change-info>
            <text:p text:style-name="P2"><text:span text:style-name="T1">E</text:span></text:p>
          </text:deletion>
        </text:changed-region>
        <text:changed-region xml:id="ct47134336" text:id="ct47134336">
          <text:insertion>
            <office:change-info>
              <dc:creator>Philippe Massicotte</dc:creator>
              <dc:date>2018-10-25T12:22:27</dc:date>
            </office:change-info>
          </text:insertion>
        </text:changed-region>
        <text:changed-region xml:id="ct46921760" text:id="ct46921760">
          <text:deletion>
            <office:change-info>
              <dc:creator>Philippe Massicotte</dc:creator>
              <dc:date>2018-10-31T20:06:27</dc:date>
            </office:change-info>
            <text:p text:style-name="P2">8</text:p>
          </text:deletion>
        </text:changed-region>
        <text:changed-region xml:id="ct46920768" text:id="ct46920768">
          <text:insertion>
            <office:change-info>
              <dc:creator>Philippe Massicotte</dc:creator>
              <dc:date>2018-10-31T20:06:27</dc:date>
            </office:change-info>
          </text:insertion>
        </text:changed-region>
        <text:changed-region xml:id="ct47214896" text:id="ct47214896">
          <text:insertion>
            <office:change-info>
              <dc:creator>Philippe Massicotte</dc:creator>
              <dc:date>2018-10-31T20:06:28</dc:date>
            </office:change-info>
          </text:insertion>
        </text:changed-region>
        <text:changed-region xml:id="ct47215696" text:id="ct47215696">
          <text:deletion>
            <office:change-info>
              <dc:creator>Philippe Massicotte</dc:creator>
              <dc:date>2018-10-31T20:06:28</dc:date>
            </office:change-info>
            <text:p text:style-name="P2">9</text:p>
          </text:deletion>
        </text:changed-region>
        <text:changed-region xml:id="ct47210848" text:id="ct47210848">
          <text:format-change>
            <office:change-info>
              <dc:creator>Guislain Becu</dc:creator>
              <dc:date>2018-10-30T14:53:39</dc:date>
            </office:change-info>
          </text:format-change>
        </text:changed-region>
        <text:changed-region xml:id="ct47217584" text:id="ct47217584">
          <text:insertion>
            <office:change-info>
              <dc:creator>Philippe Massicotte</dc:creator>
              <dc:date>2018-10-29T18:35:23</dc:date>
            </office:change-info>
          </text:insertion>
        </text:changed-region>
        <text:changed-region xml:id="ct47110640" text:id="ct47110640">
          <text:deletion>
            <office:change-info>
              <dc:creator>Philippe Massicotte</dc:creator>
              <dc:date>2018-10-24T14:41:05</dc:date>
            </office:change-info>
            <text:p text:style-name="P2"><text:s/></text:p>
          </text:deletion>
        </text:changed-region>
        <text:changed-region xml:id="ct46627328" text:id="ct46627328">
          <text:deletion>
            <office:change-info>
              <dc:creator>Philippe Massicotte</dc:creator>
              <dc:date>2018-10-24T14:41:05</dc:date>
            </office:change-info>
            <text:p text:style-name="P2">ridge</text:p>
          </text:deletion>
        </text:changed-region>
        <text:changed-region xml:id="ct47111792" text:id="ct47111792">
          <text:format-change>
            <office:change-info>
              <dc:creator>Philippe Massicotte</dc:creator>
              <dc:date>2018-10-31T20:06:42</dc:date>
            </office:change-info>
          </text:format-change>
        </text:changed-region>
        <text:changed-region xml:id="ct47218384" text:id="ct47218384">
          <text:insertion>
            <office:change-info>
              <dc:creator>Guislain Becu</dc:creator>
              <dc:date>2018-10-30T14:53:51</dc:date>
            </office:change-info>
          </text:insertion>
        </text:changed-region>
        <text:changed-region xml:id="ct47219984" text:id="ct47219984">
          <text:insertion>
            <office:change-info>
              <dc:creator>Guislain Becu</dc:creator>
              <dc:date>2018-10-30T14:53:53</dc:date>
            </office:change-info>
          </text:insertion>
        </text:changed-region>
        <text:changed-region xml:id="ct47222912" text:id="ct47222912">
          <text:deletion>
            <office:change-info>
              <dc:creator>Philippe Massicotte</dc:creator>
              <dc:date>2018-10-31T16:50:38</dc:date>
            </office:change-info>
            <text:p text:style-name="P2"><text:span text:style-name="T1">E</text:span></text:p>
          </text:deletion>
        </text:changed-region>
        <text:changed-region xml:id="ct47219184" text:id="ct47219184">
          <text:insertion>
            <office:change-info>
              <dc:creator>Philippe Massicotte</dc:creator>
              <dc:date>2018-10-24T14:41:56</dc:date>
            </office:change-info>
          </text:insertion>
        </text:changed-region>
        <text:changed-region xml:id="ct47239536" text:id="ct47239536">
          <text:deletion>
            <office:change-info>
              <dc:creator>Philippe Massicotte</dc:creator>
              <dc:date>2018-10-24T14:41:56</dc:date>
            </office:change-info>
            <text:p text:style-name="P2">local estimations of KEd made between 1 and 10 </text:p>
          </text:deletion>
        </text:changed-region>
        <text:changed-region xml:id="ct47238736" text:id="ct47238736">
          <text:deletion>
            <office:change-info>
              <dc:creator>Philippe Massicotte</dc:creator>
              <dc:date>2018-10-24T14:41:56</dc:date>
            </office:change-info>
            <text:p text:style-name="P2">meters outside the melt pond</text:p>
          </text:deletion>
        </text:changed-region>
        <text:changed-region xml:id="ct47225600" text:id="ct47225600">
          <text:insertion>
            <office:change-info>
              <dc:creator>Philippe Massicotte</dc:creator>
              <dc:date>2018-10-31T20:06:48</dc:date>
            </office:change-info>
          </text:insertion>
        </text:changed-region>
        <text:changed-region xml:id="ct47237936" text:id="ct47237936">
          <text:deletion>
            <office:change-info>
              <dc:creator>Philippe Massicotte</dc:creator>
              <dc:date>2018-10-31T20:06:48</dc:date>
            </office:change-info>
            <text:p text:style-name="P2">9</text:p>
          </text:deletion>
        </text:changed-region>
        <text:changed-region xml:id="ct47236064" text:id="ct47236064">
          <text:insertion>
            <office:change-info>
              <dc:creator>Philippe Massicotte</dc:creator>
              <dc:date>2018-10-24T13:58:02</dc:date>
            </office:change-info>
          </text:insertion>
        </text:changed-region>
        <text:changed-region xml:id="ct47243904" text:id="ct47243904">
          <text:deletion>
            <office:change-info>
              <dc:creator>Philippe Massicotte</dc:creator>
              <dc:date>2018-10-24T13:58:02</dc:date>
            </office:change-info>
            <text:p text:style-name="P2">to</text:p>
          </text:deletion>
        </text:changed-region>
        <text:changed-region xml:id="ct47245456" text:id="ct47245456">
          <text:insertion>
            <office:change-info>
              <dc:creator>Philippe Massicotte</dc:creator>
              <dc:date>2018-10-31T20:07:07</dc:date>
            </office:change-info>
          </text:insertion>
        </text:changed-region>
        <text:changed-region xml:id="ct47237136" text:id="ct47237136">
          <text:deletion>
            <office:change-info>
              <dc:creator>Philippe Massicotte</dc:creator>
              <dc:date>2018-10-31T20:07:07</dc:date>
            </office:change-info>
            <text:p text:style-name="P2">5</text:p>
          </text:deletion>
        </text:changed-region>
        <text:changed-region xml:id="ct47242288" text:id="ct47242288">
          <text:insertion>
            <office:change-info>
              <dc:creator>Philippe Massicotte</dc:creator>
              <dc:date>2018-10-24T13:58:29</dc:date>
            </office:change-info>
          </text:insertion>
        </text:changed-region>
        <text:changed-region xml:id="ct47246256" text:id="ct47246256">
          <text:deletion>
            <office:change-info>
              <dc:creator>Philippe Massicotte</dc:creator>
              <dc:date>2018-10-24T13:58:29</dc:date>
            </office:change-info>
            <text:p text:style-name="P2">meters</text:p>
          </text:deletion>
        </text:changed-region>
        <text:changed-region xml:id="ct47247680" text:id="ct47247680">
          <text:insertion>
            <office:change-info>
              <dc:creator>Philippe Massicotte</dc:creator>
              <dc:date>2018-10-24T13:58:29</dc:date>
            </office:change-info>
          </text:insertion>
        </text:changed-region>
        <text:changed-region xml:id="ct47250336" text:id="ct47250336">
          <text:insertion>
            <office:change-info>
              <dc:creator>Philippe Massicotte</dc:creator>
              <dc:date>2018-10-31T20:07:30</dc:date>
            </office:change-info>
          </text:insertion>
        </text:changed-region>
        <text:changed-region xml:id="ct47258160" text:id="ct47258160">
          <text:deletion>
            <office:change-info>
              <dc:creator>Philippe Massicotte</dc:creator>
              <dc:date>2018-10-31T20:07:30</dc:date>
            </office:change-info>
            <text:p text:style-name="P2">9</text:p>
          </text:deletion>
        </text:changed-region>
        <text:changed-region xml:id="ct47256224" text:id="ct47256224">
          <text:insertion>
            <office:change-info>
              <dc:creator>Philippe Massicotte</dc:creator>
              <dc:date>2018-10-24T13:57:58</dc:date>
            </office:change-info>
          </text:insertion>
        </text:changed-region>
        <text:changed-region xml:id="ct47258736" text:id="ct47258736">
          <text:deletion>
            <office:change-info>
              <dc:creator>Philippe Massicotte</dc:creator>
              <dc:date>2018-10-24T13:57:58</dc:date>
            </office:change-info>
            <text:p text:style-name="P2">allows</text:p>
          </text:deletion>
        </text:changed-region>
        <text:changed-region xml:id="ct47255072" text:id="ct47255072">
          <text:insertion>
            <office:change-info>
              <dc:creator>Philippe Massicotte</dc:creator>
              <dc:date>2018-10-31T20:07:43</dc:date>
            </office:change-info>
          </text:insertion>
        </text:changed-region>
        <text:changed-region xml:id="ct47257024" text:id="ct47257024">
          <text:deletion>
            <office:change-info>
              <dc:creator>Philippe Massicotte</dc:creator>
              <dc:date>2018-10-31T20:07:43</dc:date>
            </office:change-info>
            <text:p text:style-name="P2">9</text:p>
          </text:deletion>
        </text:changed-region>
        <text:changed-region xml:id="ct47260112" text:id="ct47260112">
          <text:insertion>
            <office:change-info>
              <dc:creator>Guislain Becu</dc:creator>
              <dc:date>2018-10-30T17:38:57</dc:date>
            </office:change-info>
          </text:insertion>
        </text:changed-region>
        <text:changed-region xml:id="ct47263248" text:id="ct47263248">
          <text:insertion>
            <office:change-info>
              <dc:creator>Guislain Becu</dc:creator>
              <dc:date>2018-10-30T17:39:07</dc:date>
            </office:change-info>
          </text:insertion>
        </text:changed-region>
        <text:changed-region xml:id="ct47267520" text:id="ct47267520">
          <text:deletion>
            <office:change-info>
              <dc:creator>Guislain Becu</dc:creator>
              <dc:date>2018-10-30T17:39:07</dc:date>
            </office:change-info>
            <text:p text:style-name="P2">light</text:p>
          </text:deletion>
        </text:changed-region>
        <text:changed-region xml:id="ct47362000" text:id="ct47362000">
          <text:format-change>
            <office:change-info>
              <dc:creator>Philippe Massicotte</dc:creator>
              <dc:date>2018-10-31T20:07:58</dc:date>
            </office:change-info>
          </text:format-change>
        </text:changed-region>
        <text:changed-region xml:id="ct47364832" text:id="ct47364832">
          <text:insertion>
            <office:change-info>
              <dc:creator>Guislain Becu</dc:creator>
              <dc:date>2018-10-30T17:39:23</dc:date>
            </office:change-info>
          </text:insertion>
        </text:changed-region>
        <text:changed-region xml:id="ct47271984" text:id="ct47271984">
          <text:insertion>
            <office:change-info>
              <dc:creator>Guislain Becu</dc:creator>
              <dc:date>2018-10-30T17:39:25</dc:date>
            </office:change-info>
          </text:insertion>
        </text:changed-region>
        <text:changed-region xml:id="ct47301136" text:id="ct47301136">
          <text:insertion>
            <office:change-info>
              <dc:creator>Philippe Massicotte</dc:creator>
              <dc:date>2018-10-24T14:43:07</dc:date>
            </office:change-info>
          </text:insertion>
        </text:changed-region>
        <text:changed-region xml:id="ct47303712" text:id="ct47303712">
          <text:deletion>
            <office:change-info>
              <dc:creator>Philippe Massicotte</dc:creator>
              <dc:date>2018-10-24T14:43:09</dc:date>
            </office:change-info>
            <text:p text:style-name="P2">a </text:p>
          </text:deletion>
        </text:changed-region>
        <text:changed-region xml:id="ct47260992" text:id="ct47260992">
          <text:deletion>
            <office:change-info>
              <dc:creator>Philippe Massicotte</dc:creator>
              <dc:date>2018-10-31T16:50:48</dc:date>
            </office:change-info>
            <text:p text:style-name="P2"><text:span text:style-name="T1">E</text:span></text:p>
          </text:deletion>
        </text:changed-region>
        <text:changed-region xml:id="ct47272784" text:id="ct47272784">
          <text:insertion>
            <office:change-info>
              <dc:creator>Guislain Becu</dc:creator>
              <dc:date>2018-10-30T17:40:08</dc:date>
            </office:change-info>
          </text:insertion>
        </text:changed-region>
        <text:changed-region xml:id="ct47280144" text:id="ct47280144">
          <text:deletion>
            <office:change-info>
              <dc:creator>Guislain Becu</dc:creator>
              <dc:date>2018-10-30T17:40:08</dc:date>
            </office:change-info>
            <text:p text:style-name="P2">measured</text:p>
          </text:deletion>
        </text:changed-region>
        <text:changed-region xml:id="ct47280640" text:id="ct47280640">
          <text:deletion>
            <office:change-info>
              <dc:creator>Philippe Massicotte</dc:creator>
              <dc:date>2018-10-24T14:43:22</dc:date>
            </office:change-info>
            <text:p text:style-name="P2"><text:s/>of ecological studies</text:p>
          </text:deletion>
        </text:changed-region>
        <text:changed-region xml:id="ct47381904" text:id="ct47381904">
          <text:format-change>
            <office:change-info>
              <dc:creator>Philippe Massicotte</dc:creator>
              <dc:date>2018-10-31T20:08:15</dc:date>
            </office:change-info>
          </text:format-change>
        </text:changed-region>
        <text:changed-region xml:id="ct47283488" text:id="ct47283488">
          <text:insertion>
            <office:change-info>
              <dc:creator>Philippe Massicotte</dc:creator>
              <dc:date>2018-10-24T14:43:59</dc:date>
            </office:change-info>
          </text:insertion>
        </text:changed-region>
        <text:changed-region xml:id="ct47303936" text:id="ct47303936">
          <text:insertion>
            <office:change-info>
              <dc:creator>Philippe Massicotte</dc:creator>
              <dc:date>2018-10-24T14:44:03</dc:date>
            </office:change-info>
          </text:insertion>
        </text:changed-region>
        <text:changed-region xml:id="ct47306640" text:id="ct47306640">
          <text:format-change>
            <office:change-info>
              <dc:creator>Philippe Massicotte</dc:creator>
              <dc:date>2018-10-31T20:08:21</dc:date>
            </office:change-info>
          </text:format-change>
        </text:changed-region>
        <text:changed-region xml:id="ct47318096" text:id="ct47318096">
          <text:insertion>
            <office:change-info>
              <dc:creator>Guislain Becu</dc:creator>
              <dc:date>2018-10-30T17:40:26</dc:date>
            </office:change-info>
          </text:insertion>
        </text:changed-region>
        <text:changed-region xml:id="ct41676768" text:id="ct41676768">
          <text:insertion>
            <office:change-info>
              <dc:creator>Guislain Becu</dc:creator>
              <dc:date>2018-10-30T17:40:28</dc:date>
            </office:change-info>
          </text:insertion>
        </text:changed-region>
        <text:changed-region xml:id="ct47286912" text:id="ct47286912">
          <text:insertion>
            <office:change-info>
              <dc:creator>Philippe Massicotte</dc:creator>
              <dc:date>2018-10-24T14:44:43</dc:date>
            </office:change-info>
          </text:insertion>
        </text:changed-region>
        <text:changed-region xml:id="ct47383376" text:id="ct47383376">
          <text:deletion>
            <office:change-info>
              <dc:creator>Philippe Massicotte</dc:creator>
              <dc:date>2018-10-24T14:44:43</dc:date>
            </office:change-info>
            <text:p text:style-name="P2">the last</text:p>
          </text:deletion>
        </text:changed-region>
        <text:changed-region xml:id="ct47384176" text:id="ct47384176">
          <text:insertion>
            <office:change-info>
              <dc:creator>Philippe Massicotte</dc:creator>
              <dc:date>2018-10-24T14:44:25</dc:date>
            </office:change-info>
          </text:insertion>
        </text:changed-region>
        <text:changed-region xml:id="ct47385872" text:id="ct47385872">
          <text:deletion>
            <office:change-info>
              <dc:creator>Philippe Massicotte</dc:creator>
              <dc:date>2018-10-31T20:08:44</dc:date>
            </office:change-info>
            <text:p text:style-name="P2">4</text:p>
          </text:deletion>
        </text:changed-region>
        <text:changed-region xml:id="ct47391600" text:id="ct47391600">
          <text:insertion>
            <office:change-info>
              <dc:creator>Philippe Massicotte</dc:creator>
              <dc:date>2018-10-31T20:08:44</dc:date>
            </office:change-info>
          </text:insertion>
        </text:changed-region>
        <text:changed-region xml:id="ct47386944" text:id="ct47386944">
          <text:insertion>
            <office:change-info>
              <dc:creator>Philippe Massicotte</dc:creator>
              <dc:date>2018-10-26T13:00:29</dc:date>
            </office:change-info>
          </text:insertion>
        </text:changed-region>
        <text:changed-region xml:id="ct47402176" text:id="ct47402176">
          <text:insertion>
            <office:change-info>
              <dc:creator>Edouard L</dc:creator>
              <dc:date>2018-10-29T12:40:20</dc:date>
            </office:change-info>
          </text:insertion>
        </text:changed-region>
        <text:changed-region xml:id="ct47388096" text:id="ct47388096">
          <text:deletion>
            <office:change-info>
              <dc:creator>Edouard L</dc:creator>
              <dc:date>2018-10-29T12:40:20</dc:date>
            </office:change-info>
            <text:p text:style-name="P2">2</text:p>
          </text:deletion>
          <text:insertion>
            <office:change-info office:chg-author="Philippe Massicotte" office:chg-date-time="2018-10-26T13:00:29"/>
          </text:insertion>
        </text:changed-region>
        <text:changed-region xml:id="ct47389904" text:id="ct47389904">
          <text:insertion>
            <office:change-info>
              <dc:creator>Philippe Massicotte</dc:creator>
              <dc:date>2018-10-26T13:00:29</dc:date>
            </office:change-info>
          </text:insertion>
        </text:changed-region>
        <text:changed-region xml:id="ct47240608" text:id="ct47240608">
          <text:insertion>
            <office:change-info>
              <dc:creator>Philippe Massicotte</dc:creator>
              <dc:date>2018-10-26T13:03:51</dc:date>
            </office:change-info>
          </text:insertion>
        </text:changed-region>
        <text:changed-region xml:id="ct47285408" text:id="ct47285408">
          <text:insertion>
            <office:change-info>
              <dc:creator>Philippe Massicotte</dc:creator>
              <dc:date>2018-10-26T13:04:02</dc:date>
            </office:change-info>
          </text:insertion>
        </text:changed-region>
        <text:changed-region xml:id="ct47401376" text:id="ct47401376">
          <text:deletion>
            <office:change-info>
              <dc:creator>Philippe Massicotte</dc:creator>
              <dc:date>2018-10-26T13:04:02</dc:date>
            </office:change-info>
            <text:p text:style-name="P2">. Hence, </text:p>
          </text:deletion>
        </text:changed-region>
        <text:changed-region xml:id="ct47403520" text:id="ct47403520">
          <text:insertion>
            <office:change-info>
              <dc:creator>Guislain Becu</dc:creator>
              <dc:date>2018-10-30T17:41:14</dc:date>
            </office:change-info>
          </text:insertion>
        </text:changed-region>
        <text:changed-region xml:id="ct47404320" text:id="ct47404320">
          <text:deletion>
            <office:change-info>
              <dc:creator>Guislain Becu</dc:creator>
              <dc:date>2018-10-30T17:41:14</dc:date>
            </office:change-info>
            <text:p text:style-name="P2">are</text:p>
          </text:deletion>
        </text:changed-region>
        <text:changed-region xml:id="ct47413184" text:id="ct47413184">
          <text:insertion>
            <office:change-info>
              <dc:creator>Philippe Massicotte</dc:creator>
              <dc:date>2018-10-24T14:45:37</dc:date>
            </office:change-info>
          </text:insertion>
        </text:changed-region>
        <text:changed-region xml:id="ct47407088" text:id="ct47407088">
          <text:deletion>
            <office:change-info>
              <dc:creator>Philippe Massicotte</dc:creator>
              <dc:date>2018-10-24T14:45:37</dc:date>
            </office:change-info>
            <text:p text:style-name="P2">fully understand light distribution under spatially heterogeneous surfac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9">Estimating underwater light regime under spatially heterogeneous </text:span><text:span text:style-name="T15">sea ice</text:span><text:span text:style-name="T9"> in the Arctic</text:span></text:p>
      <text:p text:style-name="P1"><text:span text:style-name="T3">Philippe Massicotte</text:span><text:span text:style-name="T7">*1</text:span><text:span text:style-name="T3">, Guislain Bécu</text:span><text:span text:style-name="T7">1</text:span><text:span text:style-name="T3">, Simon</text:span>-<text:span text:style-name="T3">Lambert </text:span>Girard<text:span text:style-name="T7">1</text:span><text:span text:style-name="T3">, Edouard Leymarie</text:span><text:span text:style-name="T7">2</text:span><text:span text:style-name="T3">, Marcel Babin</text:span><text:span text:style-name="T7">1</text:span></text:p>
      <text:p text:style-name="P6"><text:span text:style-name="T7">1</text:span><text:span text:style-name="T3">Takuvik Joint International Laboratory (UMI 3376)</text:span></text:p>
      <text:p text:style-name="P6"><text:span text:style-name="T3">Université Laval (Canada) &amp; Centre National de la Recherche Scientifique (France)</text:span></text:p>
      <text:p text:style-name="P6"><text:span text:style-name="T8">2</text:span>Sorbonne Université, CNRS, Laboratoire d'Océanographie de Villefranche, LOV, F-06230 Villefranche-sur-Mer, France</text:p>
      <text:p text:style-name="P6"/>
      <text:p text:style-name="P6"><text:span text:style-name="T3">*Corresponding author</text:span></text:p>
      <text:p text:style-name="P6"><text:span text:style-name="T18">Philippe Massicotte, Ph.D.</text:span></text:p>
      <text:p text:style-name="P10"><text:span text:style-name="T5">Research Associate</text:span></text:p>
      <text:p text:style-name="P10"><text:span text:style-name="T14">Takuvik Joint International Laboratory (UMI 3376)</text:span></text:p>
      <text:p text:style-name="P10"><text:span text:style-name="T14">Université Laval (Canada) &amp; Centre National de la Recherche Scientifique (France)</text:span></text:p>
      <text:p text:style-name="P10"><text:span text:style-name="T14">Québec-Océan / Pavillon Alexandre-Vachon</text:span></text:p>
      <text:p text:style-name="P10"><text:span text:style-name="T14">1045, Ave de la Médecine, local 2064</text:span></text:p>
      <text:p text:style-name="P10"><text:span text:style-name="T14">Université Laval</text:span></text:p>
      <text:p text:style-name="P10"><text:span text:style-name="T14">Québec (Québec)</text:span></text:p>
      <text:p text:style-name="P10"><text:span text:style-name="T14">G1V 0A6 Canada</text:span></text:p>
      <text:p text:style-name="P10"><text:span text:style-name="T14">Tel. : 418 656-5193</text:span></text:p>
      <text:p text:style-name="P10"><text:span text:style-name="T14">Fax. : 418 656-2339</text:span></text:p>
      <text:p text:style-name="P10"><text:span text:style-name="T14">philippe.massicotte@takuvik.ulaval.ca</text:span></text:p>
      <text:p text:style-name="P10"><text:a xlink:type="simple" xlink:href="http://www.takuvik.ulaval.ca" text:style-name="ListLabel_20_1" text:visited-style-name="ListLabel_20_1"><text:span text:style-name="T21">www.takuvik.ulaval.ca</text:span></text:a></text:p>
      <text:p text:style-name="P11"/>
      <text:p text:style-name="P10">Journal: <text:a xlink:type="simple" xlink:href="http://www.mdpi.com/journal/applsci/special_issues/ocean_optics" text:style-name="ListLabel_20_2" text:visited-style-name="ListLabel_20_2"><text:span text:style-name="T22">http://www.mdpi.com/journal/applsci/special_issues/ocean_optics</text:span></text:a></text:p>
      <text:p text:style-name="P8"><text:span text:style-name="T9">Abstract</text:span></text:p>
      <text:p text:style-name="P1">The vertical diffuse attenuation coefficient for downward irradiance (K<text:span text:style-name="T1">d</text:span>) is an apparent optical property commonly used in primary production models to propagate incident solar radiation in the water column. In open water, measuring K<text:span text:style-name="T1">d</text:span> is relatively straightforward when a vertical profile of Ed measurements is available. <text:change-start text:change-id="ct41852256"/>In the Arctic, the sea surface is characterized by a complex mosaic composed of ridges, snow, melt ponds and leads. The resulting spatially heterogeneous light field induced by these features in the first meters of the water column makes the determination of K<text:span text:style-name="T1">d</text:span> challenging.<text:change-end text:change-id="ct41852256"/><text:change-start text:change-id="ct41855680"/> <text:change-end text:change-id="ct41855680"/><text:change text:change-id="ct41854528"/><text:change text:change-id="ct41862720"/><text:change text:change-id="ct41860736"/><text:change-start text:change-id="ct41862192"/>For instance, irradiance profiles<text:change-end text:change-id="ct41862192"/><text:change text:change-id="ct41863440"/><text:change-start text:change-id="ct41853536"/> performed beneath a dark patch of ice will be characterized with <text:change-end text:change-id="ct41853536"/><text:change text:change-id="ct41868512"/><text:change-start text:change-id="ct41866656"/><text:s/>subsurface light maxima<text:change-end text:change-id="ct41866656"/><text:change text:change-id="ct41868288"/><text:change-start text:change-id="ct41869680"/> between ~5-20 m <office:annotation office:name="__Annotation__74_123346249"><dc:creator>Guislain Becu</dc:creator><dc:date>2018-11-01T12:52:00</dc:date><text:p><text:span text:style-name="T29">Histoire de comparer des pommes et des pommes, il faudrait comparer des kd avec des kd, et non pas des kd avec des Ed: "... maxima between 5-20 m depth, leading to decreased (possibly negative) kd values, whereas kd calculated..."</text:span></text:p></office:annotation>depth<text:change-end text:change-id="ct41869680"/><office:annotation-end office:name="__Annotation__74_123346249"/><text:change-start text:change-id="ct42989936"/> where<text:change-end text:change-id="ct42989936"/><text:change text:change-id="ct43009120"/><text:change-start text:change-id="ct41868880"/>as K<text:change-end text:change-id="ct41868880"/><text:change text:change-id="ct43011616"/><text:change-start text:change-id="ct43011840"/><text:span text:style-name="T1">d</text:span> <text:change-end text:change-id="ct43011840"/><text:change-start text:change-id="ct43003200"/>calculated<text:change-end text:change-id="ct43003200"/><text:change text:change-id="ct42998032"/><text:change-start text:change-id="ct41889728"/> beneath an area of high transmission relative to surrounding areas will show inflated values.<text:change-end text:change-id="ct41889728"/><text:change-start text:change-id="ct43120848"/> The main objective of this work is to propose a new method to estimate an average Kd that is representative of a given large spatially heterogeneous <office:annotation office:name="__Annotation__92_123346249"><dc:creator>Simon Lambert Girard</dc:creator><dc:date>2018-11-01T02:17:33</dc:date><text:p><text:span text:style-name="T29">J'ajouterais quelque chose comme... and representative of the amount of light seen by phytoplanckton drift over 24h.</text:span></text:p></office:annotation>area<text:change-end text:change-id="ct43120848"/><office:annotation-end office:name="__Annotation__92_123346249"/><text:change-start text:change-id="ct43131088"/>.<text:change-end text:change-id="ct43131088"/><text:change-start text:change-id="ct41908992"/> <text:change-end text:change-id="ct41908992"/>Using both in<text:change-start text:change-id="ct43075600"/> <text:change-end text:change-id="ct43075600"/><text:change text:change-id="ct43120480"/>situ data and 3D Monte-Carlo numerical simulations, we show that: (1) the large-area average downward irradiance profile (<draw:frame draw:style-name="fr1" text:anchor-type="as-char" svg:width="0.1744in" svg:height="0.2091in" draw:z-index="0"><draw:object xlink:href="./Object 2" xlink:type="simple" xlink:show="embed" xlink:actuate="onLoad"/><draw:image xlink:href="./ObjectReplacements/Object 2" xlink:type="simple" xlink:show="embed" xlink:actuate="onLoad"/></draw:frame>(z)) <text:change text:change-id="ct43075824"/>under heterogeneous sea ice cover can <text:change text:change-id="ct43128816"/>be represented by a single-term exponential function and: (2) the vertical attenuation coefficient for upward radiance (K<text:span text:style-name="T1">Lu</text:span>), which is up to two times less influenced by an heterogeneous incident light field than K<text:span text:style-name="T1">E</text:span><text:change text:change-id="ct43321904"/> in the vicinity of a melt pond, can be used <text:change-start text:change-id="ct41911600"/>as a proxy to propagate <text:change-end text:change-id="ct41911600"/><text:change text:change-id="ct43327824"/><draw:frame draw:style-name="fr1" text:anchor-type="as-char" svg:width="0.1744in" svg:height="0.2091in" draw:z-index="0"><draw:object xlink:href="./Object 4" xlink:type="simple" xlink:show="embed" xlink:actuate="onLoad"/><draw:image xlink:href="./ObjectReplacements/Object 4" xlink:type="simple" xlink:show="embed" xlink:actuate="onLoad"/></draw:frame>(z) <text:change-start text:change-id="ct43634400"/>in the water column<text:change-end text:change-id="ct43634400"/><text:change text:change-id="ct41791184"/>.</text:p>
      <text:p text:style-name="P1"><text:span text:style-name="T5">Keywords:</text:span> apparent optical propert<text:change-start text:change-id="ct43652000"/>ies<text:change-end text:change-id="ct43652000"/><text:change text:change-id="ct43683216"/>, 3D Monte-Carlo numerical simulations, downward irradiance, upward radiance, sea ice heterogeneity, vertical attenuation coefficient, melt ponds</text:p>
      <text:p text:style-name="P8"><text:span text:style-name="T9">Introduction</text:span></text:p>
      <text:p text:style-name="P1">The vertical distribution of underwater light is an<text:span text:style-name="T3"> important driver of many </text:span>aquatic<text:span text:style-name="T3"> processes such as primary </text:span>production by phytoplankton<text:span text:style-name="T3"> and photochemical reactions like photodegradation of organic matter. Hence, an adequate description of the underwater light regime is mandatory to understand energy fluxes in aquatic ecosystems. In open water, when assuming an optically </text:span>homogeneous<text:span text:style-name="T3"> water column, </text:span>downward<text:span text:style-name="T3"> irradiance at any given wavelen</text:span>gth <text:span text:style-name="T3">follows quite well a monotonically exponential decrease with depth, which can be </text:span>modelled<text:span text:style-name="T3"> as follows (Kirk1994):</text:span></text:p>
      <text:p text:style-name="P5"><draw:frame draw:style-name="fr1" text:anchor-type="as-char" svg:width="0.9055in" svg:height="0.2in" draw:z-index="0"><draw:object xlink:href="./Object 6" xlink:type="simple" xlink:show="embed" xlink:actuate="onLoad"/><draw:image xlink:href="./ObjectReplacements/Object 6" xlink:type="simple" xlink:show="embed" xlink:actuate="onLoad"/></draw:frame></text:p>
      <text:p text:style-name="P1">w<text:span text:style-name="T3">here E</text:span><text:span text:style-name="T2">d</text:span><text:span text:style-name="T3">(z) is the downw</text:span>ard<text:span text:style-name="T3"> irradiance (W m</text:span><text:span text:style-name="T7">-2</text:span><text:span text:style-name="T3">) at depth z (m), E</text:span><text:span text:style-name="T2">d</text:span><text:span text:style-name="T3">(0</text:span><text:span text:style-name="T7">-</text:span><text:span text:style-name="T3">) is the </text:span>downward<text:span text:style-name="T3"> irradiance (W m</text:span><text:span text:style-name="T7">-2</text:span><text:span text:style-name="T3">) just below the surface and K</text:span><text:change text:change-id="ct43826368"/><text:span text:style-name="T2">d</text:span><text:span text:style-name="T3">(z) is the diffuse vertical attenuation coefficient (m</text:span><text:span text:style-name="T7">-1</text:span><text:span text:style-name="T3">) describing the rate at which light decreases with increasing depth. K</text:span><text:change text:change-id="ct41791600"/><text:span text:style-name="T2">d</text:span><text:span text:style-name="T3"> is one of the most </text:span>used<text:span text:style-name="T3"> </text:span>apparent<text:span text:style-name="T3"> optical properties (AOP) of seawater and a precise estimation of this parameter is generally essential to </text:span>measure or model primary production<text:span text:style-name="T3">. </text:span>For example, to determine primary production based on on-deck simulated incubations or photosynthetic parameters derived from photosynthesis vs. irradiance curves (P vs. E curves) requires measured or estimated values of K<text:change text:change-id="ct43929920"/><text:span text:style-name="T1">d</text:span> (e.g. Morel1996). Nowadays, K<text:change text:change-id="ct43830064"/><text:span text:style-name="T1">d</text:span> is <text:span text:style-name="T3">relatively easy to </text:span>estimate<text:span text:style-name="T3"> using commercially available radiometers.</text:span> </text:p>
      <text:p text:style-name="P1"><text:span text:style-name="T3">In the Arctic, a complex mosaic composed of ice, snow, leads, melt ponds and open water is characterizing the </text:span>surface of ice-infested waters<text:span text:style-name="T3"> (Nicolaus2013, Katlein2015, Katlein2016, </text:span>Oziel2018<text:span text:style-name="T3">).</text:span> There, phytoplankton is exposed to a highly variable light regime while drifting under these features (e.g. Lange2017). Estimating primary production of phytoplankton under sea-ice requires an adequate approach that captures this large-area variability in the light field. In situ incubations <text:change text:change-id="ct43925904"/>at single locations of seawater samples inoculated with <text:span text:style-name="T8">14</text:span>C or <text:span text:style-name="T8">13</text:span>C are not appropriate because they reflect primary production under local light conditions, not representative o<text:change text:change-id="ct43932384"/><text:change-start text:change-id="ct43728352"/>f<text:change-end text:change-id="ct43728352"/> the range of irradiance experienced by drifting phytoplankton over a large area. One classical approach that is more adequate consists in conducting on-deck simulated 24h incubations of seawater samples inoculated with <text:span text:style-name="T8">14</text:span>C or <text:span text:style-name="T8">13</text:span>C and applying the average light attenuation<text:change text:change-id="ct43729152"/> at the depths of sample collection<text:change-start text:change-id="ct43729952"/>s<text:change-end text:change-id="ct43729952"/>, using natural illumination and neutral filters. <text:s/>An alternative approach consists in calculating primary production using <text:change-start text:change-id="ct43146832"/>modelled<text:change-end text:change-id="ct43146832"/><text:change text:change-id="ct43944624"/> or measured daily time series of incident irradiance, sea ice transmittance, and in-water vertical attenuation coefficients, combined with photosynthetic parameters determined on P vs. E curves measured with short (&lt; 2h) incubations of seawater samples inoculated with <text:span text:style-name="T8">14</text:span>C. Both approaches require that the vertical profile of the irradiance experienced by drifting phytoplankton be appropriately determined, which is challenging due to surface heterogeneity. Traditionally, one or very few E<text:span text:style-name="T1">d</text:span>(z) profiles are measured at discrete locations under sea ice e.g. (Mundy2009). Such <text:change text:change-id="ct43743920"/>measurements, however, do not capture the variability induced by sea ice features. In recent studies, to better document the spatial variability of E<text:change-start text:change-id="ct43746176"/><text:span text:style-name="T1">d</text:span><text:change-end text:change-id="ct43746176"/>(z), radiometers were attached to either remotely operated vehicles<text:change-start text:change-id="ct43952176"/> (ROV)<text:change-end text:change-id="ct43952176"/> (Katlein2015) or a <text:change text:change-id="ct43744720"/>SUIT<text:change-start text:change-id="ct41862496"/> (Surface and Under-Ice Trawl)<text:change-end text:change-id="ct41862496"/>, a net developed for deployment in <text:change-start text:change-id="ct43081792"/>ice-covered<text:change-end text:change-id="ct43081792"/><text:change text:change-id="ct43762496"/> waters, typically behind an icebreaker (Lange2017). Both a ROV and the SUIT allow a better description of the light field right under sea ice, which is more appropriate for determining average irradiance experienced by drifting phytoplankton. Such under-ice measurements can then be combined with K<text:change text:change-id="ct41860960"/><text:span text:style-name="T1">d</text:span> values to propagate light at depth. </text:p>
      <text:p text:style-name="P1">Propagating E<text:span text:style-name="T1">d</text:span>(z) using K<text:change text:change-id="ct43998320"/><text:span text:style-name="T1">d</text:span> values <text:change-start text:change-id="ct43609792"/>estimated from<text:change-end text:change-id="ct43609792"/><text:change text:change-id="ct43627504"/> few discrete vertical profiles of E<text:span text:style-name="T1">d</text:span>(z) under sea-ice<text:change-start text:change-id="ct43766688"/> is<text:change-end text:change-id="ct43766688"/><text:change text:change-id="ct43966608"/> a limitation that applies to any strategy for radiometer deployment, <text:change-start text:change-id="ct43927216"/>and <text:change-end text:change-id="ct43927216"/>is<text:change-start text:change-id="ct43965536"/>, <text:change-end text:change-id="ct43965536"/><text:change text:change-id="ct43969408"/>however, very challenging because of <text:span text:style-name="T3">surface </text:span><text:span text:style-name="T3"><office:annotation office:name="__Annotation__303_123346249"><dc:creator>Guislain Becu</dc:creator><dc:date>2018-10-30T13:11:18</dc:date><text:p><text:span text:style-name="T29">j'ai modifié cette phrase car elle .tait incohérente... je pense avoir laissé le message qu'elle voulait donner, mais à vérifier avec toi Phil :)</text:span></text:p></office:annotation></text:span><text:span text:style-name="T3">heterogeneity</text:span><office:annotation-end office:name="__Annotation__303_123346249"/><text:span text:style-name="T3">. </text:span>Indeed<text:span text:style-name="T3">, </text:span><text:change-start text:change-id="ct43979328"/>as the depth of a detector is increased, light from a larger area on the underside of the ice enters the detector’s field of view and <text:change-end text:change-id="ct43979328"/><text:change text:change-id="ct43971552"/><text:change text:change-id="ct43831248"/><text:change text:change-id="ct43140304"/><text:span text:style-name="T3"><text:s/>e.g. </text:span><text:change text:change-id="ct43003424"/><text:span text:style-name="T3">local </text:span><text:span text:style-name="T12">E</text:span><text:span text:style-name="T25">d</text:span><text:change-start text:change-id="ct44049232"/><text:span text:style-name="T12">(z)</text:span><text:change-end text:change-id="ct44049232"/><text:span text:style-name="T3"> </text:span>may <text:span text:style-name="T3">not follow the </text:span>usual<text:span text:style-name="T3"> monotonically exponential decrease with increasing depth (</text:span><text:change-start text:change-id="ct44132176"/>E<text:change-end text:change-id="ct44132176"/><text:change text:change-id="ct44121152"/><text:span text:style-name="T3">quation </text:span><text:change-start text:change-id="ct44046608"/><text:span text:style-name="T3">(</text:span><text:change-end text:change-id="ct44046608"/><text:span text:style-name="T3">1</text:span><text:change-start text:change-id="ct43754160"/><text:span text:style-name="T3">)</text:span><text:change-end text:change-id="ct43754160"/><text:span text:style-name="T3">).</text:span><text:change-start text:change-id="ct44138032"/> For example, irradiance profiles performed beneath a low transmission sea ice (e.g. white ice) relative to surrounding areas showing e.g. melt ponds will show subsurface light maxim<text:change-end text:change-id="ct44138032"/><text:change-start text:change-id="ct44133152"/>a<text:change-end text:change-id="ct44133152"/><text:change text:change-id="ct44054640"/><text:change-start text:change-id="ct43976992"/>. Literature reports subsurface maxima <text:change-end text:change-id="ct43976992"/><text:change-start text:change-id="ct44050832"/>varying <text:change-end text:change-id="ct44050832"/><text:change-start text:change-id="ct43988368"/>between ~5-20 m <office:annotation office:name="__Annotation__352_123346249"><dc:creator>Philippe Massicotte</dc:creator><dc:date>2018-10-31T15:46:07</dc:date><text:p><text:span text:style-name="T29">on va utiliser m</text:span></text:p></office:annotation><office:annotation office:name="__Annotation__350_123346249"><dc:creator>Guislain Becu</dc:creator><dc:date>2018-10-30T13:13:35</dc:date><text:p><text:span text:style-name="T29">on laisse "m" ou "meters" finalement? dans l'abstract on laisse "meters"...</text:span></text:p></office:annotation>depth<text:change-end text:change-id="ct43988368"/><office:annotation-end office:name="__Annotation__350_123346249"/><office:annotation-end office:name="__Annotation__352_123346249"/><text:change-start text:change-id="ct44165552"/> (Frey2011, Katlein2016, Laney2017). Oppositely, it is also important to note that <text:change-end text:change-id="ct44165552"/><text:change-start text:change-id="ct44176944"/>Kd<text:change-end text:change-id="ct44176944"/><text:change text:change-id="ct44083024"/><text:change-start text:change-id="ct43970240"/> are biased when profiles are performed beneath an area of high transmission (e.g. a melt pond) relative to surrounding areas [Katlein2016]. Indeed, light decreases with depth more quickly than would be warranted by the optical properties of the water column. In the field, this situation is more difficult to <text:change-end text:change-id="ct43970240"/><text:change-start text:change-id="ct43200240"/>identify<text:change-end text:change-id="ct43200240"/><text:change text:change-id="ct41347872"/><text:change-start text:change-id="ct44042224"/> compare<text:change-end text:change-id="ct44042224"/><text:change-start text:change-id="ct44039456"/>d<text:change-end text:change-id="ct44039456"/><text:change-start text:change-id="ct43995248"/> to profiles showing subsurface maxima because measurements made under these conditions may appear <text:change-end text:change-id="ct43995248"/><text:change-start text:change-id="ct41346032"/><office:annotation office:name="__Annotation__368_123346249"><dc:creator>Philippe Massicotte</dc:creator><dc:date>2018-10-31T19:19:01</dc:date><text:p><text:span text:style-name="T29">+simon.lambert-girard@takuvik.ulaval.ca SVP vérifie si jai bien comrpis ta phrase.</text:span></text:p></office:annotation>to follow a single exponential decrease <text:change-end text:change-id="ct41346032"/><text:change text:change-id="ct43999104"/><office:annotation-end office:name="__Annotation__368_123346249"/><text:change text:change-id="ct44079184"/><text:change-start text:change-id="ct44240240"/><text:s/>but would still not produce an diffuse attenuation coefficient that not adequately describes the water mass.</text:p>
      <text:p text:style-name="P1"><text:change-end text:change-id="ct44240240"/><text:change text:change-id="ct44010512"/><text:change text:change-id="ct44185200"/><text:change text:change-id="ct44166224"/><text:change text:change-id="ct43652224"/><text:change text:change-id="ct44171856"/><office:annotation office:name="__Annotation__396_123346249"><dc:creator>Philippe Massicotte</dc:creator><dc:date>2018-10-31T15:46:07</dc:date><text:p><text:span text:style-name="T29">on va utiliser m</text:span></text:p></office:annotation><office:annotation office:name="__Annotation__394_123346249"><dc:creator>Guislain Becu</dc:creator><dc:date>2018-10-30T13:13:35</dc:date><text:p><text:span text:style-name="T29">on laisse "m" ou "meters" finalement? dans l'abstract on laisse "meters"...</text:span></text:p></office:annotation><office:annotation-end office:name="__Annotation__394_123346249"/><office:annotation-end office:name="__Annotation__396_123346249"/><text:change text:change-id="ct43754672"/><text:change-start text:change-id="ct43989712"/></text:p>
      <text:p text:style-name="P1">Consequently<text:change-end text:change-id="ct43989712"/><text:change text:change-id="ct44252080"/>, two vertical light profiles measured <text:change-start text:change-id="ct44112240"/>a <text:change-end text:change-id="ct44112240"/>few meters apart under sea ice are often very different. <text:span text:style-name="T3">Hence, local measurements of light under heterogeneous sea ice do not </text:span>allow<text:span text:style-name="T3"> an adequate description of the average light field as it would be seen by </text:span>drifting<text:span text:style-name="T3"> phytoplankton </text:span>cells at different depths<text:span text:style-name="T3">. </text:span>This <text:span text:style-name="T3">makes estimations of primary production and the interpretation of biogeochemical data challenging in the presence of sea ice.</text:span></text:p>
      <text:p text:style-name="P1">To fit vertical profiles of E<text:span text:style-name="T1">d</text:span>(z) that do not follow an exponential decay under sea ice covered with melt ponds, <text:s/><text:span text:style-name="T3">Frey2011 proposed a simple geometric model (equation 2). </text:span></text:p>
      <text:p text:style-name="P5"><draw:frame draw:style-name="fr1" text:anchor-type="as-char" svg:width="0.9992in" svg:height="0.2in" draw:z-index="0"><draw:object xlink:href="./Object 8" xlink:type="simple" xlink:show="embed" xlink:actuate="onLoad"/><draw:image xlink:href="./ObjectReplacements/Object 8" xlink:type="simple" xlink:show="embed" xlink:actuate="onLoad"/></draw:frame></text:p>
      <text:p text:style-name="P1">w<text:span text:style-name="T3">here </text:span>E<text:span text:style-name="T1">d</text:span>(0<text:span text:style-name="T8">-</text:span>)<text:span text:style-name="T3"> is the irradiance directly below the ice/snow, P the areal fraction of the ice cover, N the ratio between ice and melt ponds transmittance and ɸ a fitting parameter defined as arctan(R/z) with R the radius of the ice patch. An important drawback of this method is that additional field observations of N and P are required to adequately parameterize the model which makes its use more difficul</text:span>t<text:span text:style-name="T3">. To address this concern, Laney2017 proposed a semi-empirical parameterization that includes a second exponential coefficient </text:span><text:change-start text:change-id="ct44215712"/><text:span text:style-name="T3">in </text:span><text:change-end text:change-id="ct44215712"/><text:change text:change-id="ct44201440"/><text:span text:style-name="T3"><text:s/></text:span><text:change text:change-id="ct44205840"/><text:change-start text:change-id="ct44303104"/>E<text:change-end text:change-id="ct44303104"/><text:span text:style-name="T3">quation </text:span><text:change-start text:change-id="ct44367664"/><text:span text:style-name="T3">(</text:span><text:change-end text:change-id="ct44367664"/><text:span text:style-name="T3">1</text:span><text:change-start text:change-id="ct44069552"/><text:span text:style-name="T3">)</text:span><text:change-end text:change-id="ct44069552"/><text:span text:style-name="T3"> to model light decrease </text:span><text:change-start text:change-id="ct44389792"/>at <text:change-end text:change-id="ct44389792"/><text:change text:change-id="ct44280352"/><text:change-start text:change-id="ct44389568"/><text:span text:style-name="T3">the </text:span>interface between the ice and ocean water at the bottom of ice layer<text:change-end text:change-id="ct44389568"/><text:change text:change-id="ct44145024"/><text:span text:style-name="T3">.</text:span></text:p>
      <text:p text:style-name="P5"><draw:frame draw:style-name="fr1" text:anchor-type="as-char" svg:width="0.8543in" svg:height="0.2in" draw:z-index="0"><draw:object xlink:href="./Object 10" xlink:type="simple" xlink:show="embed" xlink:actuate="onLoad"/><draw:image xlink:href="./ObjectReplacements/Object 10" xlink:type="simple" xlink:show="embed" xlink:actuate="onLoad"/></draw:frame></text:p>
      <text:p text:style-name="P1">w<text:span text:style-name="T3">here</text:span> E<text:span text:style-name="T1">d</text:span>(0<text:span text:style-name="T8">-</text:span>)<text:span text:style-name="T3"> is the irradiance that would be observed under homogeneous snow/ice cover, </text:span>E<text:span text:style-name="T1">d</text:span>(NS) <text:span text:style-name="T3">is the irradiance under ice, K</text:span><text:span text:style-name="T2">NS</text:span><text:span text:style-name="T3"> describes the </text:span><text:change text:change-id="ct44202896"/><text:span text:style-name="T3">decrease of </text:span>E<text:span text:style-name="T1">d</text:span>(0<text:span text:style-name="T8">-</text:span>)<text:change-start text:change-id="ct44446304"/> just under the ice layer<text:change-end text:change-id="ct44446304"/><text:span text:style-name="T3">. <text:s/>Both methods by Frey et al. (2011) and Laney et al. (2017) allow propagating local </text:span>E<text:span text:style-name="T1">d</text:span>(z) vertically under specific sea ice features<text:change-start text:change-id="ct44538816"/> but<text:change-end text:change-id="ct44538816"/><text:change text:change-id="ct44392032"/><text:change text:change-id="ct44487776"/><text:change-start text:change-id="ct44302576"/><office:annotation office:name="__Annotation__491_123346249"><dc:creator>Simon Lambert Girard</dc:creator><dc:date>2018-10-31T17:58:28</dc:date><text:p><text:span text:style-name="T29">a etre verifier</text:span></text:p></office:annotation>do not allow to identify and correct for inflated <text:change-end text:change-id="ct44302576"/><text:change-start text:change-id="ct43199968"/>K<text:span text:style-name="T1">d</text:span><text:change-end text:change-id="ct43199968"/><text:change text:change-id="ct44536560"/><text:change-start text:change-id="ct44531984"/> when profiles are performed beneath an area of high transmission relative to surrounding areas<text:change-end text:change-id="ct44531984"/><office:annotation-end office:name="__Annotation__491_123346249"/><text:change-start text:change-id="ct44003184"/>. <text:change-end text:change-id="ct44003184"/>Additionally, <text:change text:change-id="ct44373008"/><text:change-start text:change-id="ct43825568"/>what <text:change-end text:change-id="ct43825568"/>matters when trying to determine primary production by phytoplankton that drift under sea ice and, therefore, is not static under <text:change text:change-id="ct44372208"/>sea ice feature<text:change-start text:change-id="ct44369840"/>s<text:change-end text:change-id="ct44369840"/>, is the average shape of the vertical E<text:span text:style-name="T1">d</text:span>(z) profile, which may possibly be predictable using a large-area K<text:change text:change-id="ct44585008"/><text:span text:style-name="T1">d</text:span> as under a wavy open-ocean surface (Zaneveld et al. 2001). </text:p>
      <text:p text:style-name="P1">In this study, using both in-situ data and 3D Monte-Carlo numerical simulations of radiative transfer, we show that the vertical propagation of average E<text:change-start text:change-id="ct44469584"/><text:span text:style-name="T1">d</text:span><text:change-end text:change-id="ct44469584"/>(z), <draw:frame draw:style-name="fr1" text:anchor-type="as-char" svg:width="0.1744in" svg:height="0.2091in" draw:z-index="0"><draw:object xlink:href="./Object 12" xlink:type="simple" xlink:show="embed" xlink:actuate="onLoad"/><draw:image xlink:href="./ObjectReplacements/Object 12" xlink:type="simple" xlink:show="embed" xlink:actuate="onLoad"/></draw:frame>(z), is reasonably well approximated by a single exponential decay with a so-called large-area <draw:frame draw:style-name="fr1" text:anchor-type="as-char" svg:width="0.3346in" svg:height="0.1866in" draw:z-index="0"><draw:object xlink:href="./Object 14" xlink:type="simple" xlink:show="embed" xlink:actuate="onLoad"/><draw:image xlink:href="./ObjectReplacements/Object 14" xlink:type="simple" xlink:show="embed" xlink:actuate="onLoad"/></draw:frame>under sea-ice covered with melt ponds. We further demonstrate that the large-area <draw:frame draw:style-name="fr1" text:anchor-type="as-char" svg:width="0.3346in" svg:height="0.1866in" draw:z-index="0"><draw:object xlink:href="./Object 16" xlink:type="simple" xlink:show="embed" xlink:actuate="onLoad"/><draw:image xlink:href="./ObjectReplacements/Object 16" xlink:type="simple" xlink:show="embed" xlink:actuate="onLoad"/></draw:frame><text:s/>can be estimated from measurements of the vertical attenuation coefficient for upward radiance (K<text:span text:style-name="T1">Lu</text:span>), because the latter is <text:change-start text:change-id="ct44564384"/>believably<text:change-end text:change-id="ct44564384"/><text:change text:change-id="ct41424064"/> less affected by local surface features of the ice cover. </text:p>
      <text:p text:style-name="P1"><text:span text:style-name="T9">Material and methods</text:span></text:p>
      <text:p text:style-name="P1"><text:span text:style-name="T4">Study site and field campaign</text:span></text:p>
      <text:p text:style-name="P1"><text:span text:style-name="T3">The field campaign was part of the GreenEdge project (www.greenedgeproject.info) <text:s/>which was conducted on landfast ice southeast of the Qikiqtarjuaq Island </text:span><text:change-start text:change-id="ct44844480"/>in the Baffin Bay <text:change-end text:change-id="ct44844480"/><text:span text:style-name="T3">(67.4797N, −63.7895W). The field operations took place at an ice camp where the water depth was 360 m, from April 20 until July 27 of 2016 (Supplementary Fig. 1). During the sampling period, the study site experienced changes in the snow cover and lanfast ice </text:span><text:change text:change-id="ct44539984"/>thickness<text:span text:style-name="T3"> between 0.</text:span><text:span text:style-name="T3"><office:annotation office:name="__Annotation__559_123346249"><dc:creator>Simon Lambert Girard</dc:creator><dc:date>2018-10-31T15:04:35</dc:date><text:p><text:span text:style-name="T29">J'enlèverais les chiffres après la virgule</text:span></text:p></office:annotation></text:span><text:span text:style-name="T3">32-49</text:span><office:annotation-end office:name="__Annotation__559_123346249"/><text:span text:style-name="T3">.00 and 105.75</text:span>-<text:span text:style-name="T3">149.31 cm, respectively</text:span>)<text:span text:style-name="T3">.</text:span></text:p>
      <text:p text:style-name="P1"><text:change-start text:change-id="ct44556608"/><text:span text:style-name="T5">In-situ </text:span><text:change-end text:change-id="ct44556608"/><text:change text:change-id="ct44394224"/><text:change-start text:change-id="ct44840016"/><text:span text:style-name="T5">u</text:span><text:change-end text:change-id="ct44840016"/><text:span text:style-name="T4">nderwater light measurements</text:span></text:p>
      <text:p text:style-name="P1"><text:span text:style-name="T3">A total of 83 vertical light profiles using </text:span>a factory calibrated <text:span text:style-name="T3"><text:s/>ICE-Pro (an ice floe version of the C-OPS - Compact-Optical Profiling System - </text:span>from<text:span text:style-name="T3"> </text:span><text:span text:style-name="T12">Bios</text:span><text:span text:style-name="T27">ph</text:span><text:span text:style-name="T12">erical Instruments Inc.</text:span><text:span text:style-name="T3">) equipped with both </text:span>downward<text:change-start text:change-id="ct44473744"/> plane<text:change-end text:change-id="ct44473744"/><text:span text:style-name="T3"> irradiance E</text:span><text:span text:style-name="T2">d</text:span><text:span text:style-name="T3"> (W <text:s/>cm</text:span><text:span text:style-name="T7">-2</text:span><text:span text:style-name="T3">) and </text:span>upward<text:span text:style-name="T3"> radiance L</text:span><text:span text:style-name="T2">u</text:span><text:span text:style-name="T3"> (W cm</text:span><text:span text:style-name="T7">-2</text:span><text:span text:style-name="T3"> sr</text:span><text:span text:style-name="T7">-1</text:span><text:span text:style-name="T3">) radiometers were </text:span>measured<text:span text:style-name="T3"> during the campaign. The IcePRO system is a negatively buoyant instrument with 10 inches in diameter cylindrical shape</text:span><text:change text:change-id="ct44981936"/><text:span text:style-name="T3"> and is not designed for free-fall casts (as opposed to its open water version). To perform the triplicate profiles, the frame is manually lowered in an auger hole that has been cleaned for ice chunks. Once underneath the ice layer, clean and fresh snow </text:span><text:change-start text:change-id="ct45040944"/>was<text:change-end text:change-id="ct45040944"/><text:change text:change-id="ct44997936"/><text:span text:style-name="T3"> </text:span><text:change-start text:change-id="ct44026048"/>shovelled<text:change-end text:change-id="ct44026048"/><text:change text:change-id="ct45033936"/><text:span text:style-name="T3"> back in the hole</text:span><text:change text:change-id="ct44985728"/><text:span text:style-name="T3"> to prevent any bright spot right on top of the sensors</text:span><text:change-start text:change-id="ct44412848"/><text:span text:style-name="T3">. A</text:span><text:change-end text:change-id="ct44412848"/><text:change text:change-id="ct44984832"/><text:span text:style-name="T3"> great care </text:span><text:change-start text:change-id="ct44852352"/><text:span text:style-name="T3">was</text:span><text:change-end text:change-id="ct44852352"/><text:change text:change-id="ct44853152"/><text:span text:style-name="T3"> taken not to pollute the hole surroundings (footsteps, water and slush spillage from the auger drilling, etc.). The operator then steps back 50 m, while keeping the sensors right under the ice, to avoid any human shadow on top of the profile. </text:span><text:change text:change-id="ct44586448"/><text:change-start text:change-id="ct44842528"/>T<text:change-end text:change-id="ct44842528"/><text:span text:style-name="T3">he frame</text:span><text:change-start text:change-id="ct44417824"/><text:span text:style-name="T3"> was then</text:span><text:change-end text:change-id="ct44417824"/><text:span text:style-name="T3"> </text:span><text:change text:change-id="ct44977696"/><text:span text:style-name="T3">lowered manually at a constant descent rate of approximately 0.3 m</text:span><text:change-start text:change-id="ct44912128"/> <text:change-end text:change-id="ct44912128"/><text:change text:change-id="ct44911008"/><text:span text:style-name="T3">s</text:span><text:change-start text:change-id="ct45038672"/><text:span text:style-name="T7">-1</text:span><text:change-end text:change-id="ct45038672"/><text:span text:style-name="T3">. The above surface atmospheric reference sensor </text:span><text:change-start text:change-id="ct44921808"/>was<text:change-end text:change-id="ct44921808"/><text:change text:change-id="ct44926448"/><text:span text:style-name="T3"> fixed on a tripod standing on the floe (very steady), approximately 2 m above the surface and above any neighbour ice camp feature. </text:span>Data processing and validation were performed using a protocol inspired by the one proposed by Smith1984 which is now used by various space agencies. <text:span text:style-name="T3">Measurements were </text:span>made at<text:span text:style-name="T3"> 19 wavelengths: 380, 395, 412, 443, 465, 490, 510, 532, 555, 560, 589, 625, 665, 683, 694, 710, 765, 780 and 875 nm. For this study, E</text:span><text:change-start text:change-id="ct44901920"/><text:span text:style-name="T2">d</text:span><text:change-end text:change-id="ct44901920"/><text:span text:style-name="T3"> and L</text:span><text:change-start text:change-id="ct44020544"/><text:span text:style-name="T2">u</text:span><text:change-end text:change-id="ct44020544"/><text:span text:style-name="T3"> spectr</text:span>a<text:span text:style-name="T3"> were interpolated linearly between 400 and 700 nm </text:span>every<text:span text:style-name="T3"> 10 nm. </text:span>In<text:change-start text:change-id="ct44901696"/> <text:change-end text:change-id="ct44901696"/><text:change text:change-id="ct44029920"/><office:annotation office:name="__Annotation__663_123346249"><dc:creator>Guislain Becu</dc:creator><dc:date>2018-10-30T13:23:04</dc:date><text:p><text:span text:style-name="T29">il n'y a pas de tiret entre "in" et "situ" dans les pages précédentes...</text:span></text:p></office:annotation>situ<office:annotation-end office:name="__Annotation__663_123346249"/> <text:change-start text:change-id="ct45081968"/>diffuse <text:change-end text:change-id="ct45081968"/>a<text:span text:style-name="T3">ttenuation coefficients (K) for both E</text:span><text:change-start text:change-id="ct44939360"/><text:span text:style-name="T2">d</text:span><text:change-end text:change-id="ct44939360"/><text:span text:style-name="T3"> (K</text:span><text:change text:change-id="ct45123392"/><text:span text:style-name="T2">d</text:span><text:span text:style-name="T3">) and L</text:span><text:change-start text:change-id="ct44528496"/><text:span text:style-name="T2">u</text:span><text:change-end text:change-id="ct44528496"/><text:span text:style-name="T3"> (K</text:span><text:span text:style-name="T2">Lu</text:span><text:span text:style-name="T3">) were calculated on a 5 </text:span><text:change-start text:change-id="ct44411392"/>m<text:change-end text:change-id="ct44411392"/><text:change text:change-id="ct44417024"/><text:span text:style-name="T3"> sliding window (10-15 m, 15-20 m, …, 70-75 m, 75-80 m) starting at 10 </text:span><text:change-start text:change-id="ct44020016"/>m<text:change-end text:change-id="ct44020016"/><text:change text:change-id="ct44985360"/><text:span text:style-name="T3"> to reduce the effects of </text:span>surface heterogeneity<text:span text:style-name="T3">. A total of 72 044 non-linear models were calculated to estimate K from </text:span><text:change-start text:change-id="ct45089008"/>E<text:change-end text:change-id="ct45089008"/><text:change text:change-id="ct45082576"/><text:span text:style-name="T3">quation </text:span><text:change-start text:change-id="ct44923440"/><text:span text:style-name="T3">(</text:span><text:change-end text:change-id="ct44923440"/><text:span text:style-name="T3">1</text:span><text:change-start text:change-id="ct44857728"/><text:span text:style-name="T3">)</text:span><text:change-end text:change-id="ct44857728"/><text:span text:style-name="T3"> (83 profiles × 14 depths × 31 wavelengths × 2 </text:span><text:change-start text:change-id="ct45030096"/>radiometric quantities<text:change-end text:change-id="ct45030096"/><text:change text:change-id="ct45087712"/><text:span text:style-name="T3"> (E</text:span><text:span text:style-name="T2">d</text:span><text:span text:style-name="T3">, L</text:span><text:span text:style-name="T2">u</text:span><text:span text:style-name="T3">)). A conservative R</text:span><text:span text:style-name="T7">2</text:span><text:span text:style-name="T3"> of 0.99 was used to filter out poor models </text:span>(i.e. noisy profiles that were not following a<text:change text:change-id="ct45090080"/><text:change-start text:change-id="ct44023184"/> local<text:change-end text:change-id="ct44023184"/> exponential decrease)<text:span text:style-name="T3">. 42 407 models were kept for subsequent analysis.</text:span></text:p>
      <text:p text:style-name="P1"><text:span text:style-name="T4">3D Monte-Carlo numerical simulations</text:span></text:p>
      <text:p text:style-name="P1"><text:span text:style-name="T5">T</text:span><text:span text:style-name="T4">heory and </text:span><text:span text:style-name="T5">geometry</text:span></text:p>
      <text:p text:style-name="P1">3D numerical Monte-Carlo simulation is a convenient approach to model the light field<text:change text:change-id="ct44856656"/> <text:change-start text:change-id="ct44016800"/>under spatially heterogeneous sea surface<text:change-end text:change-id="ct44016800"/><text:change text:change-id="ct44992976"/> (Mobley_ocean_optics_book, Petrich2012, Katlein2014, Katlein2016). <text:s/>They are simple to understand, versatile, and incident light, inherent optical properties (IOPs) and geometry can be easily changed. In this study, we used SimulO, a <text:change-start text:change-id="ct44028208"/>3D <text:change-end text:change-id="ct44028208"/>Monte-Carlo software that <text:change text:change-id="ct44938752"/>simulat<text:change-start text:change-id="ct45029296"/>es<text:change-end text:change-id="ct45029296"/><text:change text:change-id="ct44905056"/> the propagation of light <text:change text:change-id="ct45022624"/><text:change-start text:change-id="ct44925264"/>in e.g. <text:change-end text:change-id="ct44925264"/>optical instruments <text:change text:change-id="ct45037600"/>or<text:change-start text:change-id="ct45122288"/> in<text:change-end text:change-id="ct45122288"/><text:change text:change-id="ct45086784"/> oceanic <office:annotation office:name="__Annotation__748_123346249"><dc:creator>Guislain Becu</dc:creator><dc:date>2018-10-30T13:30:22</dc:date><text:p><text:span text:style-name="T29">des instruments jusqu'aux eaux glacées ou couvertes de glace???</text:span></text:p></office:annotation>waters<office:annotation-end office:name="__Annotation__748_123346249"/> (Leymarie2010). Simulations were performed in an idealized ocean described by a cylinder of 120 m radius and 150 m depth<text:change-start text:change-id="ct45116096"/> (Fig. 1)<text:change-end text:change-id="ct45116096"/>. <text:change text:change-id="ct45104768"/><text:change text:change-id="ct45104256"/><text:change text:change-id="ct45081024"/>The water IOPs were selected to reflect pre-bloom conditions <text:change-start text:change-id="ct44967872"/>in the green/blue spectral region <text:change-end text:change-id="ct44967872"/>(a = b = 0.05 m<text:span text:style-name="T8">-1</text:span>) <text:change text:change-id="ct45088224"/>. These typical averaged values were measured in the <text:change text:change-id="ct45066544"/><text:change text:change-id="ct45199408"/><text:change text:change-id="ct45110016"/>during the GreenEdge 2016 campaign using an in-situ spectrophotometer (ACS, <text:span text:style-name="T27">Sea-Bird Scientific</text:span>) and represent the contribution of both pure water and water’s constituents<text:change-start text:change-id="ct44932576"/> (data not published yet)<text:change-end text:change-id="ct44932576"/>. The scattering phase function was described by a Fournier-Forand analytic form with a 3% backscatter fraction (Fournier1994, Mobley2002). <text:change text:change-id="ct45018000"/><text:change text:change-id="ct44920480"/><text:change text:change-id="ct44964592"/><text:change text:change-id="ct45109216"/>2D light-emitting surface<text:change text:change-id="ct45065808"/><text:change text:change-id="ct45108416"/><text:change text:change-id="ct44953440"/>the <text:change text:change-id="ct44957328"/><text:change text:change-id="ct45073296"/><text:change text:change-id="ct45197504"/><text:change text:change-id="ct45118720"/>Lambertian<text:change text:change-id="ct44950960"/> to mimic radiance field observed under ice<text:change text:change-id="ct44948672"/>a<text:change text:change-id="ct44931776"/>m<text:change text:change-id="ct44934960"/><text:change text:change-id="ct44913808"/><text:change text:change-id="ct45204784"/><text:change text:change-id="ct44947520"/><text:change text:change-id="ct45077776"/><text:change-start text:change-id="ct44915152"/><text:change-start text:change-id="ct44949472"/>Our objective <text:change-end text:change-id="ct44915152"/><text:change-end text:change-id="ct44949472"/><text:change-start text:change-id="ct44916832"/><text:change-start text:change-id="ct44968384"/>was<text:change-end text:change-id="ct44916832"/><text:change-end text:change-id="ct44968384"/><text:change text:change-id="ct44963792"/><text:change-start text:change-id="ct45226960"/><text:change-end text:change-id="ct45226960"/><text:change-start text:change-id="ct45200656"/><text:change-start text:change-id="ct44941808"/> to simulate the propagation of sunlight inside ice-covered oceanic water. Inclusion of a 3D sea ice layer at the upper boundary of the ocean would required extensive computer power because of the high scattering properties of sea ice. Instead, sea ice was incorporated at the upper boundary of the ocean using a 2D light-emitting surface of 100 m radius<text:change-end text:change-id="ct45200656"/><text:change-end text:change-id="ct44941808"/><text:change-start text:change-id="ct45201456"/><text:change-start text:change-id="ct44939904"/>.<text:change-end text:change-id="ct45201456"/><text:change-end text:change-id="ct44939904"/><text:change-start text:change-id="ct45236336"/><text:change-start text:change-id="ct44952368"/> <text:change-end text:change-id="ct45236336"/><text:change-end text:change-id="ct44952368"/><text:change text:change-id="ct45237840"/><text:change-start text:change-id="ct44958784"/><text:change-end text:change-id="ct44958784"/><text:change-start text:change-id="ct45100864"/><text:change-start text:change-id="ct45100064"/><text:s/>The angular and amplitude distribution of the light field emitted by the surface was chosen to mimic observed field data <text:change-end text:change-id="ct45100864"/><text:change-end text:change-id="ct45100064"/><text:change-start text:change-id="ct45205856"/><text:change-start text:change-id="ct45064032"/>(<text:change-end text:change-id="ct45205856"/><text:change-end text:change-id="ct45064032"/><text:change-start text:change-id="ct45232848"/><text:change-start text:change-id="ct45102464"/>Girard2018<text:change-end text:change-id="ct45232848"/><text:change-end text:change-id="ct45102464"/><text:change-start text:change-id="ct45207456"/><text:change-start text:change-id="ct45114768"/>)<text:change-end text:change-id="ct45207456"/><text:change-end text:change-id="ct45114768"/><text:change-start text:change-id="ct45016528"/><text:change-start text:change-id="ct45234448"/>. <text:change-end text:change-id="ct45016528"/><text:change-end text:change-id="ct45234448"/><text:change-start text:change-id="ct45225888"/><text:change-start text:change-id="ct44916032"/>SimulO does not allow to use arbitrary angular distribution for photons emitting surface. To overcome this problem, two Lambertian sources of 90 and 60 degrees were summed up in order to<text:change-end text:change-id="ct45225888"/><text:change-end text:change-id="ct44916032"/><text:change-start text:change-id="ct45227760"/><text:change-start text:change-id="ct45220800"/> reproduce observed under ice light field <text:change-end text:change-id="ct45227760"/><text:change-end text:change-id="ct45220800"/><text:change-start text:change-id="ct44919392"/><text:change-start text:change-id="ct45039472"/>(<text:change-end text:change-id="ct44919392"/><text:change-end text:change-id="ct45039472"/><text:change-start text:change-id="ct44951760"/><text:change-start text:change-id="ct45202528"/>F<text:change-end text:change-id="ct44951760"/><text:change-end text:change-id="ct45202528"/><text:change-start text:change-id="ct45008000"/><text:change-start text:change-id="ct45070208"/>ig. 2<text:change-end text:change-id="ct45008000"/><text:change-end text:change-id="ct45070208"/><text:change text:change-id="ct45233648"/><text:change-start text:change-id="ct45099296"/><text:change-end text:change-id="ct45099296"/><text:change text:change-id="ct45206656"/><text:change-start text:change-id="ct45231968"/><text:change-end text:change-id="ct45231968"/><text:change text:change-id="ct45228288"/><text:change-start text:change-id="ct45006928"/><text:change-end text:change-id="ct45006928"/><text:change text:change-id="ct45221600"/><text:change-start text:change-id="ct45219888"/><text:change-end text:change-id="ct45219888"/><text:change-start text:change-id="ct45068000"/><text:change-start text:change-id="ct45009872"/>)<text:change-end text:change-id="ct45068000"/><text:change-end text:change-id="ct45009872"/><text:change-start text:change-id="ct45096512"/><text:change-start text:change-id="ct45101664"/>. The first source is a regular Lambertian emitting surface while the second is a Lambertian emitting surface but restricted to an emission within 60 degrees of zenith angle. A 5 m radius melt pond was set-up at the center of the emitting surface (Fig. 1). The melt pond has the same emitting angular distribution as surrounding ice. Its intensity is four times higher compared to the surrounding ice which corresponds to typical conditions found in the Arctic during summer (Perovich2016). For the purpose of this study, the small difference between the light field shape measured under melt pond vs ice is much less important compared the their difference of intensity (<text:change-end text:change-id="ct45096512"/><text:change-end text:change-id="ct45101664"/><text:change-start text:change-id="ct45095712"/><text:change-start text:change-id="ct45097760"/>Girard2018<text:change-end text:change-id="ct45095712"/><text:change-end text:change-id="ct45097760"/><text:change-start text:change-id="ct45218224"/><text:change-start text:change-id="ct45009072"/>).<text:change-end text:change-id="ct45218224"/><text:change-end text:change-id="ct45009072"/><text:change-start text:change-id="ct45218000"/></text:p>
      <text:p text:style-name="P2"><text:change-end text:change-id="ct45218000"/><text:change text:change-id="ct45060544"/><text:change-start text:change-id="ct45062432"/>Given our interest in surface light profiles, <text:change-end text:change-id="ct45062432"/>2D horizontal <text:change-start text:change-id="ct45210336"/>software <text:change-end text:change-id="ct45210336"/>detectors were placed vertically every 0.5 <text:change-start text:change-id="ct45051200"/>m<text:change-end text:change-id="ct45051200"/><text:change text:change-id="ct45213392"/>, up to 25 <text:change-start text:change-id="ct45212048"/>m depth<text:change-end text:change-id="ct45212048"/><text:change text:change-id="ct45052000"/>. Detectors include 1-m<text:span text:style-name="T8">2</text:span> pixels measuring <text:change-start text:change-id="ct45052800"/>downward <text:change-end text:change-id="ct45052800"/><text:change text:change-id="ct45053872"/>irradiance <text:change text:change-id="ct45054672"/>and <text:change text:change-id="ct45055744"/><text:change-start text:change-id="ct45060016"/>upw<text:change-end text:change-id="ct45060016"/><text:change-start text:change-id="ct45130944"/>ard<text:change-end text:change-id="ct45130944"/><text:change text:change-id="ct45131744"/><text:change-start text:change-id="ct45129872"/> <text:change-end text:change-id="ct45129872"/>radiance <text:change text:change-id="ct45133344"/>(5 degrees half angle). In order to avoid the effect of the boundary (i.e. absorption by the side of the cylinder used to simulate the water column), data outside a radius of 50 meters were not used<text:change-start text:change-id="ct45134144"/> (see the green box in Fig. 1)<text:change-end text:change-id="ct45134144"/>. A total number of 7.14<text:change text:change-id="ct45134944"/><text:change-start text:change-id="ct45132544"/>×10<text:change-end text:change-id="ct45132544"/><text:span text:style-name="T8">10</text:span> photons were simulated<text:change-start text:change-id="ct45135744"/> <text:change-end text:change-id="ct45135744"/><text:change text:change-id="ct45136544"/>in order to obtain sufficient number of upwelling photons<text:change text:change-id="ct45144224"/>. <text:change-start text:change-id="ct45137344"/>Since the geometry is symmetrical azithmutally, irradiance and radiance were averaged over the azithmuth in order to raise the signal to noise ratio. <text:change-end text:change-id="ct45137344"/>Due to the low scattering coefficients used to reproduce in<text:change-start text:change-id="ct45138144"/> <text:change-end text:change-id="ct45138144"/><text:change text:change-id="ct45138944"/>situ conditions observed during the sampling campaign, radiance profiles were noisy because only a small number of upward photons could be captured. To address this issue, radiance profiles were smoothed out using Gaussian fit<text:change text:change-id="ct45139744"/> (supplementary Fig. <text:change text:change-id="ct45141200"/><text:change-start text:change-id="ct45142000"/>2<text:change-end text:change-id="ct45142000"/>). <text:s/>The simulation<text:change text:change-id="ct45146576"/> took approximately 6000 hours distributed over 2000 CPU cores. <text:change-start text:change-id="ct45147920"/></text:p>
      <text:p text:style-name="P1"><text:change-end text:change-id="ct45147920"/></text:p>
      <text:p text:style-name="P1"><text:span text:style-name="T5">Estimation of </text:span><text:change text:change-id="ct45149888"/><text:span text:style-name="T5">reference light profiles</text:span></text:p>
      <text:p text:style-name="P1"><text:change text:change-id="ct45154960"/><office:annotation office:name="__Annotation__930_123346249"><dc:creator>Edouard L</dc:creator><dc:date>2018-10-26T14:41:55</dc:date><text:p><text:span text:style-name="T29">Ca, c'est notre cuisine interne. En pratique il y a une seule simulation présentée.</text:span></text:p></office:annotation><office:annotation office:name="__Annotation__928_123346249"><dc:creator>Philippe Massicotte</dc:creator><dc:date>2018-10-26T14:26:32</dc:date><text:p><text:span text:style-name="T29">Oui, mais lancé plusieurs fois?</text:span></text:p></office:annotation><office:annotation office:name="__Annotation__926_123346249"><dc:creator>Edouard L</dc:creator><dc:date>2018-10-26T14:25:23</dc:date><text:p><text:span text:style-name="T29">Il n'y a dans le papier qu'une seule simulation. i.e. set d'IOPs et définition de la source ?</text:span></text:p></office:annotation><office:annotation-end office:name="__Annotation__926_123346249"/><office:annotation-end office:name="__Annotation__928_123346249"/><office:annotation-end office:name="__Annotation__930_123346249"/><text:change text:change-id="ct45047424"/><text:change-start text:change-id="ct45184864"/>D<text:change-end text:change-id="ct45184864"/><text:change text:change-id="ct45163184"/><text:change-start text:change-id="ct45158656"/>ata <text:change-end text:change-id="ct45158656"/><text:change-start text:change-id="ct45263536"/>from the Monte-Carlo <office:annotation office:name="__Annotation__946_123346249"><dc:creator>Edouard L</dc:creator><dc:date>2018-10-26T14:41:55</dc:date><text:p><text:span text:style-name="T29">Ca, c'est notre cuisine interne. En pratique il y a une seule simulation présentée.</text:span></text:p></office:annotation><office:annotation office:name="__Annotation__944_123346249"><dc:creator>Philippe Massicotte</dc:creator><dc:date>2018-10-26T14:26:32</dc:date><text:p><text:span text:style-name="T29">Oui, mais lancé plusieurs fois?</text:span></text:p></office:annotation><office:annotation office:name="__Annotation__942_123346249"><dc:creator>Edouard L</dc:creator><dc:date>2018-10-26T14:25:23</dc:date><text:p><text:span text:style-name="T29">Il n'y a dans le papier qu'une seule simulation. i.e. set d'IOPs et définition de la source ?</text:span></text:p></office:annotation>simulation<text:change-end text:change-id="ct45263536"/><office:annotation-end office:name="__Annotation__942_123346249"/><office:annotation-end office:name="__Annotation__944_123346249"/><office:annotation-end office:name="__Annotation__946_123346249"/><text:change-start text:change-id="ct45178944"/> <text:change-end text:change-id="ct45178944"/><text:change-start text:change-id="ct45193904"/>were averaged according to six different radii, <office:annotation office:name="__Annotation__952_123346249"><dc:creator>Edouard L</dc:creator><dc:date>2018-10-26T14:26:51</dc:date><text:p><text:span text:style-name="T29">a supprimer ?</text:span></text:p></office:annotation>corresponding to varying melt pond proportions,<text:change-end text:change-id="ct45193904"/><office:annotation-end office:name="__Annotation__952_123346249"/><text:change-start text:change-id="ct45356640"/> to explore how melt pond <office:annotation office:name="__Annotation__957_123346249"><dc:creator>Guislain Becu</dc:creator><dc:date>2018-10-30T13:45:40</dc:date><text:p><text:span text:style-name="T29">"how the melt ond influences" or "how melt ponds influence"</text:span></text:p></office:annotation>influences<text:change-end text:change-id="ct45356640"/><office:annotation-end office:name="__Annotation__957_123346249"/><text:change-start text:change-id="ct45286720"/> the averaged<text:change-end text:change-id="ct45286720"/><text:change text:change-id="ct45295760"/><text:span text:style-name="T3"> underwater irradiance and radiance </text:span>profiles <text:span text:style-name="T3">(Fig. </text:span>1<text:span text:style-name="T3">). </text:span><text:change text:change-id="ct45420256"/><office:annotation office:name="__Annotation__975_123346249"><dc:creator>Philippe Massicotte</dc:creator><dc:date>2018-10-25T13:10:52</dc:date><text:p><text:span text:style-name="T29">Edouard, c'est lié à ton commentaire.</text:span></text:p></office:annotation><office:annotation-end office:name="__Annotation__975_123346249"/><text:change text:change-id="ct45266880"/><text:span text:style-name="T3">For each </text:span>case<text:span text:style-name="T3">, simulated light profiles were averaged within the following surface areas: (1) 10 </text:span><text:change-start text:change-id="ct45285424"/>m<text:change-end text:change-id="ct45285424"/><text:change text:change-id="ct45418624"/><text:span text:style-name="T3"> radius (25% melt pond cover), (2) 11.18 </text:span><text:change-start text:change-id="ct45171696"/>m<text:change-end text:change-id="ct45171696"/><text:change text:change-id="ct45305280"/><text:span text:style-name="T3"> radius (20% melt pond cover), (3) 12.91 </text:span><text:change-start text:change-id="ct45177328"/>m<text:change-end text:change-id="ct45177328"/><text:change text:change-id="ct45194144"/><text:span text:style-name="T3"> radius (15% melt pond cover), (4) 15.811 </text:span><text:change-start text:change-id="ct45285712"/>m<text:change-end text:change-id="ct45285712"/><text:change text:change-id="ct45415536"/><text:span text:style-name="T3"> radius (10% melt pond cover), (5) 22.361 </text:span><text:change-start text:change-id="ct45287616"/>m<text:change-end text:change-id="ct45287616"/><text:change text:change-id="ct45267440"/><text:span text:style-name="T3"> radius (5% melt pond cover) and (6) 50 </text:span><text:change-start text:change-id="ct45175200"/>m<text:change-end text:change-id="ct45175200"/><text:change text:change-id="ct45458656"/><text:span text:style-name="T3"> radius (1% melt pond cover). For each of these configurations, averaged light profile, </text:span><draw:frame draw:style-name="fr1" text:anchor-type="as-char" svg:width="0.4492in" svg:height="0.2134in" draw:z-index="0"><draw:object xlink:href="./Object 18" xlink:type="simple" xlink:show="embed" xlink:actuate="onLoad"/><draw:image xlink:href="./ObjectReplacements/Object 18" xlink:type="simple" xlink:show="embed" xlink:actuate="onLoad"/></draw:frame><text:span text:style-name="T3"><text:s/>was subsequently viewed as an adequate description of the average underwater light field.</text:span> <text:change-start text:change-id="ct45471264"/>For the reminder of the text, these averaged profiles are referred <text:change-end text:change-id="ct45471264"/><text:change-start text:change-id="ct45470720"/>to <text:change-end text:change-id="ct45470720"/><text:change-start text:change-id="ct45250656"/>as reference light profiles. <text:change-end text:change-id="ct45250656"/><office:annotation office:name="__Annotation__1014_123346249"><dc:creator>Edouard L</dc:creator><dc:date>2018-10-29T10:56:33</dc:date><text:p><text:span text:style-name="T29">Oui ! il faut se focaliser sur ces 45 profils et oublier les "pixels". Mais il n'y en a pas 100 ? cf fig 7</text:span></text:p></office:annotation><text:span text:style-name="T3">A total of </text:span><text:change-start text:change-id="ct45321888"/>50<text:change-end text:change-id="ct45321888"/><text:change text:change-id="ct45153888"/><text:span text:style-name="T3"> light profiles</text:span><office:annotation-end office:name="__Annotation__1014_123346249"/><text:span text:style-name="T3"> evenly spaced by one </text:span><text:change-start text:change-id="ct45488368"/>m<text:change-end text:change-id="ct45488368"/><text:change text:change-id="ct45303248"/><text:span text:style-name="T3"> around the mel</text:span>t pond<text:span text:style-name="T3"> were further extracted</text:span> <text:span text:style-name="T3">to mimic local measurements of light</text:span> <text:span text:style-name="T3">and to calculate associated </text:span><text:change-start text:change-id="ct45400752"/><text:span text:style-name="T3">diffuse </text:span><text:change-end text:change-id="ct45400752"/><text:span text:style-name="T3">attenuation coefficients (</text:span><text:change-start text:change-id="ct45182080"/>coloured<text:change-end text:change-id="ct45182080"/><text:change text:change-id="ct45468016"/><text:span text:style-name="T3"> cir</text:span>cles in Fig. 1)<text:span text:style-name="T3">.</text:span></text:p>
      <text:p text:style-name="P1"><text:span text:style-name="T4">Statistical analysis</text:span></text:p>
      <text:p text:style-name="P1"><text:span text:style-name="T3">All statistical analysis and graphics were </text:span>carried out<text:span text:style-name="T3"> </text:span>with<text:span text:style-name="T3"> R 3.</text:span>5<text:span text:style-name="T3">.</text:span>1<text:span text:style-name="T3"> (RCoreTeam2018). </text:span></text:p>
      <text:p text:style-name="P1"><text:span text:style-name="T9">Results</text:span></text:p>
      <text:p text:style-name="P1"><text:span text:style-name="T4">Comparing in situ </text:span><text:change-start text:change-id="ct45493056"/><text:span text:style-name="T5">downward</text:span><text:span text:style-name="T4"> </text:span><text:change-end text:change-id="ct45493056"/><text:span text:style-name="T4">irradiance (E</text:span><text:change-start text:change-id="ct45515312"/><text:span text:style-name="T26">d</text:span><text:change-end text:change-id="ct45515312"/><text:span text:style-name="T4">) and </text:span><text:change-start text:change-id="ct45604448"/><text:span text:style-name="T4">upward </text:span><text:change-end text:change-id="ct45604448"/><text:span text:style-name="T4">radiance (L</text:span><text:change-start text:change-id="ct45606544"/><text:span text:style-name="T26">u</text:span><text:change-end text:change-id="ct45606544"/><text:span text:style-name="T4">) measurements</text:span></text:p>
      <text:p text:style-name="P1"><text:span text:style-name="T3">An example showing </text:span><text:span text:style-name="T12">in</text:span><text:span text:style-name="T27"> </text:span><text:span text:style-name="T12">situ</text:span><text:span text:style-name="T3"> </text:span>downward<text:span text:style-name="T3"> irradiance (E</text:span><text:change-start text:change-id="ct44532784"/><text:span text:style-name="T2">d</text:span><text:change-end text:change-id="ct44532784"/><text:span text:style-name="T3">) pr</text:span>ofiles<text:span text:style-name="T3"> and </text:span>upward<text:span text:style-name="T3"> radiance (L</text:span><text:change-start text:change-id="ct45557360"/><text:span text:style-name="T2">u</text:span><text:change-end text:change-id="ct45557360"/><text:span text:style-name="T3">) profiles at 16 </text:span><text:change text:change-id="ct45561296"/><text:span text:style-name="T3">visible wavelengths measured </text:span><text:change-start text:change-id="ct45344848"/>under ice<text:change-end text:change-id="ct45344848"/><text:change text:change-id="ct45410192"/><text:span text:style-name="T3"> is presented in Fig. </text:span><text:change-start text:change-id="ct45279808"/>3<text:change-end text:change-id="ct45279808"/><text:change text:change-id="ct45571120"/><text:span text:style-name="T3">. For the E</text:span><text:change-start text:change-id="ct45566448"/><text:span text:style-name="T2">d</text:span><text:change-end text:change-id="ct45566448"/><text:span text:style-name="T3"> profiles, subsurface light maxim</text:span>a<text:span text:style-name="T3"> at around 10 </text:span><text:change-start text:change-id="ct45269312"/>m depth<text:change-end text:change-id="ct45269312"/><text:change text:change-id="ct45517296"/><text:span text:style-name="T3"> are clearly visible between 400</text:span> and <text:span text:style-name="T3">560 nm. These peaks </text:span>are<text:span text:style-name="T3"> not visible in the yellow/red region</text:span><text:change text:change-id="ct45679696"/><text:span text:style-name="T3"> (580-700 nm). For the L</text:span><text:change-start text:change-id="ct45679072"/><text:span text:style-name="T2">u</text:span><text:change-end text:change-id="ct45679072"/><text:span text:style-name="T3"> profiles, no subsurface light maxim</text:span>a<text:span text:style-name="T3"> </text:span>were<text:span text:style-name="T3"> </text:span>found<text:span text:style-name="T3"> at any wavelength. To </text:span>look closer at<text:span text:style-name="T3"> the shape of both E</text:span><text:change-start text:change-id="ct45579936"/><text:span text:style-name="T2">d</text:span><text:change-end text:change-id="ct45579936"/><text:span text:style-name="T3"> and L</text:span><text:change-start text:change-id="ct45680544"/><text:span text:style-name="T2">u</text:span><text:change-end text:change-id="ct45680544"/><text:span text:style-name="T3"> light profiles, data below 10 m have been normalized to the </text:span>value<text:span text:style-name="T3"> at 10 m (Fig. </text:span><text:change text:change-id="ct45568768"/><text:change-start text:change-id="ct45485584"/>4<text:change-end text:change-id="ct45485584"/><text:span text:style-name="T3">). </text:span>Below 10 m and b<text:span text:style-name="T3">etween 400 and 580 nm, both E</text:span><text:change-start text:change-id="ct45497488"/><text:span text:style-name="T2">d</text:span><text:change-end text:change-id="ct45497488"/><text:span text:style-name="T3"> and L</text:span><text:change-start text:change-id="ct45345136"/><text:span text:style-name="T2">u</text:span><text:change-end text:change-id="ct45345136"/><text:span text:style-name="T3"> profiles </text:span><text:change-start text:change-id="ct45676240"/><text:span text:style-name="T3">presented the same shape (</text:span>i.e. yield the same rate of extinction with increasing depth)<text:change-end text:change-id="ct45676240"/> <text:change text:change-id="ct45492256"/><text:span text:style-name="T3">. </text:span><text:span text:style-name="T3"><office:annotation office:name="__Annotation__1127_123346249"><dc:creator>Guislain Becu</dc:creator><dc:date>2018-10-30T13:52:18</dc:date><text:p><text:span text:style-name="T29">On utilise du présent au début du chapitre, puis du passé ensuite.... on homogénéise?</text:span></text:p></office:annotation></text:span><text:span text:style-name="T3">At</text:span><office:annotation-end office:name="__Annotation__1127_123346249"/><text:span text:style-name="T3"> </text:span><text:change-start text:change-id="ct45749696"/>longer<text:change-end text:change-id="ct45749696"/><text:change text:change-id="ct45558400"/><text:span text:style-name="T3"> wavelengths (</text:span>≥<text:span text:style-name="T3"> 600 nm), differences between the shapes of E</text:span><text:change-start text:change-id="ct44881392"/><text:span text:style-name="T2">d</text:span><text:change-end text:change-id="ct44881392"/><text:span text:style-name="T3"> and L</text:span><text:change-start text:change-id="ct45312416"/><text:span text:style-name="T2">u</text:span><text:change-end text:change-id="ct45312416"/><text:span text:style-name="T3"> profiles </text:span>increase<text:span text:style-name="T3">. </text:span><text:change text:change-id="ct45746576"/>2<text:change text:change-id="ct44882096"/>longer<text:change text:change-id="ct45672912"/><text:span text:style-name="T3">). </text:span><text:change text:change-id="ct45540400"/><text:change-start text:change-id="ct45511648"/>Irradiance and radiance <text:change-end text:change-id="ct45511648"/><text:change-start text:change-id="ct45496368"/><text:change-start text:change-id="ct45598128"/>diffuse <text:change-end text:change-id="ct45496368"/>a<text:span text:style-name="T3">ttenuation coefficients (K</text:span><text:change-end text:change-id="ct45598128"/><text:change text:change-id="ct45574928"/><text:change-start text:change-id="ct44878144"/><text:span text:style-name="T2">d</text:span><text:span text:style-name="T3"> and K</text:span><text:span text:style-name="T2">Lu</text:span><text:span text:style-name="T3">) calculated on five </text:span><text:change-end text:change-id="ct44878144"/><text:change-start text:change-id="ct45565248"/><text:change-start text:change-id="ct45521152"/>m<text:change-end text:change-id="ct45565248"/><text:change-end text:change-id="ct45521152"/><text:change text:change-id="ct45564448"/><text:change-start text:change-id="ct45755280"/><text:span text:style-name="T3"> depth layers are compared in Fig. </text:span><text:change-end text:change-id="ct45755280"/><text:change-start text:change-id="ct44869696"/><text:change-start text:change-id="ct45499968"/>5<text:change-end text:change-id="ct44869696"/><text:change-end text:change-id="ct45499968"/><text:change text:change-id="ct45491152"/><text:change-start text:change-id="ct45783408"/> for all 83 profiles<text:span text:style-name="T3">. In the blue/green/yellow regions (400-580 nm), the determination coefficients between K</text:span><text:span text:style-name="T2">Lu</text:span><text:span text:style-name="T3"> and K</text:span><text:change-end text:change-id="ct45783408"/><text:change text:change-id="ct45674560"/><text:change-start text:change-id="ct45777296"/><text:span text:style-name="T2">d</text:span><text:span text:style-name="T3"> varied between 0.98 at the surface (10-15 m) and 0.64 at </text:span>depth<text:span text:style-name="T3"> (75-80 m). For most of the surface layer, regression lines </text:span>l<text:span text:style-name="T3">ined-up with the 1:1 lines. Slight deviations from the 1:1 lines started to appear after 60 </text:span><text:change-end text:change-id="ct45777296"/><text:change-start text:change-id="ct45279152"/><text:change-start text:change-id="ct45790192"/>m<text:change-end text:change-id="ct45279152"/><text:change-end text:change-id="ct45790192"/><text:change text:change-id="ct44889456"/><text:change-start text:change-id="ct44888208"/><text:span text:style-name="T3"> where K</text:span><text:change-end text:change-id="ct44888208"/><text:change text:change-id="ct44891184"/><text:change-start text:change-id="ct44886864"/><text:span text:style-name="T2">d</text:span><text:span text:style-name="T3"> </text:span>was<text:span text:style-name="T3"> on average higher than</text:span> <text:span text:style-name="T3">K</text:span><text:span text:style-name="T2">Lu</text:span><text:span text:style-name="T3">. Relationships including orange</text:span> and <text:span text:style-name="T3">red wavelengths are presented in Supplementary Fig. 3.</text:span><text:change-end text:change-id="ct44886864"/><text:change-start text:change-id="ct45524800"/><text:change-start text:change-id="ct45767136"/><text:span text:style-name="T3"> </text:span><text:change-end text:change-id="ct45524800"/><text:change-end text:change-id="ct45767136"/><text:change-start text:change-id="ct45527344"/><text:change-start text:change-id="ct45525440"/>A linear regression analysis between all in <text:change-end text:change-id="ct45527344"/><text:change-end text:change-id="ct45525440"/><text:change-start text:change-id="ct45527680"/><text:change-start text:change-id="ct45763296"/>situ<text:change-end text:change-id="ct45527680"/><text:change-end text:change-id="ct45763296"/><text:change-start text:change-id="ct45523888"/><text:change-start text:change-id="ct45768816"/> normalized E<text:change-end text:change-id="ct45523888"/><text:change-end text:change-id="ct45768816"/><text:change-start text:change-id="ct45528752"/><text:change-start text:change-id="ct45528528"/><text:span text:style-name="T1">d</text:span><text:change-end text:change-id="ct45528752"/><text:change-end text:change-id="ct45528528"/><text:change-start text:change-id="ct45526960"/><text:change-start text:change-id="ct45770448"/> and L<text:change-end text:change-id="ct45526960"/><text:change-end text:change-id="ct45770448"/><text:change-start text:change-id="ct45772656"/><text:change-start text:change-id="ct45524256"/><text:span text:style-name="T1">u</text:span><text:change-end text:change-id="ct45772656"/><text:change-end text:change-id="ct45524256"/><text:change-start text:change-id="ct45536720"/><text:change-start text:change-id="ct45531216"/> profiles shows that determination coefficients (R<text:change-end text:change-id="ct45536720"/><text:change-end text:change-id="ct45531216"/><text:change-start text:change-id="ct45534976"/><text:change-start text:change-id="ct45534528"/><text:span text:style-name="T8">2</text:span><text:change-end text:change-id="ct45534976"/><text:change-end text:change-id="ct45534528"/><text:change-start text:change-id="ct45533856"/><text:change-start text:change-id="ct45532864"/>) range between 0.75 and 1 (Supplementary Fig. 4). A sharp decrease and a high variability of calculated R<text:change-end text:change-id="ct45533856"/><text:change-end text:change-id="ct45532864"/><text:change-start text:change-id="ct45536176"/><text:change-start text:change-id="ct45529712"/><text:span text:style-name="T8">2 </text:span><text:change-end text:change-id="ct45536176"/><text:change-end text:change-id="ct45529712"/><text:change-start text:change-id="ct45695776"/><text:change-start text:change-id="ct45530880"/>occurred beyond 575 nm. This suggests a gradual decoupling between E<text:change-end text:change-id="ct45695776"/><text:change-end text:change-id="ct45530880"/><text:change-start text:change-id="ct45697936"/><text:change-start text:change-id="ct45697712"/><text:span text:style-name="T1">d</text:span><text:change-end text:change-id="ct45697936"/><text:change-end text:change-id="ct45697712"/><text:change-start text:change-id="ct45695072"/><text:change-start text:change-id="ct45537184"/> and L<text:change-end text:change-id="ct45695072"/><text:change-end text:change-id="ct45537184"/><text:change-start text:change-id="ct45700960"/><text:change-start text:change-id="ct45701408"/><text:span text:style-name="T1">u</text:span><text:change-end text:change-id="ct45700960"/><text:change-end text:change-id="ct45701408"/><text:change-start text:change-id="ct45535520"/><text:change-start text:change-id="ct45768480"/> profiles at longer wavelengths, likely<text:change-end text:change-id="ct45535520"/><text:change-end text:change-id="ct45768480"/><text:change-start text:change-id="ct45704704"/><text:change-start text:change-id="ct45704992"/> due to the effect of <text:change-end text:change-id="ct45704704"/><text:change-end text:change-id="ct45704992"/><text:change-start text:change-id="ct45708416"/><text:change-start text:change-id="ct45708192"/>inelastic scattering<text:change-end text:change-id="ct45708416"/><text:change-end text:change-id="ct45708192"/><text:change-start text:change-id="ct45703792"/><text:change-start text:change-id="ct45700176"/> (mostly, Raman). <text:change-end text:change-id="ct45703792"/><text:change-end text:change-id="ct45700176"/><text:change-start text:change-id="ct45714080"/><text:change-start text:change-id="ct45714336"/><office:annotation office:name="__Annotation__1256_123346249"><dc:creator>Simon Lambert Girard</dc:creator><dc:date>2018-11-01T02:23:46</dc:date><text:p><text:span text:style-name="T29">Que veux-tu ajouter, la description complète des paramètres de la simu?</text:span></text:p></office:annotation><office:annotation office:name="__Annotation__1254_123346249"><dc:creator>Philippe Massicotte</dc:creator><dc:date>2018-10-31T17:30:32</dc:date><text:p><text:span text:style-name="T29">+simon.lambert-girard@takuvik.ulaval.ca PPeux tu completer svp?</text:span></text:p></office:annotation>To validate this hypothesis, we used the <text:change-end text:change-id="ct45714080"/><text:change-end text:change-id="ct45714336"/><text:change-start text:change-id="ct45710736"/><text:change-start text:change-id="ct45705360"/><office:annotation office:name="__Annotation__1245_123346249"><dc:creator>Simon Lambert Girard</dc:creator><dc:date>2018-11-01T02:23:07</dc:date><text:p><text:span text:style-name="T29">En fait, j'ai utilisé EcoLight.</text:span></text:p></office:annotation>HydroLight<text:change-end text:change-id="ct45710736"/><text:change-end text:change-id="ct45705360"/><office:annotation-end office:name="__Annotation__1245_123346249"/><text:change-start text:change-id="ct45738848"/><text:change-start text:change-id="ct45594592"/> radiative transfer numerical model to calculate downward irradiance and upward radiance and their associated attenuation coefficients in a water column. Two simulations with and without Raman’s scattering were carried out. The simulations were parameterized using IOPs measured during the field campaign (see the supplementary section entitled <text:change-end text:change-id="ct45738848"/><text:change-end text:change-id="ct45594592"/><text:change-start text:change-id="ct45890064"/><text:change-start text:change-id="ct45888080"/><text:span text:style-name="T27">Raman inelastic scattering</text:span><text:change-end text:change-id="ct45890064"/><text:change-end text:change-id="ct45888080"/><text:change-start text:change-id="ct45886912"/><text:change-start text:change-id="ct45876672"/>). The HydroLight simulations showed the same decoupling between K<text:change-end text:change-id="ct45886912"/><text:change-end text:change-id="ct45876672"/><text:change-start text:change-id="ct45805216"/><text:change-start text:change-id="ct45725664"/><text:span text:style-name="T1">d</text:span><text:change-end text:change-id="ct45805216"/><text:change-end text:change-id="ct45725664"/><text:change-start text:change-id="ct45806576"/><text:change-start text:change-id="ct45707136"/> and K<text:change-end text:change-id="ct45806576"/><text:change-end text:change-id="ct45707136"/><text:change-start text:change-id="ct45894064"/><text:change-start text:change-id="ct45890640"/><text:span text:style-name="T1">Lu</text:span><text:change-end text:change-id="ct45894064"/><text:change-end text:change-id="ct45890640"/><text:change-start text:change-id="ct45887840"/><text:change-start text:change-id="ct45883168"/> around 600 nm (Supplementary Fig. 5) as we observed with the in situ data (Fig. 4, Fig. 5). We further observed no significant differences between photosynthetically active radiation (PAR) calculated using irradiance profiles modeled with or without Raman’s scattering (Supplementary Fig. 6). <text:change-end text:change-id="ct45887840"/><text:change-end text:change-id="ct45883168"/><office:annotation-end office:name="__Annotation__1254_123346249"/><office:annotation-end office:name="__Annotation__1256_123346249"/></text:p>
      <text:p text:style-name="P1"><text:span text:style-name="T4">3D Monte-Carlo numerical simulations</text:span><text:change-start text:change-id="ct45879248"/></text:p>
      <text:p text:style-name="P7"><text:change-end text:change-id="ct45879248"/></text:p>
      <text:p text:style-name="P1"><text:change text:change-id="ct45442512"/><text:change text:change-id="ct45940624"/><text:change text:change-id="ct45894448"/><text:change text:change-id="ct45924384"/><text:change text:change-id="ct45510656"/><text:change text:change-id="ct45747664"/><text:change text:change-id="ct45779504"/><text:change text:change-id="ct45547696"/><text:change text:change-id="ct45790944"/><text:span text:style-name="T4"/></text:p>
      <text:p text:style-name="P1"><text:change-start text:change-id="ct44891712"/>Fig. 6 shows the map (cross-section?) of the simulated downward irradiance and upward radiance. <text:change-end text:change-id="ct44891712"/><text:change text:change-id="ct45766096"/><text:change text:change-id="ct44893552"/><text:change text:change-id="ct45778688"/><text:change text:change-id="ct45897680"/><text:change text:change-id="ct44889232"/><text:change text:change-id="ct45761760"/><text:change text:change-id="ct45749088"/><office:annotation office:name="__Annotation__1291_123346249"><dc:creator>Edouard L</dc:creator><dc:date>2018-11-01T11:46:58</dc:date><text:p><text:span text:style-name="T29">Salut. Je suis d'accord. Je suis sur la route aujourd'hui... Ed</text:span></text:p></office:annotation><office:annotation office:name="__Annotation__1289_123346249"><dc:creator>Simon Lambert Girard</dc:creator><dc:date>2018-11-01T10:48:44</dc:date><text:p><text:span text:style-name="T29">Je pense que j'enleverais ces 2 phrases.</text:span></text:p></office:annotation><office:annotation office:name="__Annotation__1287_123346249"><dc:creator>Edouard L</dc:creator><dc:date>2018-10-26T15:13:26</dc:date><text:p><text:span text:style-name="T29">A modifier. Je peux le faire Lundi.</text:span></text:p></office:annotation>. <office:annotation-end office:name="__Annotation__1287_123346249"/><office:annotation-end office:name="__Annotation__1289_123346249"/><office:annotation-end office:name="__Annotation__1291_123346249"/><text:change-start text:change-id="ct45975760"/>The<text:change-end text:change-id="ct45975760"/><text:change text:change-id="ct45900832"/><office:annotation office:name="__Annotation__1306_123346249"><dc:creator>Philippe Massicotte</dc:creator><dc:date>2018-10-24T17:56:59</dc:date><text:p><text:span text:style-name="T29">Voir C24</text:span></text:p></office:annotation><office:annotation office:name="__Annotation__1304_123346249"><dc:creator>Edouard L</dc:creator><dc:date>2018-11-01T11:46:58</dc:date><text:p><text:span text:style-name="T29">Salut. Je suis d'accord. Je suis sur la route aujourd'hui... Ed</text:span></text:p></office:annotation><office:annotation office:name="__Annotation__1302_123346249"><dc:creator>Simon Lambert Girard</dc:creator><dc:date>2018-11-01T10:48:44</dc:date><text:p><text:span text:style-name="T29">Je pense que j'enleverais ces 2 phrases.</text:span></text:p></office:annotation><office:annotation office:name="__Annotation__1300_123346249"><dc:creator>Edouard L</dc:creator><dc:date>2018-10-26T15:13:26</dc:date><text:p><text:span text:style-name="T29">A modifier. Je peux le faire Lundi.</text:span></text:p></office:annotation> key difference is that simulated radiance was more <office:annotation-end office:name="__Annotation__1300_123346249"/><office:annotation-end office:name="__Annotation__1302_123346249"/><office:annotation-end office:name="__Annotation__1304_123346249"/><office:annotation-end office:name="__Annotation__1306_123346249"/><text:change-start text:change-id="ct45732016"/>homogeneous<text:change-end text:change-id="ct45732016"/><text:change text:change-id="ct45731712"/><office:annotation office:name="__Annotation__1322_123346249"><dc:creator>Edouard L</dc:creator><dc:date>2018-11-01T11:46:58</dc:date><text:p><text:span text:style-name="T29">Salut. Je suis d'accord. Je suis sur la route aujourd'hui... Ed</text:span></text:p></office:annotation><office:annotation office:name="__Annotation__1320_123346249"><dc:creator>Simon Lambert Girard</dc:creator><dc:date>2018-11-01T10:48:44</dc:date><text:p><text:span text:style-name="T29">Je pense que j'enleverais ces 2 phrases.</text:span></text:p></office:annotation><office:annotation office:name="__Annotation__1318_123346249"><dc:creator>Edouard L</dc:creator><dc:date>2018-10-26T15:13:26</dc:date><text:p><text:span text:style-name="T29">A modifier. Je peux le faire Lundi.</text:span></text:p></office:annotation><office:annotation office:name="__Annotation__1315_123346249"><dc:creator>Philippe Massicotte</dc:creator><dc:date>2018-10-24T17:56:59</dc:date><text:p><text:span text:style-name="T29">Voir C24</text:span></text:p></office:annotation> compared to irradiance<office:annotation-end office:name="__Annotation__1315_123346249"/>.<office:annotation-end office:name="__Annotation__1318_123346249"/><office:annotation-end office:name="__Annotation__1320_123346249"/><office:annotation-end office:name="__Annotation__1322_123346249"/> <text:change text:change-id="ct46048336"/><text:change text:change-id="ct46007152"/><text:change text:change-id="ct46002512"/><office:annotation office:name="__Annotation__1361_123346249"><dc:creator>Philippe Massicotte</dc:creator><dc:date>2018-10-31T19:55:28</dc:date><text:p><text:span text:style-name="T29">A voir si on a le temps, tel que discuté.</text:span></text:p></office:annotation><office:annotation office:name="__Annotation__1359_123346249"><dc:creator>Edouard L</dc:creator><dc:date>2018-10-26T15:12:36</dc:date><text:p><text:span text:style-name="T29">Je pense que l'on devrait ici parler des moyennes cylindriques. Les profils unitaires ne sont pas très intéressants. Et on aura comme cela des counts plus raisonnables.</text:span></text:p><text:p><text:span text:style-name="T29">C'est les 45 profils dont tu parles plus haut.</text:span></text:p></office:annotation><office:annotation><dc:creator>Simon Lambert Girard</dc:creator><dc:date>2018-11-01T10:53:10</dc:date><text:p><text:span text:style-name="T29">je laisserais extracted</text:span></text:p></office:annotation><text:change text:change-id="ct45973696"/><office:annotation><dc:creator>Simon Lambert Girard</dc:creator><dc:date>2018-11-01T10:53:10</dc:date><text:p><text:span text:style-name="T29">je laisserais extracted</text:span></text:p></office:annotation><text:change text:change-id="ct44887200"/><text:change text:change-id="ct45976416"/><text:change text:change-id="ct45278352"/><office:annotation-end office:name="__Annotation__1359_123346249"/><office:annotation-end office:name="__Annotation__1361_123346249"/><text:change text:change-id="ct45829568"/><text:change text:change-id="ct45998400"/><text:change text:change-id="ct45982304"/><text:span text:style-name="T3">. </text:span><text:change-start text:change-id="ct46128848"/><text:span text:style-name="T3">Fig. 7 show</text:span>s <text:change-end text:change-id="ct46128848"/><text:change text:change-id="ct45791600"/><text:change-start text:change-id="ct45854704"/>t<text:change-end text:change-id="ct45854704"/><text:span text:style-name="T3">he </text:span>a<text:span text:style-name="T3">veraged </text:span>i<text:span text:style-name="T3">rradiance, (</text:span><draw:frame draw:style-name="fr1" text:anchor-type="as-char" svg:width="0.1744in" svg:height="0.2091in" draw:z-index="0"><draw:object xlink:href="./Object 20" xlink:type="simple" xlink:show="embed" xlink:actuate="onLoad"/><draw:image xlink:href="./ObjectReplacements/Object 20" xlink:type="simple" xlink:show="embed" xlink:actuate="onLoad"/></draw:frame>(z)),<text:span text:style-name="T3"> and radiance, </text:span>(<draw:frame draw:style-name="fr1" text:anchor-type="as-char" svg:width="0.4252in" svg:height="0.2in" draw:z-index="0"><draw:object xlink:href="./Object 22" xlink:type="simple" xlink:show="embed" xlink:actuate="onLoad"/><draw:image xlink:href="./ObjectReplacements/Object 22" xlink:type="simple" xlink:show="embed" xlink:actuate="onLoad"/></draw:frame><office:annotation><dc:creator>Guislain Becu</dc:creator><dc:date>2018-10-30T14:45:33</dc:date><text:p><text:span text:style-name="T29">je n'arrive pas à le mettre en indice comme celui du bas de la page...???</text:span></text:p></office:annotation>),<text:span text:style-name="T3"> </text:span><text:change-start text:change-id="ct45858624"/>profiles, which are referred to as reference profiles<text:change-end text:change-id="ct45858624"/><text:change-start text:change-id="ct46363744"/>. <text:change-end text:change-id="ct46363744"/><text:change text:change-id="ct46363008"/>, showed the same pattern<text:change text:change-id="ct45966176"/>7<text:change text:change-id="ct46121344"/><text:span text:style-name="T3">The highest density of photons </text:span><text:change-start text:change-id="ct46275744"/>occurred<text:change-end text:change-id="ct46275744"/><text:change text:change-id="ct46199216"/><text:span text:style-name="T3"> when the melt pond occupied 25% of the sampling area</text:span>, allowing for more light to propagate in the water column. <text:span text:style-name="T3">Note that none of the </text:span><draw:frame draw:style-name="fr1" text:anchor-type="as-char" svg:width="0.3929in" svg:height="0.2134in" draw:z-index="0"><draw:object xlink:href="./Object 24" xlink:type="simple" xlink:show="embed" xlink:actuate="onLoad"/><draw:image xlink:href="./ObjectReplacements/Object 24" xlink:type="simple" xlink:show="embed" xlink:actuate="onLoad"/></draw:frame><text:s/>and <draw:frame draw:style-name="fr1" text:anchor-type="as-char" svg:width="0.3744in" svg:height="0.2134in" draw:z-index="0"><draw:object xlink:href="./Object 26" xlink:type="simple" xlink:show="embed" xlink:actuate="onLoad"/><draw:image xlink:href="./ObjectReplacements/Object 26" xlink:type="simple" xlink:show="embed" xlink:actuate="onLoad"/></draw:frame><text:span text:style-name="T3"><text:s/>reference profiles showed subsurface light </text:span>maxima<text:span text:style-name="T3"> (Fig. </text:span><text:change text:change-id="ct46305664"/><text:change-start text:change-id="ct46403680"/>7<text:change-end text:change-id="ct46403680"/><text:span text:style-name="T3">).</text:span><text:change-start text:change-id="ct45818288"/></text:p>
      <text:p text:style-name="P1"><text:change-end text:change-id="ct45818288"/></text:p>
      <text:p text:style-name="P1"><text:change text:change-id="ct46530832"/><text:change text:change-id="ct46437776"/><text:change text:change-id="ct46505760"/><text:change text:change-id="ct46436864"/><text:change text:change-id="ct45818048"/><text:change-start text:change-id="ct46525040"/><text:span text:style-name="T4"/></text:p>
      <text:p text:style-name="P1">Fig. 8 show<text:change-end text:change-id="ct46525040"/><text:change-start text:change-id="ct45841472"/>s<text:change-end text:change-id="ct45841472"/><text:change-start text:change-id="ct46531904"/> ….<text:change-end text:change-id="ct46531904"/><text:change text:change-id="ct45841024"/><text:change-start text:change-id="ct46297904"/>Irradiance<text:change-end text:change-id="ct46297904"/></text:p>
      <text:p text:style-name="P12"><text:change-start text:change-id="ct46523440"/>3 zones. 3 phrases<text:change-end text:change-id="ct46523440"/><text:change-start text:change-id="ct46411152"/></text:p>
      <text:p text:style-name="P12"/>
      <text:p text:style-name="P1">Radiance</text:p>
      <text:p text:style-name="P1"><text:change-end text:change-id="ct46411152"/><text:change-start text:change-id="ct46312464"/>3 zones: 1 phrase</text:p>
      <text:p text:style-name="P1"><text:change-end text:change-id="ct46312464"/><text:change text:change-id="ct45788080"/><text:change text:change-id="ct46541424"/><text:change-start text:change-id="ct46310704"/><text:change-end text:change-id="ct46310704"/><text:change-start text:change-id="ct45919264"/></text:p>
      <text:p text:style-name="P1"><text:change-end text:change-id="ct45919264"/>Some i<text:span text:style-name="T3">rradiance profiles </text:span><text:change-start text:change-id="ct45919984"/>modelled<text:change-end text:change-id="ct45919984"/><text:change text:change-id="ct46539648"/><text:span text:style-name="T3"> </text:span>outside <text:span text:style-name="T3">the melt pond at distances between 5 and 15 </text:span><text:change-start text:change-id="ct46557952"/>m<text:change-end text:change-id="ct46557952"/><text:change text:change-id="ct46554240"/><text:span text:style-name="T3"> of the center </text:span><text:change text:change-id="ct46559248"/><office:annotation office:name="__Annotation__1447_123346249"><dc:creator>Simon Lambert Girard</dc:creator><dc:date>2018-11-01T11:10:12</dc:date><text:p><text:span text:style-name="T29">à enlever?</text:span></text:p></office:annotation><office:annotation-end office:name="__Annotation__1447_123346249"/><text:change text:change-id="ct46557056"/><text:span text:style-name="T3">showed the same subsurface light </text:span>maxima<text:span text:style-name="T3"> (Fig. </text:span><text:change-start text:change-id="ct46573824"/>8<text:change-end text:change-id="ct46573824"/><text:change text:change-id="ct46333248"/><text:span text:style-name="T3">) as observed </text:span>on<text:span text:style-name="T3"> </text:span><text:span text:style-name="T12">in situ</text:span><text:span text:style-name="T3"> </text:span>profiles<text:span text:style-name="T3"> (Fig. </text:span><text:change-start text:change-id="ct46587776"/>3<text:change-end text:change-id="ct46587776"/><text:change text:change-id="ct46693280"/><text:span text:style-name="T3">). </text:span>Beyond<text:span text:style-name="T3"> approximately 15 </text:span><text:change-start text:change-id="ct46588384"/>m depth<text:change-end text:change-id="ct46588384"/><text:change text:change-id="ct46666736"/><text:span text:style-name="T3">, subsurface light </text:span>maxima<text:span text:style-name="T3"> disappeared and irradiance profiles followed </text:span>a<text:span text:style-name="T3"> monotonically exponential or </text:span>quasi-exponential<text:span text:style-name="T3"> decrease</text:span> <text:span text:style-name="T3">(</text:span><text:change-start text:change-id="ct46559744"/>E<text:change-end text:change-id="ct46559744"/><text:change text:change-id="ct45841248"/><text:span text:style-name="T3">quation </text:span><text:change-start text:change-id="ct46160400"/>(1)<text:change-end text:change-id="ct46160400"/><text:change text:change-id="ct46663520"/><text:span text:style-name="T3">). </text:span><text:change text:change-id="ct46703216"/><text:span text:style-name="T3">no </text:span><text:change text:change-id="ct46687440"/>were present in the <text:span text:style-name="T3">simulated </text:span><text:change text:change-id="ct46689088"/><text:span text:style-name="T3">was</text:span><text:change text:change-id="ct46668928"/><text:span text:style-name="T3">From</text:span> both irradiance and radiance <text:span text:style-name="T3">profiles, </text:span><text:change-start text:change-id="ct46682736"/><text:span text:style-name="T3">simulated </text:span><text:change-end text:change-id="ct46682736"/><text:span text:style-name="T3">K</text:span><text:change text:change-id="ct46577936"/><text:span text:style-name="T2">d</text:span><text:span text:style-name="T3"> varied between 0.0</text:span>65<text:span text:style-name="T3"> and 0.</text:span><text:change-start text:change-id="ct46703712"/>157<text:change-end text:change-id="ct46703712"/><text:change text:change-id="ct46675728"/><text:span text:style-name="T3"> m</text:span><text:span text:style-name="T7">-1</text:span><text:span text:style-name="T3"> and </text:span><text:change-start text:change-id="ct46691264"/><text:span text:style-name="T3">simulated </text:span><text:change-end text:change-id="ct46691264"/><text:span text:style-name="T3">K</text:span><text:span text:style-name="T2">Lu</text:span><text:span text:style-name="T3"> between 0.0</text:span>79<text:span text:style-name="T3"> and 0.</text:span>1<text:change-start text:change-id="ct46701248"/>16<text:change-end text:change-id="ct46701248"/><text:span text:style-name="T3"> m</text:span><text:span text:style-name="T7">-1</text:span><text:span text:style-name="T3"> (Fig. </text:span><text:change-start text:change-id="ct46705312"/>8<text:change-end text:change-id="ct46705312"/><text:change text:change-id="ct46704816"/><text:span text:style-name="T3">, </text:span><text:change-start text:change-id="ct46690448"/>Supplementary<text:change-end text:change-id="ct46690448"/><text:change text:change-id="ct46701760"/><text:span text:style-name="T3"> Fig. </text:span><text:change text:change-id="ct46695520"/><text:change-start text:change-id="ct46692064"/>7<text:change-end text:change-id="ct46692064"/><text:span text:style-name="T3">).</text:span></text:p>
      <text:p text:style-name="P1"><text:span text:style-name="T3">Propagating surface reference light (E</text:span><text:change-start text:change-id="ct46588880"/><text:span text:style-name="T2">d</text:span><text:change-end text:change-id="ct46588880"/><text:change-start text:change-id="ct46714704"/><text:span text:style-name="T3">(</text:span><text:change-end text:change-id="ct46714704"/><text:span text:style-name="T3">0</text:span><text:span text:style-name="T7">-</text:span><text:change-start text:change-id="ct46700400"/><text:span text:style-name="T3">)</text:span><text:change-end text:change-id="ct46700400"/>, surface values of the <text:change-start text:change-id="ct46570800"/>coloured<text:change-end text:change-id="ct46570800"/><text:change text:change-id="ct46583552"/><text:span text:style-name="T3"> lines in Fig. </text:span><text:change-start text:change-id="ct45214800"/>7<text:change-end text:change-id="ct45214800"/><text:change text:change-id="ct45215760"/><text:span text:style-name="T3">) through the water column using K</text:span><text:change text:change-id="ct46689920"/><text:span text:style-name="T2">d</text:span><text:span text:style-name="T3"> resulted in a greater variability</text:span><text:change-start text:change-id="ct45216800"/><text:span text:style-name="T3"> (i.e. the </text:span>lines on the left columns are more distantly separated from each other compared to those in the right column<text:span text:style-name="T3">)</text:span><text:change-end text:change-id="ct45216800"/><text:span text:style-name="T3"> compared to the profiles generated with K</text:span><text:span text:style-name="T2">Lu</text:span><text:span text:style-name="T3"> (Fig. </text:span><text:change text:change-id="ct46724608"/><text:change-start text:change-id="ct46723536"/>9<text:change-end text:change-id="ct46723536"/><text:span text:style-name="T3">). The relative differences between both depth-integrated (i.e. total number of photons) reference profiles and predicted profiles were used to quantify the error of using either K</text:span><text:change text:change-id="ct46721568"/><text:span text:style-name="T2">d</text:span><text:span text:style-name="T3"> or K</text:span><text:span text:style-name="T2">Lu</text:span><text:span text:style-name="T3"> as a proxy to predict </text:span>downward<text:span text:style-name="T3"> irradiance in the water column (Fig. </text:span><text:change text:change-id="ct46585984"/><text:change-start text:change-id="ct46722368"/>10<text:change-end text:change-id="ct46722368"/><text:span text:style-name="T3">). <text:s/>Overall, </text:span>the greatest errors <text:change-start text:change-id="ct46713616"/>in<text:change-end text:change-id="ct46713616"/><text:change text:change-id="ct46725104"/> predictions reached approximately <text:change-start text:change-id="ct46561104"/>40<text:change-end text:change-id="ct46561104"/><text:change text:change-id="ct46562704"/>% when using K<text:change text:change-id="ct44031216"/><text:span text:style-name="T1">d</text:span> <text:change-start text:change-id="ct46565888"/>in the center of the <text:change-end text:change-id="ct46565888"/><text:change text:change-id="ct46694048"/>m<text:change text:change-id="ct46615088"/>edge<text:change text:change-id="ct46617088"/> melt pond. The mean relative errors were lower <text:change-start text:change-id="ct46632608"/>by a factor of two <text:change-end text:change-id="ct46632608"/>when using K<text:span text:style-name="T1">Lu</text:span> (-<text:change text:change-id="ct46622384"/><text:change-start text:change-id="ct46624320"/>12<text:change-end text:change-id="ct46624320"/>%) compared to K<text:change text:change-id="ct46625120"/><text:span text:style-name="T1">d</text:span> (-<text:change text:change-id="ct46561904"/>7%). The errors of the predictions stabilized at a shorter distance from the <text:change-start text:change-id="ct46712624"/>center of the <text:change-end text:change-id="ct46712624"/>melt pond <text:change text:change-id="ct46626528"/>edge<text:change text:change-id="ct46610816"/> when using K<text:span text:style-name="T1">Lu</text:span> (~10 <text:change-start text:change-id="ct46618912"/>m<text:change-end text:change-id="ct46618912"/><text:change text:change-id="ct46628128"/>) compared with using K<text:change text:change-id="ct46621312"/><text:span text:style-name="T1">d</text:span> (~20 <text:change-start text:change-id="ct46629472"/>m<text:change-end text:change-id="ct46629472"/><text:change text:change-id="ct46631808"/>). Furthermore, <text:change text:change-id="ct46634992"/><text:span text:style-name="T3">the </text:span>largest <text:span text:style-name="T3">error </text:span>occurred when the melt pond occupied 25% of the area<text:change-start text:change-id="ct46641504"/> (Fig. 1)<text:change-end text:change-id="ct46641504"/> used to derive the reference average profile (Fig. <text:change text:change-id="ct46610016"/><text:change-start text:change-id="ct46645168"/>10<text:change-end text:change-id="ct46645168"/>).</text:p>
      <text:p text:style-name="P1"><text:span text:style-name="T9">Discussion</text:span></text:p>
      <text:p text:style-name="P2">In the Arctic, melt pond coverage, lead coverage and ice/snow thickness can vary highly in both time and space (Landy2014, Eicken2004). Due to this sea ice heterogeneity, local <text:change-start text:change-id="ct46636960"/>under-ice<text:change-end text:change-id="ct46636960"/><text:change text:change-id="ct46639488"/> measurements of downward irradiance are often characterized by subsurface light maxim<text:change-start text:change-id="ct46653520"/>a<text:change-end text:change-id="ct46653520"/><text:change text:change-id="ct46643824"/> (Fig. <text:change text:change-id="ct46647936"/><text:change-start text:change-id="ct46732512"/>3<text:change-end text:change-id="ct46732512"/>). To model such profiles, Laney2017 proposed a semi-empirical parameterization using two exponential terms (see <text:change-start text:change-id="ct46652720"/>E<text:change-end text:change-id="ct46652720"/><text:change text:change-id="ct46733856"/>quation <text:change-start text:change-id="ct46634192"/>(<text:change-end text:change-id="ct46634192"/>3<text:change-start text:change-id="ct46658944"/>)<text:change-end text:change-id="ct46658944"/>). Whereas their method might provide adequate estimations of instantaneous downward <text:change-start text:change-id="ct46637760"/>diffuse <text:change-end text:change-id="ct46637760"/>attenuation coefficients at specific locations, fitting a double exponential might not be ideal because data is modelled locally and do not provide an adequate description of the average light field (<draw:frame draw:style-name="fr1" text:anchor-type="as-char" svg:width="0.3929in" svg:height="0.2134in" draw:z-index="0"><draw:object xlink:href="./Object 28" xlink:type="simple" xlink:show="embed" xlink:actuate="onLoad"/><draw:image xlink:href="./ObjectReplacements/Object 28" xlink:type="simple" xlink:show="embed" xlink:actuate="onLoad"/></draw:frame>) as it would be seen, for example, by drifting phytoplankton cells. In such conditions, it was argued that under ice, irradiance measurements should be analyzed in the context of ice and surface properties <text:change-start text:change-id="ct46742800"/>within a radius of several meters over the horizontal distance<text:change-end text:change-id="ct46742800"/><text:change text:change-id="ct46848640"/> since local measurements do not reproduce the full variability of the <text:change-start text:change-id="ct46741728"/>under-ice<text:change-end text:change-id="ct46741728"/><text:change text:change-id="ct46744400"/> light field (Katlein2015).</text:p>
      <text:p text:style-name="P2">Using in-situ light measurements, it was found that E<text:change-start text:change-id="ct46312240"/><text:span text:style-name="T1">d</text:span><text:change-end text:change-id="ct46312240"/> and L<text:change-start text:change-id="ct46850000"/><text:span text:style-name="T1">u</text:span><text:change-end text:change-id="ct46850000"/> (and therefore K<text:change text:change-id="ct46755632"/><text:span text:style-name="T1">d</text:span> and K<text:span text:style-name="T1">Lu</text:span>) were highly correlated <text:change-start text:change-id="ct46852992"/>below<text:change-end text:change-id="ct46852992"/><text:change text:change-id="ct46756544"/> 10 <text:change-start text:change-id="ct46779632"/>m depth<text:change-end text:change-id="ct46779632"/><text:change text:change-id="ct46853600"/> (Fig. <text:change-start text:change-id="ct46760112"/>4<text:change-end text:change-id="ct46760112"/><text:change text:change-id="ct46778832"/>, Fig. <text:change text:change-id="ct46766592"/><text:change-start text:change-id="ct46761984"/>5<text:change-end text:change-id="ct46761984"/>), even when subsurface light maxima were present (Fig. <text:change-start text:change-id="ct46760912"/>3<text:change-end text:change-id="ct46760912"/><text:change text:change-id="ct46763056"/>). One possible explanation is that a L<text:change-start text:change-id="ct46866240"/><text:span text:style-name="T1">u</text:span><text:change-end text:change-id="ct46866240"/> radiometer measures scattered light originating from a larger surface area, which reduce<text:change-start text:change-id="ct46865728"/>s<text:change-end text:change-id="ct46865728"/> the effect of sea ice heterogeneity. Accordingly, no subsurface light maxima were observed in the in<text:change-start text:change-id="ct46858496"/> <text:change-end text:change-id="ct46858496"/><text:change text:change-id="ct46859296"/>situ <text:change-start text:change-id="ct46860720"/>upward <text:change-end text:change-id="ct46860720"/>radiance profiles. This <text:change-start text:change-id="ct46862320"/>reinforces<text:change-end text:change-id="ct46862320"/><text:change text:change-id="ct46857696"/> the idea that L<text:change-start text:change-id="ct46856624"/><text:span text:style-name="T1">u</text:span><text:change-end text:change-id="ct46856624"/> is less influenced by sea<text:change-start text:change-id="ct46864464"/> <text:change-end text:change-id="ct46864464"/><text:change text:change-id="ct46875216"/><office:annotation office:name="__Annotation__1726_123346249"><dc:creator>Guislain Becu</dc:creator><dc:date>2018-10-30T14:51:55</dc:date><text:p><text:span text:style-name="T29">on n'a pas mis de tiret jusqu'à maintenant il me semble en tre "sea" et "ice"</text:span></text:p></office:annotation>ice<office:annotation-end office:name="__Annotation__1726_123346249"/> surface heterogeneity. </text:p>
      <text:p text:style-name="P2"><text:soft-page-break/>Based on Monte-Carlo simulations, our results showed that the average downward <text:change-start text:change-id="ct46673712"/>irradiance<text:change-end text:change-id="ct46673712"/><text:change text:change-id="ct46776384"/> profile, <draw:frame draw:style-name="fr1" text:anchor-type="as-char" svg:width="0.1744in" svg:height="0.2091in" draw:z-index="0"><draw:object xlink:href="./Object 30" xlink:type="simple" xlink:show="embed" xlink:actuate="onLoad"/><draw:image xlink:href="./ObjectReplacements/Object 30" xlink:type="simple" xlink:show="embed" xlink:actuate="onLoad"/></draw:frame>(z), under heterogeneous sea ice cover follows a single term exponential function, even when melt ponds occupy a large fraction of the study area (Fig. <text:change text:change-id="ct46998112"/><text:change-start text:change-id="ct47003472"/>7<text:change-end text:change-id="ct47003472"/>). This is similar to what is observed under a wavy ice-free surface (Zaneveld2001). However, estimating <draw:frame draw:style-name="fr1" text:anchor-type="as-char" svg:width="0.1744in" svg:height="0.2091in" draw:z-index="0"><draw:object xlink:href="./Object 32" xlink:type="simple" xlink:show="embed" xlink:actuate="onLoad"/><draw:image xlink:href="./ObjectReplacements/Object 32" xlink:type="simple" xlink:show="embed" xlink:actuate="onLoad"/></draw:frame>(z) for a given area is not straightforward as it requires a large number of local profiles under the sea ice. An intuitive <text:change-start text:change-id="ct46952656"/>alternative<text:change-end text:change-id="ct46952656"/><text:change text:change-id="ct46664432"/> to derive attenuation coefficient is to use upward radiance which is less influenced by sea surface heterogeneity compared to downward irradiance (Fig. <text:change-start text:change-id="ct46994240"/>3<text:change-end text:change-id="ct46994240"/><text:change text:change-id="ct46966560"/>, Fig. <text:change-start text:change-id="ct46970288"/>4<text:change-end text:change-id="ct46970288"/><text:change text:change-id="ct46961360"/>, Fig. <text:change-start text:change-id="ct47083536"/>5<text:change-end text:change-id="ct47083536"/><text:change text:change-id="ct47103360"/>). Monte-Carlo simulations showed that a local estimation of K<text:change-start text:change-id="ct46900320"/><text:span text:style-name="T1">Lu</text:span><text:change-end text:change-id="ct46900320"/> could be a good proxy for <draw:frame draw:style-name="fr1" text:anchor-type="as-char" svg:width="0.2598in" svg:height="0.2091in" draw:z-index="0"><draw:object xlink:href="./Object 34" xlink:type="simple" xlink:show="embed" xlink:actuate="onLoad"/><draw:image xlink:href="./ObjectReplacements/Object 34" xlink:type="simple" xlink:show="embed" xlink:actuate="onLoad"/></draw:frame>. Accordingly, <text:change-start text:change-id="ct46918448"/>simulations showed that under sea ice the propagation of average irradiance<text:change-end text:change-id="ct46918448"/><text:change text:change-id="ct46900816"/> (E<text:change-start text:change-id="ct46992656"/><text:span text:style-name="T1">d</text:span><text:change-end text:change-id="ct46992656"/><text:change-start text:change-id="ct47135680"/>(<text:change-end text:change-id="ct47135680"/>0<text:span text:style-name="T8">-</text:span>)<text:change-start text:change-id="ct47152512"/>)<text:change-end text:change-id="ct47152512"/> using K<text:span text:style-name="T1">Lu</text:span> rather than K<text:change text:change-id="ct46920160"/><text:span text:style-name="T1">d</text:span> provided better estimations of the average downward profile<text:change-start text:change-id="ct47134336"/> by reducing the average error by a factor of two<text:change-end text:change-id="ct47134336"/> (Fig. <text:change text:change-id="ct46921760"/><text:change-start text:change-id="ct46920768"/>9<text:change-end text:change-id="ct46920768"/>, Fig. <text:change-start text:change-id="ct47214896"/>10<text:change-end text:change-id="ct47214896"/><text:change text:change-id="ct47215696"/>). </text:p>
      <text:p text:style-name="P2">There are at least two main factors influencing the quality of <text:change-start text:change-id="ct47210848"/>in situ<text:change-end text:change-id="ct47210848"/> downward measurements under heterogeneous sea ice. The first factor is the horizontal distance from the <text:change-start text:change-id="ct47217584"/>center of the <text:change-end text:change-id="ct47217584"/>melt pond<text:change text:change-id="ct47110640"/>edge<text:change text:change-id="ct46627328"/>. Although the relative error of propagating E<text:change-start text:change-id="ct47111792"/><text:span text:style-name="T1">d</text:span><text:change-end text:change-id="ct47111792"/><text:change-start text:change-id="ct47218384"/>(<text:change-end text:change-id="ct47218384"/>0<text:span text:style-name="T8">-</text:span><text:change-start text:change-id="ct47219984"/>)<text:change-end text:change-id="ct47219984"/> using both K<text:change text:change-id="ct47222912"/><text:span text:style-name="T1">d</text:span> and K<text:span text:style-name="T1">Lu</text:span> showed the same pattern, the largest error occurred when using <text:change-start text:change-id="ct47219184"/>local estimations of K<text:span text:style-name="T1">d</text:span> made at a horizontal distance between 1 and 10 m from the melt pond<text:change-end text:change-id="ct47219184"/><text:change text:change-id="ct47239536"/>m<text:change text:change-id="ct47238736"/> (Fig. <text:change-start text:change-id="ct47225600"/>10<text:change-end text:change-id="ct47225600"/><text:change text:change-id="ct47237936"/>). In contrast, in the vicinity of the melt pond, the relative errors associated <text:change-start text:change-id="ct47236064"/>with<text:change-end text:change-id="ct47236064"/><text:change text:change-id="ct47243904"/> the use of K<text:span text:style-name="T1">Lu</text:span> was much lower and stabilized just after approximately <text:change-start text:change-id="ct47245456"/>10<text:change-end text:change-id="ct47245456"/><text:change text:change-id="ct47237136"/> <text:change-start text:change-id="ct47242288"/>m<text:change-end text:change-id="ct47242288"/><text:change text:change-id="ct47246256"/><text:change-start text:change-id="ct47247680"/> from the center of the melt pond<text:change-end text:change-id="ct47247680"/>. The second factor driving the relative error of local measurements is the proportion occupied by melt ponds over the area of interest (Fig. <text:change-start text:change-id="ct47250336"/>10<text:change-end text:change-id="ct47250336"/><text:change text:change-id="ct47258160"/>). Indeed, higher proportions of melt pond <text:change-start text:change-id="ct47256224"/>allow<text:change-end text:change-id="ct47256224"/><text:change text:change-id="ct47258736"/> for more light to penetrate in the water column. Hence, local measurements made under surrounding ice are more likely to show subsurface light maxima (see Frey2011). Accordingly, when melt ponds accounted for 1% of the total area, averaged errors in E<text:span text:style-name="T1">d</text:span>(z) using K<text:span text:style-name="T1">Lu</text:span> was 1.33% but increased to 18% when the melt pond occupied 25% of the total area (Fig. <text:change-start text:change-id="ct47255072"/>10<text:change-end text:change-id="ct47255072"/><text:change text:change-id="ct47257024"/>).</text:p>
      <text:p text:style-name="P2"><text:span text:style-name="T5">Conclusions</text:span></text:p>
      <text:p text:style-name="P2">Our results show that under spatially heterogeneous sea ice <text:change-start text:change-id="ct47260112"/>at the <text:change-end text:change-id="ct47260112"/>surface, the average <text:change-start text:change-id="ct47263248"/>irradiance<text:change-end text:change-id="ct47263248"/><text:change text:change-id="ct47267520"/> profile, <draw:frame draw:style-name="fr1" text:anchor-type="as-char" svg:width="0.1744in" svg:height="0.2091in" draw:z-index="0"><draw:object xlink:href="./Object 36" xlink:type="simple" xlink:show="embed" xlink:actuate="onLoad"/><draw:image xlink:href="./ObjectReplacements/Object 36" xlink:type="simple" xlink:show="embed" xlink:actuate="onLoad"/></draw:frame>(z), is well reproduced by a single exponential function. We also showed that propagating E<text:change-start text:change-id="ct47362000"/><text:span text:style-name="T1">d</text:span><text:change-end text:change-id="ct47362000"/><text:change-start text:change-id="ct47364832"/>(<text:change-end text:change-id="ct47364832"/>0<text:span text:style-name="T8">-</text:span><text:change-start text:change-id="ct47271984"/>)<text:change-end text:change-id="ct47271984"/> using K<text:span text:style-name="T1">Lu</text:span> is <text:change-start text:change-id="ct47301136"/>a <text:change-end text:change-id="ct47301136"/>better <text:change text:change-id="ct47303712"/>choice compared to K<text:change text:change-id="ct47260992"/><text:span text:style-name="T1">d</text:span> under heterogeneous sea ice. Nowadays, radiance measurements are becoming more routinely <text:change-start text:change-id="ct47272784"/>performed<text:change-end text:change-id="ct47272784"/><text:change text:change-id="ct47280144"/> during field campaigns<text:change text:change-id="ct47280640"/>, so we argue that one should use K<text:span text:style-name="T1">Lu</text:span> when available to propagate E<text:change-start text:change-id="ct47381904"/><text:span text:style-name="T1">d</text:span><text:change-end text:change-id="ct47381904"/><text:change-start text:change-id="ct47283488"/>(<text:change-end text:change-id="ct47283488"/>0<text:span text:style-name="T8">-</text:span><text:change-start text:change-id="ct47303936"/>) through the water column<text:change-end text:change-id="ct47303936"/>. The main difficulty remains at finding good estimates of E<text:change-start text:change-id="ct47306640"/><text:span text:style-name="T1">d</text:span><text:change-end text:change-id="ct47306640"/><text:change-start text:change-id="ct47318096"/>(<text:change-end text:change-id="ct47318096"/>0<text:span text:style-name="T8">-</text:span><text:change-start text:change-id="ct41676768"/>)<text:change-end text:change-id="ct41676768"/>. In <text:change-start text:change-id="ct47286912"/>recent<text:change-end text:change-id="ct47286912"/><text:change text:change-id="ct47383376"/> years, this became easier with the development of remotely operated vehicles (Katlein2015, Arndt2017, Nicolaus2013), remote sensing techniques and drone imagery. In this study<text:change-start text:change-id="ct47384176"/>,<text:change-end text:change-id="ct47384176"/> we used a Monte-Carlo approach to model an idealized surface with a single melt pond (Fig. <text:change text:change-id="ct47385872"/><text:change-start text:change-id="ct47391600"/>1, Fig. 6<text:change-end text:change-id="ct47391600"/>). <text:change-start text:change-id="ct47386944"/>In Fig. 10, one can see that the effect of the melt pond disappears at approximately 20 m, suggesting that our results are valid for a given surface where multiple melt ponds would be separated by a distance of approximately <text:change-end text:change-id="ct47386944"/><text:change-start text:change-id="ct47402176"/>4<text:change-end text:change-id="ct47402176"/><text:change text:change-id="ct47388096"/><text:change-start text:change-id="ct47389904"/>0 m. <text:change-end text:change-id="ct47389904"/>However, <text:change-start text:change-id="ct47240608"/>given that <text:change-end text:change-id="ct47240608"/>in the Arctic, a complex mosaic composed of ice, snow, leads, melt ponds and open water is characterizing the landscape<text:change-start text:change-id="ct47285408"/>, <text:change-end text:change-id="ct47285408"/><text:change text:change-id="ct47401376"/>further work using 3D radiative transfer models <text:change-start text:change-id="ct47403520"/>is<text:change-end text:change-id="ct47403520"/><text:change text:change-id="ct47404320"/> needed to <text:change-start text:change-id="ct47413184"/>fully understand underwater light distribution below spatially heterogeneous ice/snow/pond/open-water surface<text:change-end text:change-id="ct47413184"/><text:change text:change-id="ct47407088"/>s.</text:p>
      <text:p text:style-name="P1"><text:span text:style-name="T9">Acknowledgments</text:span></text:p>
      <text:p text:style-name="P1"><text:span text:style-name="T3">The GreenEdge project is funded by the following French and Canadian programs and agencies: ANR (Contract #111112), CNES (project #131425), IPEV (project #1164), CSA, Fondation Total, ArcticNet, LEFE and the French Arctic Initiative (GreenEdge project). This project would not have been possible without the support of the Hamlet of Qikiqtarjuaq and the members of the community as well as the Inuksuit School and its Principal Jacqueline Arsenault. The project is conducted under the scientific coordination of the Canada Excellence Research Chair on Remote sensing of Canada’s new Arctic frontier and the CNRS &amp; Université Laval Takuvik Joint International laboratory (UMI3376). The field campaign was successful thanks to the contribution of J. Ferland, G. Bécu, C. Marec, J. Lagunas, F. Bruyant, J. Larivière, E. Rehm, S. Lambert-Girard, C. Aubry, C. Lalande, A. LeBaron, C. Marty, J. Sansoulet, D. Christiansen-Stowe, A. Wells, M. Benoît-Gagné, E. Devred and M.-H. Forget from the Takuvik laboratory, C.J. Mundy and V. Galindo from University of Manitoba as well as F. Pinczon du Sel and E. Brossier from Vagabond. We also thank Michel Gosselin, Québec-Océan, the CCGS Amundsen and the Polar Continental Shelf Program for their in-kind contribution in polar logistic and scientific equipment. This research was enabled in part by support provided by Calcul Québec (www.calculquebec.ca) and Compute Canada (www.computecanada.ca). S. L. Girard </text:span><text:span text:style-name="T28">was supported by a postdoctoral fellowship from The Natural Sciences and Engineering Research Council of Canada (NSERC). We also acknowledge the <text:s/>Canada First Research Excellence Fund, the Sentinel North Strategy for their financial sup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2pt" fo:language="en" fo:country="none" style:letter-kerning="false" style:font-name-asian="Open Sans1" style:font-size-asian="12pt" style:language-asian="zh" style:country-asian="CN" style:font-name-complex="Ope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2pt" fo:language="en" fo:country="none" style:letter-kerning="false" style:font-name-asian="Open Sans1" style:font-size-asian="12pt" style:language-asian="zh" style:country-asian="CN" style:font-name-complex="Ope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Open Sans" fo:font-family="'Open Sans'" style:font-family-generic="roman" style:font-pitch="variable" style:text-underline-style="solid" style:text-underline-width="auto" style:text-underline-color="font-color"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18" meta:page-count="4" meta:paragraph-count="70" meta:word-count="4645" meta:character-count="30051" meta:non-whitespace-character-count="25443"/>
    <meta:generator>LibreOfficeDev/6.0.5.2$Linux_X86_64 LibreOffice_project/</meta:generator>
  </office:meta>
</office:document-meta>
</file>

<file path=Object 10/content.xml><?xml version="1.0" encoding="utf-8"?>
<math xmlns="http://www.w3.org/1998/Math/MathML" display="block">
  <semantics>
    <mrow>
      <mi mathvariant="italic">Ed</mi>
      <mrow>
        <mrow>
          <mo fence="true" stretchy="false">(</mo>
          <mrow>
            <mi>z</mi>
          </mrow>
          <mo fence="true" stretchy="false">)</mo>
        </mrow>
        <mo stretchy="false">=</mo>
        <mi mathvariant="italic">Ed</mi>
      </mrow>
      <mrow/>
    </mrow>
    <annotation encoding="StarMath 5.0">Ed(z) = Ed( {0} ^ {-} ) {e} ^ {- {K} rsub {Ed} z} -( Ed( {0} ^ {-} ) - Ed(NS) ) {e} ^ {- {K} rsub {NS} z}</annotation>
  </semantics>
</math>
</file>

<file path=Object 12/content.xml><?xml version="1.0" encoding="utf-8"?>
<math xmlns="http://www.w3.org/1998/Math/MathML" display="block">
  <semantics>
    <msub>
      <munder accentunder="true">
        <mi>E</mi>
        <mo>̲</mo>
      </munder>
      <mi>d</mi>
    </msub>
    <annotation encoding="StarMath 5.0">{underline {E}} rsub {d}</annotation>
  </semantics>
</math>
</file>

<file path=Object 14/content.xml><?xml version="1.0" encoding="utf-8"?>
<math xmlns="http://www.w3.org/1998/Math/MathML" display="block">
  <semantics>
    <msub>
      <munder accentunder="true">
        <mrow>
          <mi>K</mi>
          <mi>d</mi>
        </mrow>
        <mo>̲</mo>
      </munder>
      <mi mathvariant="normal">❑</mi>
    </msub>
    <annotation encoding="StarMath 5.0">{underline {K  d}} rsub &lt;?&gt;</annotation>
  </semantics>
</math>
</file>

<file path=Object 16/content.xml><?xml version="1.0" encoding="utf-8"?>
<math xmlns="http://www.w3.org/1998/Math/MathML" display="block">
  <semantics>
    <msub>
      <munder accentunder="true">
        <mrow>
          <mi>K</mi>
          <mi>d</mi>
        </mrow>
        <mo>̲</mo>
      </munder>
      <mi mathvariant="normal">❑</mi>
    </msub>
    <annotation encoding="StarMath 5.0">{underline {K  d}} rsub &lt;?&gt;</annotation>
  </semantics>
</math>
</file>

<file path=Object 18/content.xml><?xml version="1.0" encoding="utf-8"?>
<math xmlns="http://www.w3.org/1998/Math/MathML" display="block">
  <semantics>
    <mrow>
      <msub>
        <munder accentunder="true">
          <mi>E</mi>
          <mo>̲</mo>
        </munder>
        <mi>d</mi>
      </msub>
      <mrow>
        <mo fence="true" stretchy="false">(</mo>
        <mrow>
          <mi>z</mi>
        </mrow>
        <mo fence="true" stretchy="false">)</mo>
      </mrow>
      <mi>,</mi>
    </mrow>
    <annotation encoding="StarMath 5.0">{underline {E}} rsub {d} (z),</annotation>
  </semantics>
</math>
</file>

<file path=Object 2/content.xml><?xml version="1.0" encoding="utf-8"?>
<math xmlns="http://www.w3.org/1998/Math/MathML" display="block">
  <semantics>
    <msub>
      <munder accentunder="true">
        <mi>E</mi>
        <mo>̲</mo>
      </munder>
      <mi>d</mi>
    </msub>
    <annotation encoding="StarMath 5.0">{underline {E}} rsub {d}</annotation>
  </semantics>
</math>
</file>

<file path=Object 20/content.xml><?xml version="1.0" encoding="utf-8"?>
<math xmlns="http://www.w3.org/1998/Math/MathML" display="block">
  <semantics>
    <msub>
      <munder accentunder="true">
        <mi>E</mi>
        <mo>̲</mo>
      </munder>
      <mi>d</mi>
    </msub>
    <annotation encoding="StarMath 5.0">{underline {E}} rsub {d}</annotation>
  </semantics>
</math>
</file>

<file path=Object 22/content.xml><?xml version="1.0" encoding="utf-8"?>
<math xmlns="http://www.w3.org/1998/Math/MathML" display="block">
  <semantics>
    <mrow>
      <munder accentunder="true">
        <mi>L</mi>
        <mo>̲</mo>
      </munder>
      <mi>u</mi>
      <mrow>
        <mo fence="true" stretchy="false">(</mo>
        <mrow>
          <mi>z</mi>
        </mrow>
        <mo fence="true" stretchy="false">)</mo>
      </mrow>
    </mrow>
    <annotation encoding="StarMath 5.0">underline {L} u (z)</annotation>
  </semantics>
</math>
</file>

<file path=Object 24/content.xml><?xml version="1.0" encoding="utf-8"?>
<math xmlns="http://www.w3.org/1998/Math/MathML" display="block">
  <semantics>
    <mrow>
      <msub>
        <munder accentunder="true">
          <mi>E</mi>
          <mo>̲</mo>
        </munder>
        <mi>d</mi>
      </msub>
      <mrow>
        <mo fence="true" stretchy="false">(</mo>
        <mrow>
          <mi>z</mi>
        </mrow>
        <mo fence="true" stretchy="false">)</mo>
      </mrow>
    </mrow>
    <annotation encoding="StarMath 5.0">{underline {E}} rsub {d} (z)</annotation>
  </semantics>
</math>
</file>

<file path=Object 26/content.xml><?xml version="1.0" encoding="utf-8"?>
<math xmlns="http://www.w3.org/1998/Math/MathML" display="block">
  <semantics>
    <mrow>
      <msub>
        <munder accentunder="true">
          <mi>L</mi>
          <mo>̲</mo>
        </munder>
        <mi>u</mi>
      </msub>
      <mrow>
        <mo fence="true" stretchy="false">(</mo>
        <mrow>
          <mi>z</mi>
        </mrow>
        <mo fence="true" stretchy="false">)</mo>
      </mrow>
    </mrow>
    <annotation encoding="StarMath 5.0">{underline {L}} rsub {u} (z)</annotation>
  </semantics>
</math>
</file>

<file path=Object 28/content.xml><?xml version="1.0" encoding="utf-8"?>
<math xmlns="http://www.w3.org/1998/Math/MathML" display="block">
  <semantics>
    <mrow>
      <msub>
        <munder accentunder="true">
          <mi>E</mi>
          <mo>̲</mo>
        </munder>
        <mi>d</mi>
      </msub>
      <mrow>
        <mo fence="true" stretchy="false">(</mo>
        <mrow>
          <mi>z</mi>
        </mrow>
        <mo fence="true" stretchy="false">)</mo>
      </mrow>
    </mrow>
    <annotation encoding="StarMath 5.0">{underline {E}} rsub {d} (z)</annotation>
  </semantics>
</math>
</file>

<file path=Object 30/content.xml><?xml version="1.0" encoding="utf-8"?>
<math xmlns="http://www.w3.org/1998/Math/MathML" display="block">
  <semantics>
    <msub>
      <munder accentunder="true">
        <mi>E</mi>
        <mo>̲</mo>
      </munder>
      <mi>d</mi>
    </msub>
    <annotation encoding="StarMath 5.0">{underline {E}} rsub {d}</annotation>
  </semantics>
</math>
</file>

<file path=Object 32/content.xml><?xml version="1.0" encoding="utf-8"?>
<math xmlns="http://www.w3.org/1998/Math/MathML" display="block">
  <semantics>
    <msub>
      <munder accentunder="true">
        <mi>E</mi>
        <mo>̲</mo>
      </munder>
      <mi>d</mi>
    </msub>
    <annotation encoding="StarMath 5.0">{underline {E}} rsub {d}</annotation>
  </semantics>
</math>
</file>

<file path=Object 34/content.xml><?xml version="1.0" encoding="utf-8"?>
<math xmlns="http://www.w3.org/1998/Math/MathML" display="block">
  <semantics>
    <msub>
      <munder accentunder="true">
        <mi>K</mi>
        <mo>̲</mo>
      </munder>
      <mi mathvariant="italic">Ed</mi>
    </msub>
    <annotation encoding="StarMath 5.0">{underline {K}} rsub {Ed}</annotation>
  </semantics>
</math>
</file>

<file path=Object 36/content.xml><?xml version="1.0" encoding="utf-8"?>
<math xmlns="http://www.w3.org/1998/Math/MathML" display="block">
  <semantics>
    <msub>
      <munder accentunder="true">
        <mi>E</mi>
        <mo>̲</mo>
      </munder>
      <mi>d</mi>
    </msub>
    <annotation encoding="StarMath 5.0">{underline {E}} rsub {d}</annotation>
  </semantics>
</math>
</file>

<file path=Object 4/content.xml><?xml version="1.0" encoding="utf-8"?>
<math xmlns="http://www.w3.org/1998/Math/MathML" display="block">
  <semantics>
    <msub>
      <munder accentunder="true">
        <mi>E</mi>
        <mo>̲</mo>
      </munder>
      <mi>d</mi>
    </msub>
    <annotation encoding="StarMath 5.0">{underline {E}} rsub {d}</annotation>
  </semantics>
</math>
</file>

<file path=Object 6/content.xml><?xml version="1.0" encoding="utf-8"?>
<math xmlns="http://www.w3.org/1998/Math/MathML" display="block">
  <semantics>
    <mrow>
      <mi>E</mi>
      <mi>d</mi>
      <mrow>
        <mrow>
          <mo fence="true" stretchy="false">(</mo>
          <mrow>
            <mi>z</mi>
          </mrow>
          <mo fence="true" stretchy="false">)</mo>
        </mrow>
        <mo stretchy="false">=</mo>
        <mi>E</mi>
      </mrow>
      <mi>d</mi>
      <mrow/>
    </mrow>
    <annotation encoding="StarMath 5.0">E d (z)=E d( {0} ^ {-} )  ×  {e} ^ {- {K} rsub {d} ( z) ×z}</annotation>
  </semantics>
</math>
</file>

<file path=Object 8/content.xml><?xml version="1.0" encoding="utf-8"?>
<math xmlns="http://www.w3.org/1998/Math/MathML" display="block">
  <semantics>
    <mrow>
      <mi>E</mi>
      <mi>d</mi>
      <mrow>
        <mrow>
          <mo fence="true" stretchy="false">(</mo>
          <mrow>
            <mi>z</mi>
          </mrow>
          <mo fence="true" stretchy="false">)</mo>
        </mrow>
        <mo stretchy="false">=</mo>
        <mi>π</mi>
      </mrow>
      <mi mathvariant="italic">Ed</mi>
      <mrow/>
    </mrow>
    <annotation encoding="StarMath 5.0">E d (z) = π Ed( {0} ^ {-} ) left (1+P left (N-1 right ) co {s} ^ {2} ϕ right ) {e} ^ {- {K} rsub {Ed} z}</annotation>
  </semantics>
</math>
</file>